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4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data-style-name="N100"/>
    <style:style style:name="ce2" style:family="table-cell" style:parent-style-name="Default" style:data-style-name="N1"/>
  </office:automatic-styles>
  <office:body>
    <office:spreadsheet>
      <table:table table:name="Sheet1" table:style-name="ta1">
        <table:table-column table:style-name="co1" table:number-columns-repeated="9" table:default-cell-style-name="Default"/>
        <table:table-column table:style-name="co1" table:default-cell-style-name="ce2"/>
        <table:table-column table:style-name="co1" table:number-columns-repeated="1014" table:default-cell-style-name="Default"/>
        <table:table-row table:style-name="ro1">
          <table:table-cell office:value-type="string" calcext:value-type="string">
            <text:p>FI-LABEL</text:p>
          </table:table-cell>
          <table:table-cell office:value-type="string" calcext:value-type="string">
            <text:p>Final Inspection Product Replacement Labels</text:p>
          </table:table-cell>
          <table:table-cell office:value-type="string" calcext:value-type="string">
            <text:p>Accessories</text:p>
          </table:table-cell>
          <table:table-cell table:style-name="ce1" office:value-type="string" calcext:value-type="string">
            <text:p>1.0000</text:p>
          </table:table-cell>
          <table:table-cell table:style-name="ce1" office:value-type="string" calcext:value-type="string">
            <text:p>.9</text:p>
          </table:table-cell>
          <table:table-cell table:style-name="ce1" office:value-type="string" calcext:value-type="string">
            <text:p>0.7800</text:p>
          </table:table-cell>
          <table:table-cell office:value-type="string" calcext:value-type="string">
            <text:p>FI.jpg</text:p>
          </table:table-cell>
          <table:table-cell office:value-type="string" calcext:value-type="string">
            <text:p>&lt;div id=\"tigFIProductDescription\"&gt;&lt;span class=\"tigFIProductDescriptionTitle\"&gt;Final Inspection Product Replacement Labels&lt;/span&gt;&lt;span class=\"tigFIProductDescriptionBlock\"&gt;&lt;p&gt;Replacement Product Labels available for all products&lt;/p&gt;&lt;/span&gt;&lt;/div&gt;</text:p>
          </table:table-cell>
          <table:table-cell office:value-type="string" calcext:value-type="string">
            <text:p>Final Inspection</text:p>
          </table:table-cell>
          <table:table-cell office:value-type="float" office:value="100" calcext:value-type="float">
            <text:p>1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I-SP-500</text:p>
          </table:table-cell>
          <table:table-cell office:value-type="string" calcext:value-type="string">
            <text:p>500ml Replacement Spray Pack</text:p>
          </table:table-cell>
          <table:table-cell office:value-type="string" calcext:value-type="string">
            <text:p>Accessories</text:p>
          </table:table-cell>
          <table:table-cell table:style-name="ce1" office:value-type="string" calcext:value-type="string">
            <text:p>5.0000</text:p>
          </table:table-cell>
          <table:table-cell table:style-name="ce1" office:value-type="string" calcext:value-type="string">
            <text:p>4.5000</text:p>
          </table:table-cell>
          <table:table-cell table:style-name="ce1" office:value-type="string" calcext:value-type="string">
            <text:p>3.9000</text:p>
          </table:table-cell>
          <table:table-cell office:value-type="string" calcext:value-type="string">
            <text:p>fi-spray-pack.jpg</text:p>
          </table:table-cell>
          <table:table-cell office:value-type="string" calcext:value-type="string">
            <text:p>&lt;div id=\"tigFIProductDescription\"&gt;&lt;span class=\"tigFIProductDescriptionTitle\"&gt;500ml Spray Pack (empty with no label)&lt;/span&gt;&lt;span class=\"tigFIProductDescriptionBlock\"&gt;&lt;p&gt;The no topple bottle squats down and won't easily fall over in windy conditions&amp;#44 completely transparant so you can easily identify products from a distance without the label in view and see how much of that 5ooml is available.&lt;/p&gt;&lt;/span&gt;&lt;/div&gt;</text:p>
          </table:table-cell>
          <table:table-cell office:value-type="string" calcext:value-type="string">
            <text:p>Final Inspection</text:p>
          </table:table-cell>
          <table:table-cell table:formula="of:=[.J1]+10" office:value-type="float" office:value="110" calcext:value-type="float">
            <text:p>1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DELINT</text:p>
          </table:table-cell>
          <table:table-cell office:value-type="string" calcext:value-type="string">
            <text:p>Deluxe Interior Kit</text:p>
          </table:table-cell>
          <table:table-cell office:value-type="string" calcext:value-type="string">
            <text:p>Bundles &amp; Kits</text:p>
          </table:table-cell>
          <table:table-cell table:number-columns-repeated="3" table:style-name="ce1" office:value-type="string" calcext:value-type="string">
            <text:p>125.0000</text:p>
          </table:table-cell>
          <table:table-cell office:value-type="string" calcext:value-type="string">
            <text:p>Basic Interior Kit.jpg</text:p>
          </table:table-cell>
          <table:table-cell office:value-type="string" calcext:value-type="string">
            <text:p>&lt;div id=\"tigFIProductDescription\"&gt;&lt;span class=\"tigFIProductDescriptionTitle\"&gt;Deluxe Interior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This kit is designed to cover everything&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2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p&gt;&lt;strong&gt;1 x Hand Pocket Applicator for Leather:&lt;/strong&gt; A Nanofibre applicator used to apply Leather Feed&lt;/p&gt;&lt;p&gt;&lt;strong&gt;1 x Leather Clean Gel 275ml:&lt;/strong&gt; A gentle yet powerful Leather Cleaner&lt;/p&gt;&lt;p&gt;&lt;strong&gt;1 x Leather Feed 275m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table:formula="of:=[.J2]+10" office:value-type="float" office:value="120" calcext:value-type="float">
            <text:p>1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INTCLN</text:p>
          </table:table-cell>
          <table:table-cell office:value-type="string" calcext:value-type="string">
            <text:p>Interior Cleaning Kit</text:p>
          </table:table-cell>
          <table:table-cell office:value-type="string" calcext:value-type="string">
            <text:p>Bundles &amp; Kits</text:p>
          </table:table-cell>
          <table:table-cell table:number-columns-repeated="3" table:style-name="ce1" office:value-type="string" calcext:value-type="string">
            <text:p>55.0000</text:p>
          </table:table-cell>
          <table:table-cell office:value-type="string" calcext:value-type="string">
            <text:p>Basic Interior Kit.jpg</text:p>
          </table:table-cell>
          <table:table-cell office:value-type="string" calcext:value-type="string">
            <text:p>&lt;div id=\"tigFIProductDescription\"&gt;&lt;span class=\"tigFIProductDescriptionTitle\"&gt;Interior Cleaning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Not everyone has leather in their cars&amp;#44 and so we sell a Leather Kit seperately. This kit is for Glass and Everything else.&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1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 &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table:formula="of:=[.J3]+10" office:value-type="float" office:value="130" calcext:value-type="float">
            <text:p>1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LEATHER</text:p>
          </table:table-cell>
          <table:table-cell office:value-type="string" calcext:value-type="string">
            <text:p>Leather Care Kit</text:p>
          </table:table-cell>
          <table:table-cell office:value-type="string" calcext:value-type="string">
            <text:p>Bundles &amp; Kits</text:p>
          </table:table-cell>
          <table:table-cell table:number-columns-repeated="3" table:style-name="ce1" office:value-type="string" calcext:value-type="string">
            <text:p>70.0000</text:p>
          </table:table-cell>
          <table:table-cell office:value-type="string" calcext:value-type="string">
            <text:p>LeatherCareKit.jpg</text:p>
          </table:table-cell>
          <table:table-cell office:value-type="string" calcext:value-type="string">
            <text:p>&lt;div id=\"tigFIProductDescription\"&gt;&lt;span class=\"tigFIProductDescriptionTitle\"&gt;Leather Care Kit&lt;/span&gt;&lt;span class=\"tigFIProductDescriptionBlockHeader\"&gt;&lt;p&gt;Why do I need this kit?&lt;/p&gt;&lt;/span&gt;&lt;span class=\"tigFIProductDescriptionBlock\"&gt;&lt;p&gt;There is nothing like clean new leather in a car&amp;#44 it smells great&amp;#44 feels smooth and clean&amp;#44 and is very luxurious.&lt;/p&gt;&lt;/span&gt;&lt;span class=\"tigFIProductDescriptionBlock\"&gt;&lt;p&gt;Leather is a natural material&amp;#44 and if not looked after&amp;#44 it will wrinkle&amp;#44 crack&amp;#44 split and peel. It needs to be kept clean&amp;#44 and most importantly&amp;#44 it needs to be moisturised (or fed) to keep it soft and supple.&lt;/p&gt;&lt;/span&gt;&lt;span class=\"tigFIProductDescriptionBlock\"&gt;&lt;p&gt;One aspect of Leather Care that is often overlooked is the stitching! Dirt can build up in the stitching&amp;#44 and the sharp edges of the dirt will gradually cut through the sticthing over time as you move around on the seat.&lt;/p&gt;&lt;/span&gt;&lt;span class=\"tigFIProductDescriptionBlock\"&gt;&lt;p&gt;Before cleaning&amp;#44 use a gentle brush to brush the dirt from the stitching&amp;#44 and vaccuum as you go. Then&amp;#44 when applying Leather Feed&amp;#44 make sure that you get plenty into the stitching&amp;#44 it will lubricate it so that the dirt will not be able to cut into it&lt;/p&gt;&lt;/span&gt;&lt;span class=\"tigFIProductDescriptionBlockHeader\"&gt;&lt;p&gt;Leather Cleaning&lt;/p&gt;&lt;/span&gt;&lt;ul class=\"tigFIProductDescriptionUnorderedList\" &gt;&lt;li&gt;You should always thoroughly vaccuum Leather seats before cleaning&lt;/li&gt;&lt;li&gt;Keep a bucket of lukewarm water next to the car with you so that it is easy to reach.&lt;/li&gt;&lt;li&gt;Wet the Interior Nanofibre Cloth&amp;#44 and then wring it out so that it is only lightly damp&amp;#44 and not dripping&lt;/li&gt;&lt;li&gt;Fold the cloth into a usable size. If you fold it in half 3 times that should be about right.&lt;/li&gt;&lt;li&gt;Apply one squirt of Leather Clean Gel onto the cloth&amp;#44 and then use elbow-grease as required&amp;#44 cleaning one small section (say 50cm x 50cm) at a time.&lt;/li&gt;&lt;li&gt;After each section&amp;#44 thoroughly rinse the cloth in the bucket of water&amp;#44 then refold&amp;#44 apply Leather Clean Gel&amp;#44 and complete the next small section.&lt;/li&gt;&lt;li&gt;You might break a front seat into 3 or 4 sections&amp;#44 cleaning one at a time&amp;#44 and rinsing the cloth between each section.&lt;/li&gt;&lt;li&gt;After you have finished one seat&amp;#44 empty the bucket (it will be dirty!)&amp;#44 refill with fresh water&amp;#44 and then quickly wipe down the completed seat to remove any residue before moveing onto the next seat.&lt;/li&gt;&lt;li&gt;Allow Leather to dry&lt;/li&gt;&lt;/ul&gt;&lt;span class=\"tigFIProductDescriptionBlockHeader\"&gt;&lt;p&gt;Leather Feeding&lt;/p&gt;&lt;/span&gt;&lt;ul class=\"tigFIProductDescriptionUnorderedList\" &gt;&lt;li&gt;Apply one squirt of Leather Feed to the Hand Pocket Applicator (HPA)&lt;/li&gt;&lt;li&gt;Wipe product evenly over the surface&amp;#44 using more product as needed&lt;/li&gt;&lt;li&gt;It is important to get Leather Feed deep into the stitching&amp;#44 it lubricates it and prevents wear.&lt;/li&gt;&lt;li&gt;If the Leather is dry&amp;#44 it will soak up all of the Leather Feed. Reapply until you are left with a glossy&amp;#44 even surface&lt;/li&gt;&lt;li&gt;Re-apply Leather Feed every month or so&lt;/li&gt;&lt;/ul&gt;&lt;/div&gt;</text:p>
          </table:table-cell>
          <table:table-cell office:value-type="string" calcext:value-type="string">
            <text:p>Final Inspection</text:p>
          </table:table-cell>
          <table:table-cell table:formula="of:=[.J4]+10" office:value-type="float" office:value="140" calcext:value-type="float">
            <text:p>1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BPNTPRT</text:p>
          </table:table-cell>
          <table:table-cell office:value-type="string" calcext:value-type="string">
            <text:p>Paintwork Protection and Maintenance Kit</text:p>
          </table:table-cell>
          <table:table-cell office:value-type="string" calcext:value-type="string">
            <text:p>Bundles &amp; Kits</text:p>
          </table:table-cell>
          <table:table-cell table:number-columns-repeated="3" table:style-name="ce1" office:value-type="string" calcext:value-type="string">
            <text:p>76.0000</text:p>
          </table:table-cell>
          <table:table-cell office:value-type="string" calcext:value-type="string">
            <text:p>BasicPaintProtectionKit.jpg</text:p>
          </table:table-cell>
          <table:table-cell office:value-type="string" calcext:value-type="string">
            <text:p>&lt;div id=\"tigFIProductDescription\"&gt;&lt;span class=\"tigFIProductDescriptionTitle\"&gt;Paintwork Protection and Maintenance Kit&lt;/span&gt;&lt;span class=\"tigFIProductDescriptionBlockHeader\"&gt;&lt;p&gt;Why do I need this kit?&lt;/p&gt;&lt;/span&gt;&lt;span class=\"tigFIProductDescriptionBlock\"&gt;&lt;p&gt;This kit contains everything you need to keep your car's paint protected and looking good for years. When used in conjunction with our recommended washing technique&amp;#44 this kit will help you keep the paint swirl and blemish free. What's more&amp;#44 it takes no more than 5 minutes after you have washed your car!&lt;/p&gt;&lt;/span&gt;&lt;span class=\"tigFIProductDescriptionBlock\"&gt;&lt;p&gt;Every car should have a protective layer of wax on it at all times. Doing so gives you the following benefits:&lt;/p&gt;&lt;/span&gt;&lt;ul class=\"tigFIProductDescriptionUnorderedList\" &gt;&lt;li&gt;It protects your paintwork from the acids in Bird Poo&amp;#44 which would otherwise easily etch into the paint.&lt;/li&gt;&lt;li&gt;It protects your paintwork from UV radiation&amp;#44 which would otherwise burn your clear coat&amp;#44 and leave it brittle&amp;#44 and subject to cracking and peeling.&lt;/li&gt;&lt;li&gt;It keeps your car looking clean for longer. People often claim that dark cars are harder to keep clean&amp;#44 but that is only true if wax is not used. With adequate wax protection&amp;#44 dirt will find it much harder to stick to the surface&amp;#44 and most of it will wash off in the rain&amp;#44 so your car looks cleaner for longer&lt;/li&gt;&lt;/ul&gt;&lt;span class=\"tigFIProductDescriptionBlock\"&gt;&lt;p&gt;The primary reason that people don't keep wax protection on their cars is that it takes too long to apply. That certainly USED to be the case&amp;#44 but with the latest Final Inspection products&amp;#44 that problem has been solved. A layer of wax can be applied in as little as 5 minutes!&lt;/p&gt;&lt;/span&gt;&lt;span class=\"tigFIProductDescriptionBlockHeader\"&gt;&lt;p&gt;When do I use this kit?&lt;/p&gt;&lt;/span&gt;&lt;span class=\"tigFIProductDescriptionBlock\"&gt;&lt;p&gt;This kit is only to be used immediately after washing your car&amp;#44 and not at any other time*.&lt;/p&gt;&lt;/span&gt;&lt;span class=\"tigFIProductDescriptionBlock\"&gt;&lt;p&gt;For argument's sake&amp;#44 lets say that you wash your car every fortnight&amp;#44 or 26 times in a year. For the first 3 washes&amp;#44 apply a layer of Full Metal Jacket Spray Wax. So after the first 3 washes&amp;#44 you will have 3 strong layers of wax to protect your paint. This will be enough to give your car protection now for 6 to 12 months&amp;#44 however you can keep on applying FMJSW after every wash&amp;#44 or even after every second wash&amp;#44 to keep it looking mint&lt;/p&gt;&lt;/span&gt;&lt;span class=\"tigFIProductDescriptionBlockHeader\"&gt;&lt;p&gt;What's included in the kit?&lt;/p&gt;&lt;/span&gt;&lt;p&gt;&lt;strong&gt;2 x Paintwork Nanofibre Cloths:&lt;/strong&gt; The Paintwork Nanofibre Cloth has a hard side and a soft side. NEVER use the hard side&amp;#44 we only ever use the soft side to touch paintwork. Fold the cloth into 4 so that you have 2 soft sides. If you fold the other way&amp;#44 you have 2 fresh soft sides. Cloths can be washed in the washing machine on the Synthetics cycle (preferably with a microfibre wash) and will last for many years if looked after.&lt;/p&gt;&lt;p&gt;&lt;strong&gt;1 x Full Metal Jacket Spray Wax 275ml:&lt;/strong&gt; One of the best spray-waxes on the market today. Application is a simple 5 minute process&amp;#44 and will provide protection to your car's paint for months at a time. Provides essential protection againt bird-poo and UV radiation&amp;#44 and adds a nice gloss finish. It can be used on paint&amp;#44 glass (not windscreen) rubber and plastic.&lt;/p&gt;&lt;span class=\"tigFIProductDescriptionBlockHeader\"&gt;&lt;p&gt;So are you gonna tell me how to use it&amp;#44 or what?&lt;/p&gt;&lt;/span&gt;&lt;span class=\"tigFIProductDescriptionBlock\"&gt;&lt;p&gt;PLEASE NOTE: As with all Final Inspection products&amp;#44 a little goes a very long way. Most people believe that if a little bit does a good job&amp;#44 then more must be better&amp;#44 but this is not the case with FI products&amp;#44 they are designed to be used sparingly. Using too much will make the products more difficult to use. If you are finding it difficult to buff off either of the products in this kit&amp;#44 then you are using too much product! Try using half that amount.&lt;/p&gt;&lt;/span&gt;&lt;span class=\"tigFIProductDescriptionBlock\"&gt;&lt;p&gt;After every wash&amp;#44 spend just 5 minutes to apply a layer of FMJSW. FMJSW only needs to be used the first 3 times&amp;#44 or when more wax is required&amp;#44 but using it more often will keep it looking fresh&lt;/p&gt;&lt;/span&gt;&lt;span class=\"tigFIProductDescriptionBlock\"&gt;&lt;p&gt;FMJSW is applied as follows:&lt;/p&gt;&lt;/span&gt;&lt;ol class=\"tigFIProductDescriptionOrderedList\" &gt;&lt;li&gt;Fold the Paintwork Nanofibre Cloth into 4&amp;#44 so that you have 2 soft sides. Nominally&amp;#44 one side will be the 'dry' side&amp;#44 and the other side will be the 'Wet' side.&lt;/li&gt;&lt;li&gt;Spray a little product directly onto a panel. One or 2 sprays is all that it takes per panel&amp;#44 if you use too much it will be hard to buff off later.&lt;/li&gt;&lt;li&gt;Use the 'Wet' side of the cloth to spread the product evenly over the panel. This side of the cloth will now be Wet!&lt;/li&gt;&lt;li&gt;Flip the cloth over and buff the surface clean with the 'Dry' side of the cloth.&lt;/li&gt;&lt;li&gt;Repeat for every panel&lt;/li&gt;&lt;/ol&gt;&lt;span class=\"tigFIProductDescriptionBlock\"&gt;&lt;p&gt;Once you have done this a couple of times and figured out how little product to use&amp;#44 you will be able to do the whole car in around 5 minutes every time.&lt;/p&gt;&lt;/span&gt;&lt;/div&gt;</text:p>
          </table:table-cell>
          <table:table-cell office:value-type="string" calcext:value-type="string">
            <text:p>Final Inspection</text:p>
          </table:table-cell>
          <table:table-cell table:formula="of:=[.J5]+10" office:value-type="float" office:value="150" calcext:value-type="float">
            <text:p>1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BWASH</text:p>
          </table:table-cell>
          <table:table-cell office:value-type="string" calcext:value-type="string">
            <text:p>Basic Car-Wash Kit</text:p>
          </table:table-cell>
          <table:table-cell office:value-type="string" calcext:value-type="string">
            <text:p>Bundles &amp; Kits</text:p>
          </table:table-cell>
          <table:table-cell table:number-columns-repeated="3" table:style-name="ce1" office:value-type="string" calcext:value-type="string">
            <text:p>95.0000</text:p>
          </table:table-cell>
          <table:table-cell office:value-type="string" calcext:value-type="string">
            <text:p>BasicWashKit.jpg</text:p>
          </table:table-cell>
          <table:table-cell office:value-type="string" calcext:value-type="string">
            <text:p>&lt;div id=\"tigFIProductDescription\"&gt;&lt;span class=\"tigFIProductDescriptionTitle\"&gt;Basic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1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Wash the Turret (ie the roof&amp;#44 pillars and glass)&amp;#44 starting with the paint&amp;#44 finishing with the glass&amp;#44 and then wash the Bonnet&amp;#44 Boot&amp;#44 Back and finally the front of the car IN THAT ORDER! (cleanest to dirtiest)&lt;/li&gt;&lt;li&gt;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table:formula="of:=[.J6]+10" office:value-type="float" office:value="160" calcext:value-type="float">
            <text:p>1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DPNTPRT</text:p>
          </table:table-cell>
          <table:table-cell office:value-type="string" calcext:value-type="string">
            <text:p>Deluxe Paintwork Protection and Maintenance Kit</text:p>
          </table:table-cell>
          <table:table-cell office:value-type="string" calcext:value-type="string">
            <text:p>Bundles &amp; Kits</text:p>
          </table:table-cell>
          <table:table-cell table:number-columns-repeated="3" table:style-name="ce1" office:value-type="string" calcext:value-type="string">
            <text:p>97.0000</text:p>
          </table:table-cell>
          <table:table-cell office:value-type="string" calcext:value-type="string">
            <text:p>BasicPaintProtectionKit.jpg</text:p>
          </table:table-cell>
          <table:table-cell office:value-type="string" calcext:value-type="string">
            <text:p>&lt;div id=\"tigFIProductDescription\"&gt;&lt;span class=\"tigFIProductDescriptionTitle\"&gt;Deluxe Paintwork Protection and Maintenance Kit&lt;/span&gt;&lt;span class=\"tigFIProductDescriptionBlockHeader\"&gt;&lt;p&gt;Why do I need this kit?&lt;/p&gt;&lt;/span&gt;&lt;span class=\"tigFIProductDescriptionBlock\"&gt;&lt;p&gt;This kit contains everything you need to keep your car's paint protected and looking good for years. When used in conjunction with our recommended washing technique&amp;#44 this kit will help you keep the paint swirl and blemish free. What's more&amp;#44 it takes no more than 5 minutes after you have washed your car!&lt;/p&gt;&lt;/span&gt;&lt;span class=\"tigFIProductDescriptionBlock\"&gt;&lt;p&gt;Every car should have a protective layer of wax on it at all times. Doing so gives you the following benefits:&lt;/p&gt;&lt;/span&gt;&lt;ul class=\"tigFIProductDescriptionUnorderedList\" &gt;&lt;li&gt;It protects your paintwork from the acids in Bird Poo&amp;#44 which would otherwise easily etch into the paint.&lt;/li&gt;&lt;li&gt;It protects your paintwork from UV radiation&amp;#44 which would otherwise burn your clear coat&amp;#44 and leave it brittle&amp;#44 and subject to cracking and peeling.&lt;/li&gt;&lt;li&gt;It keeps your car looking clean for longer. People often claim that dark cars are harder to keep clean&amp;#44 but that is only true if wax is not used. With adequate wax protection&amp;#44 dirt will find it much harder to stick to the surface&amp;#44 and most of it will wash off in the rain&amp;#44 so your car looks cleaner for longer&lt;/li&gt;&lt;/ul&gt;&lt;span class=\"tigFIProductDescriptionBlock\"&gt;&lt;p&gt;The primary reason that people don't keep wax protection on their cars is that it takes too long to apply. That certainly USED to be the case&amp;#44 but with the latest Final Inspection products&amp;#44 that problem has been solved. A layer of wax can be applied in as little as 5 minutes!&lt;/p&gt;&lt;/span&gt;&lt;span class=\"tigFIProductDescriptionBlockHeader\"&gt;&lt;p&gt;When do I use this kit?&lt;/p&gt;&lt;/span&gt;&lt;span class=\"tigFIProductDescriptionBlock\"&gt;&lt;p&gt;This kit is only to be used immediately after washing your car&amp;#44 and not at any other time*.&lt;/p&gt;&lt;/span&gt;&lt;span class=\"tigFIProductDescriptionBlock\"&gt;&lt;p&gt;For argument's sake&amp;#44 lets say that you wash your car every fortnight&amp;#44 or 26 times in a year. For the first 3 washes&amp;#44 apply a layer of Full Metal Jacket Spray Wax. So after the first 3 washes&amp;#44 you will have 3 strong layers of wax to protect your paint. You won't need to reapply FMJSW now until the water beads start to flatten out&amp;#44 anywhere from 6 to 12 months away.&lt;/p&gt;&lt;/span&gt;&lt;span class=\"tigFIProductDescriptionBlock\"&gt;&lt;p&gt;On the washes where you are not applying FMJSW&amp;#44 apply Gloss Boost instead. It gives your car an awesome gloss coating that looks brilliant in the sun&amp;#44 but adds very little protection on its own.&lt;/p&gt;&lt;/span&gt;&lt;span class=\"tigFIProductDescriptionBlockHeader\"&gt;&lt;p&gt;What's included in the kit?&lt;/p&gt;&lt;/span&gt;&lt;p&gt;&lt;strong&gt;2 x Paintwork Nanofibre Cloths:&lt;/strong&gt; The Paintwork Nanofibre Cloth has a hard side and a soft side. NEVER use the hard side&amp;#44 we only ever use the soft side to touch paintwork. Fold the cloth into 4 so that you have 2 soft sides. If you fold the other way&amp;#44 you have 2 fresh soft sides. Cloths can be washed in the washing machine on the Synthetics cycle (preferably with a microfibre wash) and will last for many years if looked after.&lt;/p&gt;&lt;p&gt;&lt;strong&gt;1 x Full Metal Jacket Spray Wax 275ml:&lt;/strong&gt; One of the best spray-waxes on the market today. Application is a simple 5 minute process&amp;#44 and will provide protection to your car's paint for months at a time. Provides essential protection againt bird-poo and UV radiation&amp;#44 and adds a nice gloss finish. It can be used on paint&amp;#44 glass (not windscreen) rubber and plastic.&lt;/p&gt;&lt;p&gt;&lt;strong&gt;1 x Gloss Boost 500ml:&lt;/strong&gt; This product offers very little protection to your paint&amp;#44 it's primary purpose is to add Gloss&amp;#44 which it does very well. Used in conjunction with FMJ Spray Wax&amp;#44 it makes a formidible team.&lt;/p&gt;&lt;span class=\"tigFIProductDescriptionBlockHeader\"&gt;&lt;p&gt;So are you gonna tell me how to use it&amp;#44 or what?&lt;/p&gt;&lt;/span&gt;&lt;span class=\"tigFIProductDescriptionBlock\"&gt;&lt;p&gt;PLEASE NOTE: As with all Final Inspection products&amp;#44 a little goes a very long way. Most people believe that if a little bit does a good job&amp;#44 then more must be better&amp;#44 but this is not the case with FI products&amp;#44 they are designed to be used sparingly. Using too much will make the products more difficult to use. If you are finding it difficult to buff off either of the products in this kit&amp;#44 then you are using too much product! Try using half that amount.&lt;/p&gt;&lt;/span&gt;&lt;span class=\"tigFIProductDescriptionBlock\"&gt;&lt;p&gt;After every wash&amp;#44 spend just 5 minutes to apply a layer of either FMJSW&amp;#44 or Gloss Boost&amp;#44 but never both. <text:s/>FMJSW only needs to be used the first 3 times&amp;#44 or when more wax is required&amp;#44 and Gloss Boost is applied on every wash where FMJSW is not applied.&lt;/p&gt;&lt;/span&gt;&lt;span class=\"tigFIProductDescriptionBlock\"&gt;&lt;p&gt;Both products are applied in exactly the same way:&lt;/p&gt;&lt;/span&gt;&lt;ol class=\"tigFIProductDescriptionOrderedList\" &gt;&lt;li&gt;Fold the Paintwork Nanofibre Cloth into 4&amp;#44 so that you have 2 soft sides. Nominally&amp;#44 one side will be the 'dry' side&amp;#44 and the other side will be the 'Wet' side.&lt;/li&gt;&lt;li&gt;Spray a little product directly onto a panel. One or 2 sprays is all that it takes per panel&amp;#44 if you use too much it will be hard to buff off later.&lt;/li&gt;&lt;li&gt;Use the 'Wet' side of the cloth to spread the product evenly over the panel. This side of the cloth will now be Wet!&lt;/li&gt;&lt;li&gt;Flip the cloth over and buff the surface clean with the 'Dry' side of the cloth.&lt;/li&gt;&lt;li&gt;Repeat for every panel&lt;/li&gt;&lt;/ol&gt;&lt;span class=\"tigFIProductDescriptionBlock\"&gt;&lt;p&gt;Once you have done this a couple of times and figured out how little product to use&amp;#44 you will be able to do the whole car in around 5 minutes every time.&lt;/p&gt;&lt;/span&gt;&lt;span class=\"tigFIProductDescriptionBlock\"&gt;&lt;p&gt;*You can use a little Gloss Boost and Paintwork Nanofibre Cloth to remove Bird-Poo as soon as possible. Be careful though&amp;#44 as it is very easy to add swirls doing this&amp;#44 so try to touch the paint as little as possible.&lt;/p&gt;&lt;/span&gt;&lt;/div&gt;</text:p>
          </table:table-cell>
          <table:table-cell office:value-type="string" calcext:value-type="string">
            <text:p>Final Inspection</text:p>
          </table:table-cell>
          <table:table-cell table:formula="of:=[.J7]+10" office:value-type="float" office:value="170" calcext:value-type="float">
            <text:p>1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DWASH</text:p>
          </table:table-cell>
          <table:table-cell office:value-type="string" calcext:value-type="string">
            <text:p>Deluxe Car-Wash Kit</text:p>
          </table:table-cell>
          <table:table-cell office:value-type="string" calcext:value-type="string">
            <text:p>Bundles &amp; Kits</text:p>
          </table:table-cell>
          <table:table-cell table:number-columns-repeated="3" table:style-name="ce1" office:value-type="string" calcext:value-type="string">
            <text:p>168.0000</text:p>
          </table:table-cell>
          <table:table-cell office:value-type="string" calcext:value-type="string">
            <text:p>BasicWashKit.jpg</text:p>
          </table:table-cell>
          <table:table-cell office:value-type="string" calcext:value-type="string">
            <text:p>&lt;div id=\"tigFIProductDescription\"&gt;&lt;span class=\"tigFIProductDescriptionTitle\"&gt;Deluxe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2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Jamb Nanofibre Cloth:&lt;/strong&gt; Cloth used exclusively for cleaning door jambs&lt;/p&gt;&lt;p&gt;&lt;strong&gt;1 x Wheel Brush:&lt;/strong&gt; Used for cleaning wheels&amp;#44 especially the insides and in nooks and crannie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p&gt;&lt;strong&gt;1 x Jaffa General Purpose Cleaner 500ml:&lt;/strong&gt; Useful heavy-duty cleaner for all exterior jobs&lt;/p&gt;&lt;p&gt;&lt;strong&gt;1 x Peppermint 500ml:&lt;/strong&gt; Used to wash your microfibre cloths to keep the soft&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 Arches&lt;/p&gt;&lt;/span&gt;&lt;span class=\"tigFIProductDescriptionBlock\"&gt;&lt;p&gt;It is a good idea to regularly clean your Wheel Arches to stop build up of dirt on these plastics (or sound deadening fabric on some models)&lt;/p&gt;&lt;/span&gt;&lt;span class=\"tigFIProductDescriptionBlock\"&gt;&lt;p&gt;Rinse Wheels &amp; Wheel Arches to reduce the temperature of the surfaces.&lt;/p&gt;&lt;/span&gt;&lt;span class=\"tigFIProductDescriptionBlock\"&gt;&lt;p&gt;Spray General Purpose Cleaner onto these plastics or fabric as well as your tyres to remove and stop build up of old Tyre Dressing.&lt;/p&gt;&lt;/span&gt;&lt;span class=\"tigFIProductDescriptionBlock\"&gt;&lt;p&gt;Agitate if necessary. Rinse clean when you are hosing down the car later.&lt;/p&gt;&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For brake dust that is old and cooked on&amp;#44 or to clean the insides of the wheels&amp;#44 use the supplied Wheel Brush to agitate the PWC on the wheel before hosing off.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There are 2 Mitts included in this kit&amp;#44 you should use both to wash the car. Do half the car with one&amp;#44 and half the car with the other. This just prevents one Wash Mitt from becoming too dirty&lt;/p&gt;&lt;/span&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Using the first Wash Mitt&amp;#44 wash the Turret (ie the roof&amp;#44 pillars and glass)&amp;#44 starting with the paint&amp;#44 finishing with the glass&amp;#44 and then wash the Bonnet&amp;#44 Boot&amp;#44 Back and finally the front of the car IN THAT ORDER! (cleanest to dirtiest)&lt;/li&gt;&lt;li&gt;Using the second Wash Mitt&amp;#44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Door Jambs&lt;/p&gt;&lt;/span&gt;&lt;span class=\"tigFIProductDescriptionBlock\"&gt;&lt;p&gt;This is probably the most commonly overlooked part of washing your car&amp;#44 clean door jambs make all of the difference in the perception of how clean the car is. Also&amp;#44 if there is dirt caught in the jambs&amp;#44 it will come out after you have finished washing the car and leave dirt trails everywhere!&lt;/p&gt;&lt;/span&gt;&lt;span class=\"tigFIProductDescriptionBlock\"&gt;&lt;p&gt;Simply spray a little Gloss Boost onto the Jamb Cloth and wipe the dirt and grease from all of the door jambs&amp;#44 and of course the inside painted areas of your doors. Don't forget to do the bonnet&amp;#44 boot and fuel flap as well&amp;#44 they all trap dirt!&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table:formula="of:=[.J8]+10" office:value-type="float" office:value="180" calcext:value-type="float">
            <text:p>1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PNTCOR</text:p>
          </table:table-cell>
          <table:table-cell office:value-type="string" calcext:value-type="string">
            <text:p>Basic Paint Correction Kit</text:p>
          </table:table-cell>
          <table:table-cell office:value-type="string" calcext:value-type="string">
            <text:p>Bundles &amp; Kits</text:p>
          </table:table-cell>
          <table:table-cell table:number-columns-repeated="3" table:style-name="ce1" office:value-type="string" calcext:value-type="string">
            <text:p>205.0000</text:p>
          </table:table-cell>
          <table:table-cell office:value-type="string" calcext:value-type="string">
            <text:p>FI.jpg</text:p>
          </table:table-cell>
          <table:table-cell office:value-type="string" calcext:value-type="string">
            <text:p>&lt;div id=\"tigFIProductDescription\"&gt;&lt;span class=\"tigFIProductDescriptionTitle\"&gt;Basic Paint Correction Kit&lt;/span&gt;&lt;span class=\"tigFIProductDescriptionBlockHeader\"&gt;&lt;p&gt;What's the purpose of this kit?&lt;/p&gt;&lt;/span&gt;&lt;span class=\"tigFIProductDescriptionBlock\"&gt;&lt;p&gt;This kit is intended for someone who wants to get into doing their own paint correction&amp;#44 and needs everything to get started. With this kit&amp;#44 you have everything required to do complete paint correction.&lt;/p&gt;&lt;/span&gt;&lt;span class=\"tigFIProductDescriptionBlockHeader\"&gt;&lt;p&gt;What's included in the kit?&lt;/p&gt;&lt;/span&gt;&lt;p&gt;&lt;strong&gt;1 x CAP Heavy 275ml:&lt;/strong&gt; Excellent heavy cutting polish for scratch and swirl removal&lt;/p&gt;&lt;p&gt;&lt;strong&gt;1 x CAP Ultra Fine 275ml:&lt;/strong&gt; Very fine polish for removing holograms and leaving a very high gloss finish&lt;/p&gt;&lt;p&gt;&lt;strong&gt;1 x Paint Cleanse 500ml:&lt;/strong&gt; Also known as 'Truth Serum'&amp;#44 it removes all traces of oils from out of scratches and swirls so you can see exactly what's left.&lt;/p&gt;&lt;p&gt;&lt;strong&gt;1 x High Density Foam Pad (150mm or 190mm):&lt;/strong&gt; For use with CAP Heavy&lt;/p&gt;&lt;p&gt;&lt;strong&gt;1 x Low Density Foam Pad (150mm or 190mm):&lt;/strong&gt; For use with CAP Ultra Fine&lt;/p&gt;&lt;p&gt;&lt;strong&gt;5 x Paintwork Nanofibre Cloths:&lt;/strong&gt; The ONLY nanofibre cloth we use to work with paintwork&lt;/p&gt;&lt;p&gt;&lt;strong&gt;1 x Pad Spurring Brush:&lt;/strong&gt; For removing spent polish from the pads between each panel&lt;/p&gt;&lt;p&gt;&lt;strong&gt;1 x Clay Bar twin pack:&lt;/strong&gt; Clay bar for removing surface contaminants&lt;/p&gt;&lt;p&gt;&lt;strong&gt;1 x Clay Lube 500ml:&lt;/strong&gt; Lubrication for the Clay Bar&lt;/p&gt;&lt;/div&gt;</text:p>
          </table:table-cell>
          <table:table-cell office:value-type="string" calcext:value-type="string">
            <text:p>Final Inspection</text:p>
          </table:table-cell>
          <table:table-cell table:formula="of:=[.J9]+10" office:value-type="float" office:value="190" calcext:value-type="float">
            <text:p>1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BIRD</text:p>
          </table:table-cell>
          <table:table-cell office:value-type="string" calcext:value-type="string">
            <text:p>Bird-Poo Kit</text:p>
          </table:table-cell>
          <table:table-cell office:value-type="string" calcext:value-type="string">
            <text:p>Bundles &amp; Kits</text:p>
          </table:table-cell>
          <table:table-cell table:number-columns-repeated="3" table:style-name="ce1" office:value-type="string" calcext:value-type="string">
            <text:p>21.5000</text:p>
          </table:table-cell>
          <table:table-cell office:value-type="string" calcext:value-type="string">
            <text:p>BirdPooKit.jpg</text:p>
          </table:table-cell>
          <table:table-cell office:value-type="string" calcext:value-type="string">
            <text:p>&lt;div id=\"tigFIProductDescription\"&gt;&lt;span class=\"tigFIProductDescriptionTitle\"&gt;Bird-Poo Kit&lt;/span&gt;&lt;span class=\"tigFIProductDescriptionBlockHeader\"&gt;&lt;p&gt;Why do I need this kit?&lt;/p&gt;&lt;/span&gt;&lt;span class=\"tigFIProductDescriptionBlock\"&gt;&lt;p&gt;The paintwork on your car faces many dangers in the day-to-day grind&amp;#44 but few are as damaging as Bird-Poo. Bird-Poo is very acidic&amp;#44 and it starts eating into paintwork immediately. A good quality wax or sealant&amp;#44 will go a long way to protecting your paint by acting as a sacrifial layer&amp;#44 but if left for too long&amp;#44 the Poo could eat its way through the way into the paint.&lt;/p&gt;&lt;/span&gt;&lt;span class=\"tigFIProductDescriptionBlock\"&gt;&lt;p&gt;This kit is designed to be kept in the glove-box of your car&amp;#44 so that you can remove the Bird-Poo as soon as you notice it.&lt;/p&gt;&lt;/span&gt;&lt;span class=\"tigFIProductDescriptionBlockHeader\"&gt;&lt;p&gt;Instructions&lt;/p&gt;&lt;/span&gt;&lt;ol class=\"tigFIProductDescriptionOrderedList\" &gt;&lt;li&gt;PLEASE NOTE: You will almost inevitably leave a few swirls behind while removing Bird-Poo&amp;#44 but this is insignificant damage when compared to what the Bird-Poo can do. Be Gentle!&lt;/li&gt;&lt;li&gt;Spray a squirt or 2 of Gloss Boost onto the Poo&amp;#44 and let it soak in for 20 seconds.&lt;/li&gt;&lt;li&gt;Wipe the Poo lightly with the cloth. Do not use pressure&amp;#44 do not scrub&amp;#44 just very gently wipe.&lt;/li&gt;&lt;li&gt;If the Poo has already started to harden&amp;#44 you may need to repeat the above steps several times.&lt;/li&gt;&lt;li&gt;Remember to wash the cloth when you get home!&lt;/li&gt;&lt;/ol&gt;&lt;/div&gt;</text:p>
          </table:table-cell>
          <table:table-cell office:value-type="string" calcext:value-type="string">
            <text:p>Final Inspection</text:p>
          </table:table-cell>
          <table:table-cell table:formula="of:=[.J10]+10" office:value-type="float" office:value="200" calcext:value-type="float">
            <text:p>2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GLASS</text:p>
          </table:table-cell>
          <table:table-cell office:value-type="string" calcext:value-type="string">
            <text:p>Glass System Kit</text:p>
          </table:table-cell>
          <table:table-cell office:value-type="string" calcext:value-type="string">
            <text:p>Bundles &amp; Kits</text:p>
          </table:table-cell>
          <table:table-cell table:number-columns-repeated="3" table:style-name="ce1" office:value-type="string" calcext:value-type="string">
            <text:p>25.5000</text:p>
          </table:table-cell>
          <table:table-cell office:value-type="string" calcext:value-type="string">
            <text:p>Glass-System-Kit-Store-250.jpg</text:p>
          </table:table-cell>
          <table:table-cell office:value-type="string" calcext:value-type="string">
            <text:p>&lt;div id=\"tigFIProductDescription\"&gt;&lt;span class=\"tigFIProductDescriptionTitle\"&gt;Glass System Ki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span class=\"tigFIProductDescriptionBlockHeader\"&gt;&lt;p&gt;Instructions&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div&gt;</text:p>
          </table:table-cell>
          <table:table-cell office:value-type="string" calcext:value-type="string">
            <text:p>Final Inspection</text:p>
          </table:table-cell>
          <table:table-cell table:formula="of:=[.J11]+10" office:value-type="float" office:value="210" calcext:value-type="float">
            <text:p>2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CLAY</text:p>
          </table:table-cell>
          <table:table-cell office:value-type="string" calcext:value-type="string">
            <text:p>Decontamination Clay Kit</text:p>
          </table:table-cell>
          <table:table-cell office:value-type="string" calcext:value-type="string">
            <text:p>Bundles &amp; Kits</text:p>
          </table:table-cell>
          <table:table-cell table:number-columns-repeated="3" table:style-name="ce1" office:value-type="string" calcext:value-type="string">
            <text:p>45.0000</text:p>
          </table:table-cell>
          <table:table-cell office:value-type="string" calcext:value-type="string">
            <text:p>FI Clay Lube &amp; Paint MF 250.JPG</text:p>
          </table:table-cell>
          <table:table-cell office:value-type="string" calcext:value-type="string">
            <text:p>&lt;div id=\"tigFIProductDescription\"&gt;&lt;span class=\"tigFIProductDescriptionTitle\"&gt;Decontamination Clay Kit&lt;/span&gt;&lt;span class=\"tigFIProductDescriptionBlockHeader\"&gt;&lt;p&gt;Why do I need this kit?&lt;/p&gt;&lt;/span&gt;&lt;span class=\"tigFIProductDescriptionBlock\"&gt;&lt;p&gt;One of the most important parts of detailing&amp;#44 and often overlooked&amp;#44 is the use of a Clay Bar.&lt;/p&gt;&lt;/span&gt;&lt;span class=\"tigFIProductDescriptionBlock\"&gt;&lt;p&gt;Every day&amp;#44 there are contaminants in the air that land on your car and bond hard&amp;#44 so that even washing won't remove them.&lt;/p&gt;&lt;/span&gt;&lt;span class=\"tigFIProductDescriptionBlock\"&gt;&lt;p&gt;Examples of this: Someone might be mixing cement 2 blocks away&amp;#44 and that dust gets picked up in the wind and dumped on yur car. Someone else might be spray-painting his back fence etc.&lt;/p&gt;&lt;/span&gt;&lt;span class=\"tigFIProductDescriptionBlock\"&gt;&lt;p&gt;Don't believe me? Next time you have finished washing your car&amp;#44 gently run the back of your finger across the surface of the paint. Chances are&amp;#44 it will feel quite rough. This is just those contaminants that have bonded to the paint&lt;/p&gt;&lt;/span&gt;&lt;span class=\"tigFIProductDescriptionBlock\"&gt;&lt;p&gt;Using a Clay Bar&amp;#44 along with Clay Lube&amp;#44 is a simple and very effective way of removing those surface contaminants to leave the paintwork smooth like glass.&lt;/p&gt;&lt;/span&gt;&lt;span class=\"tigFIProductDescriptionBlock\"&gt;&lt;p&gt;Please note: Using a clay bar can leave some very fine marring on the paint. For this reason&amp;#44 we only ever use a Clay Bar immediately before Polishing the car.&lt;/p&gt;&lt;/span&gt;&lt;span class=\"tigFIProductDescriptionBlockHeader\"&gt;&lt;p&gt;What's included in the kit?&lt;/p&gt;&lt;/span&gt;&lt;p&gt;&lt;strong&gt;1 x Clay Bar Twin Pack:&lt;/strong&gt; 2 bars of Final Inspection Extra Fine Clay&lt;/p&gt;&lt;p&gt;&lt;strong&gt;1 x Clay Lube 500ml:&lt;/strong&gt; An excellent lubricator for Clay&lt;/p&gt;&lt;p&gt;&lt;strong&gt;1 x Paintwork Nanofibre Cloth:&lt;/strong&gt; The ONLY cloth we use for working with the cars paint.&lt;/p&gt;&lt;span class=\"tigFIProductDescriptionBlockHeader\"&gt;&lt;p&gt;Instructions&lt;/p&gt;&lt;/span&gt;&lt;ul class=\"tigFIProductDescriptionUnorderedList\" &gt;&lt;li&gt;Only ever use half a clay bar at a time&amp;#44 and pack the rest up and put it away.&lt;/li&gt;&lt;li&gt;If you drop the clay bar on the ground&amp;#44 you are better off throwing that bit away&amp;#44 otherwise the dirt that it has paked up will scratch the paint&lt;/li&gt;&lt;li&gt;Flatten the clay bar out into a small pancake&amp;#44 approx 6cm across&lt;/li&gt;&lt;li&gt;Spray a little Clay Lube onto the paint surface&amp;#44 and gently move the Clay Bar back and forth smoothly over the surface.&lt;/li&gt;&lt;li&gt;Use your finger tips&amp;#44 and feel what the clay is doing. You will be able to feel when it is grabbing at the contaminants on the paint&amp;#44 and then feel it glide smoothly over the surface once the contaminants have been removed&lt;/li&gt;&lt;li&gt;Just keep adding Clay Lube as required to keep the clay bar gliding over the surface. After you have completed a whole panel&amp;#44 wipe the used Clay Lube from the panel with the supplied Paintwork Nanofibre Cloth&lt;/li&gt;&lt;/ul&gt;&lt;/div&gt;</text:p>
          </table:table-cell>
          <table:table-cell office:value-type="string" calcext:value-type="string">
            <text:p>Final Inspection</text:p>
          </table:table-cell>
          <table:table-cell table:formula="of:=[.J12]+10" office:value-type="float" office:value="220" calcext:value-type="float">
            <text:p>2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PBS5L</text:p>
          </table:table-cell>
          <table:table-cell office:value-type="string" calcext:value-type="string">
            <text:p>(Paint Pampering) Body Shampoo 5L</text:p>
          </table:table-cell>
          <table:table-cell office:value-type="string" calcext:value-type="string">
            <text:p>Exterior Cleaning</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23.7700</text:p>
          </table:table-cell>
          <table:table-cell office:value-type="string" calcext:value-type="string">
            <text:p>ppbs-5l.jpg</text:p>
          </table:table-cell>
          <table:table-cell office:value-type="string" calcext:value-type="string">
            <text:p>&lt;div id=\"tigFIProductDescription\"&gt;&lt;span class=\"tigFIProductDescriptionTitle\"&gt;Paint Pampering Body Shampoo 5 Litres&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table:formula="of:=[.J13]+10" office:value-type="float" office:value="230" calcext:value-type="float">
            <text:p>2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AF5L</text:p>
          </table:table-cell>
          <table:table-cell office:value-type="string" calcext:value-type="string">
            <text:p>Jaffa (General Purpose Cleaner) 5L</text:p>
          </table:table-cell>
          <table:table-cell office:value-type="string" calcext:value-type="string">
            <text:p>Exterior Cleaning</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25.5100</text:p>
          </table:table-cell>
          <table:table-cell office:value-type="string" calcext:value-type="string">
            <text:p>FI.jpg</text:p>
          </table:table-cell>
          <table:table-cell office:value-type="string" calcext:value-type="string">
            <text:p>&lt;div id=\"tigFIProductDescription\"&gt;&lt;span class=\"tigFIProductDescriptionTitle\"&gt;Jaffa (General Purpose Cleaner) 5 Litres&lt;/span&gt;&lt;span class=\"tigFIProductDescriptionBlock\"&gt;&lt;p&gt;Jaffa Citrus Degreaser delivers fast and perfect results whilst extra safe on all exterior materials &lt;/p&gt;&lt;/span&gt;&lt;img class=\"tigFIProductDescriptionInlinePhoto\" alt=\"Jaffa (General Purpose Cleaner) 5 Litres - Tigersoft Performance\" title=\"Jaffa (General Purpose Cleaner) 5 Litres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table:formula="of:=[.J14]+10" office:value-type="float" office:value="240" calcext:value-type="float">
            <text:p>2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PBS500</text:p>
          </table:table-cell>
          <table:table-cell office:value-type="string" calcext:value-type="string">
            <text:p>(Paint Pampering) Body Shampoo 5ooml</text:p>
          </table:table-cell>
          <table:table-cell office:value-type="string" calcext:value-type="string">
            <text:p>Exterior Cleaning</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6.5500</text:p>
          </table:table-cell>
          <table:table-cell office:value-type="string" calcext:value-type="string">
            <text:p>ppbs5oo03_2.jpg</text:p>
          </table:table-cell>
          <table:table-cell office:value-type="string" calcext:value-type="string">
            <text:p>&lt;div id=\"tigFIProductDescription\"&gt;&lt;span class=\"tigFIProductDescriptionTitle\"&gt;Paint Pampering Body Shampoo 500ml&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table:formula="of:=[.J15]+10" office:value-type="float" office:value="250" calcext:value-type="float">
            <text:p>2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AF500</text:p>
          </table:table-cell>
          <table:table-cell office:value-type="string" calcext:value-type="string">
            <text:p>Jaffa (General Purpose Cleaner) 5ooml</text:p>
          </table:table-cell>
          <table:table-cell office:value-type="string" calcext:value-type="string">
            <text:p>Exterior Cleaning</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7.9500</text:p>
          </table:table-cell>
          <table:table-cell office:value-type="string" calcext:value-type="string">
            <text:p>jaffa-500ml.jpg</text:p>
          </table:table-cell>
          <table:table-cell office:value-type="string" calcext:value-type="string">
            <text:p>&lt;div id=\"tigFIProductDescription\"&gt;&lt;span class=\"tigFIProductDescriptionTitle\"&gt;Jaffa (General Purpose Cleaner) 500ml&lt;/span&gt;&lt;span class=\"tigFIProductDescriptionBlock\"&gt;&lt;p&gt;Jaffa Citrus Degreaser delivers fast and perfect results whilst extra safe on all exterior materials &lt;/p&gt;&lt;/span&gt;&lt;img class=\"tigFIProductDescriptionInlinePhoto\" alt=\"Jaffa (General Purpose Cleaner) 500ml - Tigersoft Performance\" title=\"Jaffa (General Purpose Cleaner) 500ml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table:formula="of:=[.J16]+10" office:value-type="float" office:value="260" calcext:value-type="float">
            <text:p>2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BWASH</text:p>
          </table:table-cell>
          <table:table-cell office:value-type="string" calcext:value-type="string">
            <text:p>Basic Car-Wash Kit</text:p>
          </table:table-cell>
          <table:table-cell office:value-type="string" calcext:value-type="string">
            <text:p>Exterior Cleaning</text:p>
          </table:table-cell>
          <table:table-cell table:number-columns-repeated="3" table:style-name="ce1" office:value-type="string" calcext:value-type="string">
            <text:p>95.0000</text:p>
          </table:table-cell>
          <table:table-cell office:value-type="string" calcext:value-type="string">
            <text:p>BasicWashKit.jpg</text:p>
          </table:table-cell>
          <table:table-cell office:value-type="string" calcext:value-type="string">
            <text:p>&lt;div id=\"tigFIProductDescription\"&gt;&lt;span class=\"tigFIProductDescriptionTitle\"&gt;Basic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1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Wash the Turret (ie the roof&amp;#44 pillars and glass)&amp;#44 starting with the paint&amp;#44 finishing with the glass&amp;#44 and then wash the Bonnet&amp;#44 Boot&amp;#44 Back and finally the front of the car IN THAT ORDER! (cleanest to dirtiest)&lt;/li&gt;&lt;li&gt;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table:formula="of:=[.J17]+10" office:value-type="float" office:value="270" calcext:value-type="float">
            <text:p>2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M-H-1</text:p>
          </table:table-cell>
          <table:table-cell office:value-type="string" calcext:value-type="string">
            <text:p>Wash Mitt (Moquet Weave)</text:p>
          </table:table-cell>
          <table:table-cell office:value-type="string" calcext:value-type="string">
            <text:p>Exterior Cleaning</text:p>
          </table:table-cell>
          <table:table-cell table:style-name="ce1" office:value-type="string" calcext:value-type="string">
            <text:p>15.0000</text:p>
          </table:table-cell>
          <table:table-cell table:style-name="ce1" office:value-type="string" calcext:value-type="string">
            <text:p>12.9500</text:p>
          </table:table-cell>
          <table:table-cell table:style-name="ce1" office:value-type="string" calcext:value-type="string">
            <text:p>8.8900</text:p>
          </table:table-cell>
          <table:table-cell office:value-type="string" calcext:value-type="string">
            <text:p>wash-mitt-02.jpg</text:p>
          </table:table-cell>
          <table:table-cell office:value-type="string" calcext:value-type="string">
            <text:p>&lt;div id=\"tigFIProductDescription\"&gt;&lt;span class=\"tigFIProductDescriptionTitle\"&gt;NanoFibre Wash Mitt&lt;/span&gt;&lt;span class=\"tigFIProductDescriptionBlock\"&gt;&lt;p&gt;Part of the quickest&amp;#44 easiest and most comfortable washing experience.&lt;/p&gt;&lt;/span&gt;&lt;span class=\"tigFIProductDescriptionBlock\"&gt;&lt;p&gt;All new for 2013&amp;#44 the NanoFibre 'Curvy Lady' Wash Mitt is part of&amp;#44 arguably&amp;#44 the most important part of exterior maintaince.&lt;/p&gt;&lt;/span&gt;&lt;span class=\"tigFIProductDescriptionBlock\"&gt;&lt;p&gt;With it's generous and comfortable shape and size&amp;#44 this tailored moquet weave mitt will gently but effectively and efficiently remove weekly build-up of temporary contaminants from your vehicles surfaces.&lt;/p&gt;&lt;/span&gt;&lt;img class=\"tigFIProductDescriptionInlinePhoto\" alt=\"NanoFibre Wash Mitt - Tigersoft Performance\" title=\"NanoFibre Wash Mitt - Tigersoft Performance\" src=\"images/images/Wash-Mitt-04.jpg\"&gt;&lt;/img&gt;&lt;span class=\"tigFIProductDescriptionBlockHeader\"&gt;&lt;p&gt;Why NanoFibre?&lt;/p&gt;&lt;/span&gt;&lt;span class=\"tigFIProductDescriptionBlock\"&gt;&lt;p&gt;Unlike a sponge&amp;#44 a NanoFibre? Mitt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oruced to your surface with every wash&amp;#44 along with ever increasing marring as the sponge fills with swirl inducing particles. <text:s/>The plastic used to make foam is also agreessive and creates additional marring&amp;#44 so even from the very first wipe&amp;#44 a NanoFibre Mitt is protecting your surfaces.&lt;/p&gt;&lt;/span&gt;&lt;span class=\"tigFIProductDescriptionBlockHeader\"&gt;&lt;p&gt;Performance&lt;/p&gt;&lt;/span&gt;&lt;span class=\"tigFIProductDescriptionBlock\"&gt;&lt;p&gt;The Curvy Lady with its loose 'open end' NanoFibre? will efficiently release debris when washed. <text:s/>The mitt is constructed with the highest quality so you can regularly clean the mitt during washes with your high pressure water unit or mains pressure water without damaging your curvy lady.&lt;/p&gt;&lt;/span&gt;&lt;span class=\"tigFIProductDescriptionBlock\"&gt;&lt;p&gt;The Curvy Lady has an astonishing amount of the smallest multi-split nanofibre packed together to reach 600 gsm making it super absorbant and incredibly effecive at extracting and holding large amounts of fine debris and oils. <text:s/>Recommended for use on all exterior surfaces such as paint&amp;#44 glass and plastics and even fabric soft tops.&lt;/p&gt;&lt;/span&gt;&lt;span class=\"tigFIProductDescriptionBlock\"&gt;&lt;p&gt;The NanoFibre Wash Mitt features robust hand sewn polyester overlocking which is completely concealed inside the mitt.&lt;/p&gt;&lt;/span&gt;&lt;span class=\"tigFIProductDescriptionBlockHeader\"&gt;&lt;p&gt;Directions&lt;/p&gt;&lt;/span&gt;&lt;span class=\"tigFIProductDescriptionBlock\"&gt;&lt;p&gt;Use the moquet weave wash mitt with the wash method developed by our in-house detailers to easily achieve perfect results every time. <text:s/>The method and processes were developed as a solution for fussy owners to help dramatically reduce swirls (micro scratches) and spider-webbing caused by sometimes <text:s/>incorrect washing techniques and materials. &lt;/p&gt;&lt;/span&gt;&lt;span class=\"tigFIProductDescriptionBlockHeader\"&gt;&lt;p&gt;Specifications&lt;/p&gt;&lt;/span&gt;&lt;p&gt;&lt;strong&gt;Yarn Denier:&lt;/strong&gt; 0.01&lt;/p&gt;&lt;p&gt;&lt;strong&gt;Yarn Type:&lt;/strong&gt; Multi Split&lt;/p&gt;&lt;p&gt;&lt;strong&gt;GSM:&lt;/strong&gt; 600&lt;/p&gt;&lt;p&gt;&lt;strong&gt;Density:&lt;/strong&gt; ~150&amp;#44 000 f/mm&lt;/p&gt;&lt;p&gt;&lt;strong&gt;Weave:&lt;/strong&gt; Open End / Twisted Pile / Moquet Weave&lt;/p&gt;&lt;p&gt;&lt;strong&gt;Edge:&lt;/strong&gt; Internal / Hidden (Hand Sewn Polyester)&lt;/p&gt;&lt;p&gt;&lt;strong&gt;Colour:&lt;/strong&gt; Violet&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18]+10" office:value-type="float" office:value="280" calcext:value-type="float">
            <text:p>2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DWASH</text:p>
          </table:table-cell>
          <table:table-cell office:value-type="string" calcext:value-type="string">
            <text:p>Deluxe Car-Wash Kit</text:p>
          </table:table-cell>
          <table:table-cell office:value-type="string" calcext:value-type="string">
            <text:p>Exterior Cleaning</text:p>
          </table:table-cell>
          <table:table-cell table:number-columns-repeated="3" table:style-name="ce1" office:value-type="string" calcext:value-type="string">
            <text:p>168.0000</text:p>
          </table:table-cell>
          <table:table-cell office:value-type="string" calcext:value-type="string">
            <text:p>BasicWashKit.jpg</text:p>
          </table:table-cell>
          <table:table-cell office:value-type="string" calcext:value-type="string">
            <text:p>&lt;div id=\"tigFIProductDescription\"&gt;&lt;span class=\"tigFIProductDescriptionTitle\"&gt;Deluxe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2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Jamb Nanofibre Cloth:&lt;/strong&gt; Cloth used exclusively for cleaning door jambs&lt;/p&gt;&lt;p&gt;&lt;strong&gt;1 x Wheel Brush:&lt;/strong&gt; Used for cleaning wheels&amp;#44 especially the insides and in nooks and crannie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p&gt;&lt;strong&gt;1 x Jaffa General Purpose Cleaner 500ml:&lt;/strong&gt; Useful heavy-duty cleaner for all exterior jobs&lt;/p&gt;&lt;p&gt;&lt;strong&gt;1 x Peppermint 500ml:&lt;/strong&gt; Used to wash your microfibre cloths to keep the soft&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 Arches&lt;/p&gt;&lt;/span&gt;&lt;span class=\"tigFIProductDescriptionBlock\"&gt;&lt;p&gt;It is a good idea to regularly clean your Wheel Arches to stop build up of dirt on these plastics (or sound deadening fabric on some models)&lt;/p&gt;&lt;/span&gt;&lt;span class=\"tigFIProductDescriptionBlock\"&gt;&lt;p&gt;Rinse Wheels &amp; Wheel Arches to reduce the temperature of the surfaces.&lt;/p&gt;&lt;/span&gt;&lt;span class=\"tigFIProductDescriptionBlock\"&gt;&lt;p&gt;Spray General Purpose Cleaner onto these plastics or fabric as well as your tyres to remove and stop build up of old Tyre Dressing.&lt;/p&gt;&lt;/span&gt;&lt;span class=\"tigFIProductDescriptionBlock\"&gt;&lt;p&gt;Agitate if necessary. Rinse clean when you are hosing down the car later.&lt;/p&gt;&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For brake dust that is old and cooked on&amp;#44 or to clean the insides of the wheels&amp;#44 use the supplied Wheel Brush to agitate the PWC on the wheel before hosing off.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There are 2 Mitts included in this kit&amp;#44 you should use both to wash the car. Do half the car with one&amp;#44 and half the car with the other. This just prevents one Wash Mitt from becoming too dirty&lt;/p&gt;&lt;/span&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Using the first Wash Mitt&amp;#44 wash the Turret (ie the roof&amp;#44 pillars and glass)&amp;#44 starting with the paint&amp;#44 finishing with the glass&amp;#44 and then wash the Bonnet&amp;#44 Boot&amp;#44 Back and finally the front of the car IN THAT ORDER! (cleanest to dirtiest)&lt;/li&gt;&lt;li&gt;Using the second Wash Mitt&amp;#44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Door Jambs&lt;/p&gt;&lt;/span&gt;&lt;span class=\"tigFIProductDescriptionBlock\"&gt;&lt;p&gt;This is probably the most commonly overlooked part of washing your car&amp;#44 clean door jambs make all of the difference in the perception of how clean the car is. Also&amp;#44 if there is dirt caught in the jambs&amp;#44 it will come out after you have finished washing the car and leave dirt trails everywhere!&lt;/p&gt;&lt;/span&gt;&lt;span class=\"tigFIProductDescriptionBlock\"&gt;&lt;p&gt;Simply spray a little Gloss Boost onto the Jamb Cloth and wipe the dirt and grease from all of the door jambs&amp;#44 and of course the inside painted areas of your doors. Don't forget to do the bonnet&amp;#44 boot and fuel flap as well&amp;#44 they all trap dirt!&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table:formula="of:=[.J19]+10" office:value-type="float" office:value="290" calcext:value-type="float">
            <text:p>2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WDT-M</text:p>
          </table:table-cell>
          <table:table-cell office:value-type="string" calcext:value-type="string">
            <text:p>Waffle Weave Drying Towel MINI</text:p>
          </table:table-cell>
          <table:table-cell office:value-type="string" calcext:value-type="string">
            <text:p>Exterior Cleaning</text:p>
          </table:table-cell>
          <table:table-cell table:style-name="ce1" office:value-type="string" calcext:value-type="string">
            <text:p>18.0000</text:p>
          </table:table-cell>
          <table:table-cell table:style-name="ce1" office:value-type="string" calcext:value-type="string">
            <text:p>16.5000</text:p>
          </table:table-cell>
          <table:table-cell table:style-name="ce1" office:value-type="string" calcext:value-type="string">
            <text:p>12.1600</text:p>
          </table:table-cell>
          <table:table-cell office:value-type="string" calcext:value-type="string">
            <text:p>wwdt_mini01.jpg</text:p>
          </table:table-cell>
          <table:table-cell office:value-type="string" calcext:value-type="string">
            <text:p>&lt;div id=\"tigFIProductDescription\"&gt;&lt;span class=\"tigFIProductDescriptionTitle\"&gt;NanoFibre Waffle Weave Drying Towel Mini&lt;/span&gt;&lt;span class=\"tigFIProductDescriptionBlock\"&gt;&lt;p&gt;At last&amp;#44 the easy to handle&amp;#44 'MINI' dehydrator. <text:s/>At 60cm x 40cm&amp;#44 this drying towel will remove water from a vehicle quickly and efficiently whilst being easier to handle than it's 60cm x 90cm big brother.&lt;/p&gt;&lt;/span&gt;&lt;img class=\"tigFIProductDescriptionInlinePhoto\" alt=\"NanoFibre Waffle Weave Drying Towel Mini - Tigersoft Performance\" title=\"NanoFibre Waffle Weave Drying Towel Mini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600 x 400mm (~23.5 x 15.8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20]+10" office:value-type="float" office:value="300" calcext:value-type="float">
            <text:p>3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PBS1L</text:p>
          </table:table-cell>
          <table:table-cell office:value-type="string" calcext:value-type="string">
            <text:p>(Paint Pampering) Body Shampoo 1L</text:p>
          </table:table-cell>
          <table:table-cell office:value-type="string" calcext:value-type="string">
            <text:p>Exterior Cleaning</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6.7100</text:p>
          </table:table-cell>
          <table:table-cell office:value-type="string" calcext:value-type="string">
            <text:p>ppbs1l.jpg</text:p>
          </table:table-cell>
          <table:table-cell office:value-type="string" calcext:value-type="string">
            <text:p>&lt;div id=\"tigFIProductDescription\"&gt;&lt;span class=\"tigFIProductDescriptionTitle\"&gt;Paint Pampering Body Shampoo 1 Litre&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table:formula="of:=[.J21]+10" office:value-type="float" office:value="310" calcext:value-type="float">
            <text:p>3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AF1L</text:p>
          </table:table-cell>
          <table:table-cell office:value-type="string" calcext:value-type="string">
            <text:p>Jaffa (General Purpose Cleaner) 1L</text:p>
          </table:table-cell>
          <table:table-cell office:value-type="string" calcext:value-type="string">
            <text:p>Exterior Cleaning</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8.3500</text:p>
          </table:table-cell>
          <table:table-cell office:value-type="string" calcext:value-type="string">
            <text:p>jaffa-1l-01.jpg</text:p>
          </table:table-cell>
          <table:table-cell office:value-type="string" calcext:value-type="string">
            <text:p>&lt;div id=\"tigFIProductDescription\"&gt;&lt;span class=\"tigFIProductDescriptionTitle\"&gt;Jaffa (General Purpose Cleaner) 1 Litre&lt;/span&gt;&lt;span class=\"tigFIProductDescriptionBlock\"&gt;&lt;p&gt;Jaffa Citrus Degreaser delivers fast and perfect results whilst extra safe on all exterior materials &lt;/p&gt;&lt;/span&gt;&lt;img class=\"tigFIProductDescriptionInlinePhoto\" alt=\"Jaffa (General Purpose Cleaner) 1 Litre - Tigersoft Performance\" title=\"Jaffa (General Purpose Cleaner) 1 Litre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table:formula="of:=[.J22]+10" office:value-type="float" office:value="320" calcext:value-type="float">
            <text:p>3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WDT-L</text:p>
          </table:table-cell>
          <table:table-cell office:value-type="string" calcext:value-type="string">
            <text:p>Waffle Weave Drying Towel</text:p>
          </table:table-cell>
          <table:table-cell office:value-type="string" calcext:value-type="string">
            <text:p>Exterior Cleaning</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7.0300</text:p>
          </table:table-cell>
          <table:table-cell office:value-type="string" calcext:value-type="string">
            <text:p>wwdt01.jpg</text:p>
          </table:table-cell>
          <table:table-cell office:value-type="string" calcext:value-type="string">
            <text:p>&lt;div id=\"tigFIProductDescription\"&gt;&lt;span class=\"tigFIProductDescriptionTitle\"&gt;NanoFibre Waffle Weave Drying Towel&lt;/span&gt;&lt;span class=\"tigFIProductDescriptionBlock\"&gt;&lt;p&gt;The dehydrator. Weighing in at a humongous 9oo x 6oomm&amp;#44 this drying towel will remove water from a vehicle quickly and efficiently with less wringing intervals than it's mini verion and far safer&amp;#44 quicker and easier than any chamois.&lt;/p&gt;&lt;/span&gt;&lt;span class=\"tigFIProductDescriptionBlock\"&gt;&lt;p&gt;Unlike a Chamois&amp;#44 a Microfibre Drying Towel is properly machine washable&amp;#44 making it a much safer alternative. Unlike a Leather or PVC chamois&amp;#44 no debris is trapped in the fibres and microfibre will not harbour bacteria like those materials&amp;#44 especially because it can be washed with an anti-bacterial wash &amp; dried. <text:s/>Any trapped debris is easily removed so no reintroduction of that debris occurs the next time you use the towel to dry your painted surfaces.&lt;/p&gt;&lt;/span&gt;&lt;span class=\"tigFIProductDescriptionBlock\"&gt;&lt;p&gt;The NanoFibre drying towel features hand sewn pure NanoFibre™ edging&amp;#44 not rayon or cotton and no 'edge-less' heat sealing. <text:s/>Consisting of 80% nano polyester fibre for ultra efficient cleaning and absorption around a (20%) polyamide core&amp;#44 our Waffle Weave Drying Towel has superior quick water absorption characteristics.&lt;/p&gt;&lt;/span&gt;&lt;img class=\"tigFIProductDescriptionInlinePhoto\" alt=\"NanoFibre Waffle Weave Drying Towel - Tigersoft Performance\" title=\"NanoFibre Waffle Weave Drying Towel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900 x 600mm (~35.5 x ~23.5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23]+10" office:value-type="float" office:value="330" calcext:value-type="float">
            <text:p>3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AF20L</text:p>
          </table:table-cell>
          <table:table-cell office:value-type="string" calcext:value-type="string">
            <text:p>Jaffa (General Purpose Cleaner) 20L</text:p>
          </table:table-cell>
          <table:table-cell office:value-type="string" calcext:value-type="string">
            <text:p>Exterior Cleaning</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100.2300</text:p>
          </table:table-cell>
          <table:table-cell office:value-type="string" calcext:value-type="string">
            <text:p>FI.jpg</text:p>
          </table:table-cell>
          <table:table-cell office:value-type="string" calcext:value-type="string">
            <text:p>&lt;div id=\"tigFIProductDescription\"&gt;&lt;span class=\"tigFIProductDescriptionTitle\"&gt;Jaffa (General Purpose Cleaner) 20 Litres&lt;/span&gt;&lt;span class=\"tigFIProductDescriptionBlock\"&gt;&lt;p&gt;Jaffa Citrus Degreaser delivers fast and perfect results whilst extra safe on all exterior materials &lt;/p&gt;&lt;/span&gt;&lt;img class=\"tigFIProductDescriptionInlinePhoto\" alt=\"Jaffa (General Purpose Cleaner) 20 Litres - Tigersoft Performance\" title=\"Jaffa (General Purpose Cleaner) 20 Litres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table:formula="of:=[.J24]+10" office:value-type="float" office:value="340" calcext:value-type="float">
            <text:p>3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PBS20L</text:p>
          </table:table-cell>
          <table:table-cell office:value-type="string" calcext:value-type="string">
            <text:p>(Paint Pampering) Body Shampoo 20L</text:p>
          </table:table-cell>
          <table:table-cell office:value-type="string" calcext:value-type="string">
            <text:p>Exterior Cleaning</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92.5900</text:p>
          </table:table-cell>
          <table:table-cell office:value-type="string" calcext:value-type="string">
            <text:p>FI.jpg</text:p>
          </table:table-cell>
          <table:table-cell office:value-type="string" calcext:value-type="string">
            <text:p>&lt;div id=\"tigFIProductDescription\"&gt;&lt;span class=\"tigFIProductDescriptionTitle\"&gt;Paint Pampering Body Shampoo 20 Litres&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table:formula="of:=[.J25]+10" office:value-type="float" office:value="350" calcext:value-type="float">
            <text:p>3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PT5L</text:p>
          </table:table-cell>
          <table:table-cell office:value-type="string" calcext:value-type="string">
            <text:p>Optic 5L</text:p>
          </table:table-cell>
          <table:table-cell office:value-type="string" calcext:value-type="string">
            <text:p>Glass</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28.8200</text:p>
          </table:table-cell>
          <table:table-cell office:value-type="string" calcext:value-type="string">
            <text:p>optic-5l_1.jpg</text:p>
          </table:table-cell>
          <table:table-cell office:value-type="string" calcext:value-type="string">
            <text:p>&lt;div id=\"tigFIProductDescription\"&gt;&lt;span class=\"tigFIProductDescriptionTitle\"&gt;Optic Glass Cleaner 5 Litres&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table:formula="of:=[.J26]+10" office:value-type="float" office:value="360" calcext:value-type="float">
            <text:p>3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S1-H</text:p>
          </table:table-cell>
          <table:table-cell office:value-type="string" calcext:value-type="string">
            <text:p>Glass System Step 1 Cloth</text:p>
          </table:table-cell>
          <table:table-cell office:value-type="string" calcext:value-type="string">
            <text:p>Glass</text:p>
          </table:table-cell>
          <table:table-cell table:style-name="ce1" office:value-type="string" calcext:value-type="string">
            <text:p>10.0000</text:p>
          </table:table-cell>
          <table:table-cell table:style-name="ce1" office:value-type="string" calcext:value-type="string">
            <text:p>9.5000</text:p>
          </table:table-cell>
          <table:table-cell table:style-name="ce1" office:value-type="string" calcext:value-type="string">
            <text:p>7.2200</text:p>
          </table:table-cell>
          <table:table-cell office:value-type="string" calcext:value-type="string">
            <text:p>FI.jpg</text:p>
          </table:table-cell>
          <table:table-cell office:value-type="string" calcext:value-type="string">
            <text:p>&lt;div id=\"tigFIProductDescription\"&gt;&lt;span class=\"tigFIProductDescriptionTitle\"&gt;Glass System NanoFibre STEP1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1 Cloth - Tigersoft Performance\" title=\"Glass System NanoFibre STEP1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27]+10" office:value-type="float" office:value="370" calcext:value-type="float">
            <text:p>3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PT500</text:p>
          </table:table-cell>
          <table:table-cell office:value-type="string" calcext:value-type="string">
            <text:p>Optic 5ooml</text:p>
          </table:table-cell>
          <table:table-cell office:value-type="string" calcext:value-type="string">
            <text:p>Glass</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7.8700</text:p>
          </table:table-cell>
          <table:table-cell office:value-type="string" calcext:value-type="string">
            <text:p>optic-5oo_2.jpg</text:p>
          </table:table-cell>
          <table:table-cell office:value-type="string" calcext:value-type="string">
            <text:p>&lt;div id=\"tigFIProductDescription\"&gt;&lt;span class=\"tigFIProductDescriptionTitle\"&gt;Optic Glass Cleaner 5ooml&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table:formula="of:=[.J28]+10" office:value-type="float" office:value="380" calcext:value-type="float">
            <text:p>3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S2-H</text:p>
          </table:table-cell>
          <table:table-cell office:value-type="string" calcext:value-type="string">
            <text:p>Glass System Step 2 Cloth</text:p>
          </table:table-cell>
          <table:table-cell office:value-type="string" calcext:value-type="string">
            <text:p>Glass</text:p>
          </table:table-cell>
          <table:table-cell table:style-name="ce1" office:value-type="string" calcext:value-type="string">
            <text:p>10.0000</text:p>
          </table:table-cell>
          <table:table-cell table:style-name="ce1" office:value-type="string" calcext:value-type="string">
            <text:p>9.5000</text:p>
          </table:table-cell>
          <table:table-cell table:style-name="ce1" office:value-type="string" calcext:value-type="string">
            <text:p>8.5800</text:p>
          </table:table-cell>
          <table:table-cell office:value-type="string" calcext:value-type="string">
            <text:p>Glass L Green Resise.jpg</text:p>
          </table:table-cell>
          <table:table-cell office:value-type="string" calcext:value-type="string">
            <text:p>&lt;div id=\"tigFIProductDescription\"&gt;&lt;span class=\"tigFIProductDescriptionTitle\"&gt;Glass System NanoFibre STEP2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2 Cloth - Tigersoft Performance\" title=\"Glass System NanoFibre STEP2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29]+10" office:value-type="float" office:value="390" calcext:value-type="float">
            <text:p>3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S-H</text:p>
          </table:table-cell>
          <table:table-cell office:value-type="string" calcext:value-type="string">
            <text:p>Glass System</text:p>
          </table:table-cell>
          <table:table-cell office:value-type="string" calcext:value-type="string">
            <text:p>Glass</text:p>
          </table:table-cell>
          <table:table-cell table:style-name="ce1" office:value-type="string" calcext:value-type="string">
            <text:p>18.0000</text:p>
          </table:table-cell>
          <table:table-cell table:style-name="ce1" office:value-type="string" calcext:value-type="string">
            <text:p>16.5000</text:p>
          </table:table-cell>
          <table:table-cell table:style-name="ce1" office:value-type="string" calcext:value-type="string">
            <text:p>14.1400</text:p>
          </table:table-cell>
          <table:table-cell office:value-type="string" calcext:value-type="string">
            <text:p>glass-2-nanofibre.jpg</text:p>
          </table:table-cell>
          <table:table-cell office:value-type="string" calcext:value-type="string">
            <text:p>&lt;div id=\"tigFIProductDescription\"&gt;&lt;span class=\"tigFIProductDescriptionTitle\"&gt;Glass System&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 Tigersoft Performance\" title=\"Glass System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30]+10" office:value-type="float" office:value="400" calcext:value-type="float">
            <text:p>4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PT1L</text:p>
          </table:table-cell>
          <table:table-cell office:value-type="string" calcext:value-type="string">
            <text:p>Optic 1L</text:p>
          </table:table-cell>
          <table:table-cell office:value-type="string" calcext:value-type="string">
            <text:p>Glass</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7.8100</text:p>
          </table:table-cell>
          <table:table-cell office:value-type="string" calcext:value-type="string">
            <text:p>optic-1ooo.jpg</text:p>
          </table:table-cell>
          <table:table-cell office:value-type="string" calcext:value-type="string">
            <text:p>&lt;div id=\"tigFIProductDescription\"&gt;&lt;span class=\"tigFIProductDescriptionTitle\"&gt;Optic Glass Cleaner 1 Litre&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table:formula="of:=[.J31]+10" office:value-type="float" office:value="410" calcext:value-type="float">
            <text:p>4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GLASS</text:p>
          </table:table-cell>
          <table:table-cell office:value-type="string" calcext:value-type="string">
            <text:p>Glass System Kit</text:p>
          </table:table-cell>
          <table:table-cell office:value-type="string" calcext:value-type="string">
            <text:p>Glass</text:p>
          </table:table-cell>
          <table:table-cell table:number-columns-repeated="3" table:style-name="ce1" office:value-type="string" calcext:value-type="string">
            <text:p>25.5000</text:p>
          </table:table-cell>
          <table:table-cell office:value-type="string" calcext:value-type="string">
            <text:p>Glass-System-Kit-Store-250.jpg</text:p>
          </table:table-cell>
          <table:table-cell office:value-type="string" calcext:value-type="string">
            <text:p>&lt;div id=\"tigFIProductDescription\"&gt;&lt;span class=\"tigFIProductDescriptionTitle\"&gt;Glass System Ki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span class=\"tigFIProductDescriptionBlockHeader\"&gt;&lt;p&gt;Instructions&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div&gt;</text:p>
          </table:table-cell>
          <table:table-cell office:value-type="string" calcext:value-type="string">
            <text:p>Final Inspection</text:p>
          </table:table-cell>
          <table:table-cell table:formula="of:=[.J32]+10" office:value-type="float" office:value="420" calcext:value-type="float">
            <text:p>4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PT20L</text:p>
          </table:table-cell>
          <table:table-cell office:value-type="string" calcext:value-type="string">
            <text:p>Optic 20L</text:p>
          </table:table-cell>
          <table:table-cell office:value-type="string" calcext:value-type="string">
            <text:p>Glass</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112.7900</text:p>
          </table:table-cell>
          <table:table-cell office:value-type="string" calcext:value-type="string">
            <text:p>FI.jpg</text:p>
          </table:table-cell>
          <table:table-cell office:value-type="string" calcext:value-type="string">
            <text:p>&lt;div id=\"tigFIProductDescription\"&gt;&lt;span class=\"tigFIProductDescriptionTitle\"&gt;Optic Glass Cleaner 20 Litres&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table:formula="of:=[.J33]+10" office:value-type="float" office:value="430" calcext:value-type="float">
            <text:p>4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DELINT</text:p>
          </table:table-cell>
          <table:table-cell office:value-type="string" calcext:value-type="string">
            <text:p>Deluxe Interior Kit</text:p>
          </table:table-cell>
          <table:table-cell office:value-type="string" calcext:value-type="string">
            <text:p>Interior Cleaning</text:p>
          </table:table-cell>
          <table:table-cell table:number-columns-repeated="3" table:style-name="ce1" office:value-type="string" calcext:value-type="string">
            <text:p>125.0000</text:p>
          </table:table-cell>
          <table:table-cell office:value-type="string" calcext:value-type="string">
            <text:p>Basic Interior Kit.jpg</text:p>
          </table:table-cell>
          <table:table-cell office:value-type="string" calcext:value-type="string">
            <text:p>&lt;div id=\"tigFIProductDescription\"&gt;&lt;span class=\"tigFIProductDescriptionTitle\"&gt;Deluxe Interior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This kit is designed to cover everything&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2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p&gt;&lt;strong&gt;1 x Hand Pocket Applicator for Leather:&lt;/strong&gt; A Nanofibre applicator used to apply Leather Feed&lt;/p&gt;&lt;p&gt;&lt;strong&gt;1 x Leather Clean Gel 275ml:&lt;/strong&gt; A gentle yet powerful Leather Cleaner&lt;/p&gt;&lt;p&gt;&lt;strong&gt;1 x Leather Feed 275m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table:formula="of:=[.J34]+10" office:value-type="float" office:value="440" calcext:value-type="float">
            <text:p>4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5L</text:p>
          </table:table-cell>
          <table:table-cell office:value-type="string" calcext:value-type="string">
            <text:p>Interior Cleanse 5L</text:p>
          </table:table-cell>
          <table:table-cell office:value-type="string" calcext:value-type="string">
            <text:p>Interior Cleaning</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26.8100</text:p>
          </table:table-cell>
          <table:table-cell office:value-type="string" calcext:value-type="string">
            <text:p>intclns-5l02_1.jpg</text:p>
          </table:table-cell>
          <table:table-cell office:value-type="string" calcext:value-type="string">
            <text:p>&lt;div id=\"tigFIProductDescription\"&gt;&lt;span class=\"tigFIProductDescriptionTitle\"&gt;Interior Cleanse 5 Litres&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table:formula="of:=[.J35]+10" office:value-type="float" office:value="450" calcext:value-type="float">
            <text:p>4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URE5L</text:p>
          </table:table-cell>
          <table:table-cell office:value-type="string" calcext:value-type="string">
            <text:p>Purity 5L</text:p>
          </table:table-cell>
          <table:table-cell office:value-type="string" calcext:value-type="string">
            <text:p>Interior Cleaning</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28.2200</text:p>
          </table:table-cell>
          <table:table-cell office:value-type="string" calcext:value-type="string">
            <text:p>purity-5l.jpg</text:p>
          </table:table-cell>
          <table:table-cell office:value-type="string" calcext:value-type="string">
            <text:p>&lt;div id=\"tigFIProductDescription\"&gt;&lt;span class=\"tigFIProductDescriptionTitle\"&gt;Purity (Anti-bacterical Interior Cleaner) 5 Litres&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table:formula="of:=[.J36]+10" office:value-type="float" office:value="460" calcext:value-type="float">
            <text:p>4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INTCLN</text:p>
          </table:table-cell>
          <table:table-cell office:value-type="string" calcext:value-type="string">
            <text:p>Interior Cleaning Kit</text:p>
          </table:table-cell>
          <table:table-cell office:value-type="string" calcext:value-type="string">
            <text:p>Interior Cleaning</text:p>
          </table:table-cell>
          <table:table-cell table:number-columns-repeated="3" table:style-name="ce1" office:value-type="string" calcext:value-type="string">
            <text:p>55.0000</text:p>
          </table:table-cell>
          <table:table-cell office:value-type="string" calcext:value-type="string">
            <text:p>Basic Interior Kit.jpg</text:p>
          </table:table-cell>
          <table:table-cell office:value-type="string" calcext:value-type="string">
            <text:p>&lt;div id=\"tigFIProductDescription\"&gt;&lt;span class=\"tigFIProductDescriptionTitle\"&gt;Interior Cleaning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Not everyone has leather in their cars&amp;#44 and so we sell a Leather Kit seperately. This kit is for Glass and Everything else.&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1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 &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table:formula="of:=[.J37]+10" office:value-type="float" office:value="470" calcext:value-type="float">
            <text:p>4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NF-H</text:p>
          </table:table-cell>
          <table:table-cell office:value-type="string" calcext:value-type="string">
            <text:p>Interior Cloth</text:p>
          </table:table-cell>
          <table:table-cell office:value-type="string" calcext:value-type="string">
            <text:p>Interior Cleaning</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5500</text:p>
          </table:table-cell>
          <table:table-cell office:value-type="string" calcext:value-type="string">
            <text:p>interior-nanofibre.jpg</text:p>
          </table:table-cell>
          <table:table-cell office:value-type="string" calcext:value-type="string">
            <text:p>&lt;div id=\"tigFIProductDescription\"&gt;&lt;span class=\"tigFIProductDescriptionTitle\"&gt;Interior NanoFibre Cloth&lt;/span&gt;&lt;span class=\"tigFIProductDescriptionBlock\"&gt;&lt;p&gt;A very high quality&amp;#44 300 gsm&amp;#44 40 x 40cm NanoFibre™ cloth recommended for use on all cabin surfaces such as leather&amp;#44 vinyl&amp;#44 fabric and plastics.&lt;/p&gt;&lt;/span&gt;&lt;span class=\"tigFIProductDescriptionBlock\"&gt;&lt;p&gt;Our Interior NanoFibre™ Cloth features hand sewn pure NanoFibre™ edging&amp;#44 not rayon or cotton and no edge-less heat stamping. <text:s/>Consisting of 80% nano polyester fibre for ultra efficient cleaning and absorption around a (20%) polyamide core&amp;#44 our Interior NanoFibre cloth has superlative agreesion for cleaning power with gentle characteristics.&lt;/p&gt;&lt;/span&gt;&lt;span class=\"tigFIProductDescriptionBlock\"&gt;&lt;p&gt;Recommended for use with Interior Cleanse to clean all fabrics&amp;#44 vinyls and plastics in the cabin. Paintwork NanoFibre recommended for glossy surfaces such as wood trim and screens as well as transparent plastics.&lt;/p&gt;&lt;/span&gt;&lt;img class=\"tigFIProductDescriptionInlinePhoto\" alt=\"Interior NanoFibre Cloth - Tigersoft Performance\" title=\"Interior NanoFibre Cloth - Tigersoft Performance\" src=\"images/images/stitch2.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38]+10" office:value-type="float" office:value="480" calcext:value-type="float">
            <text:p>4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500</text:p>
          </table:table-cell>
          <table:table-cell office:value-type="string" calcext:value-type="string">
            <text:p>Interior Cleanse 5ooml</text:p>
          </table:table-cell>
          <table:table-cell office:value-type="string" calcext:value-type="string">
            <text:p>Interior Cleaning</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6.8300</text:p>
          </table:table-cell>
          <table:table-cell office:value-type="string" calcext:value-type="string">
            <text:p>interior-cleanse-5oo.jpg</text:p>
          </table:table-cell>
          <table:table-cell office:value-type="string" calcext:value-type="string">
            <text:p>&lt;div id=\"tigFIProductDescription\"&gt;&lt;span class=\"tigFIProductDescriptionTitle\"&gt;Interior Cleanse 500ml&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table:formula="of:=[.J39]+10" office:value-type="float" office:value="490" calcext:value-type="float">
            <text:p>4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URE500</text:p>
          </table:table-cell>
          <table:table-cell office:value-type="string" calcext:value-type="string">
            <text:p>Purity 5ooml</text:p>
          </table:table-cell>
          <table:table-cell office:value-type="string" calcext:value-type="string">
            <text:p>Interior Cleaning</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7.4900</text:p>
          </table:table-cell>
          <table:table-cell office:value-type="string" calcext:value-type="string">
            <text:p>purity-5oo_1.jpg</text:p>
          </table:table-cell>
          <table:table-cell office:value-type="string" calcext:value-type="string">
            <text:p>&lt;div id=\"tigFIProductDescription\"&gt;&lt;span class=\"tigFIProductDescriptionTitle\"&gt;Purity (Anti-bacterical Interior Cleaner) 500ml&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table:formula="of:=[.J40]+10" office:value-type="float" office:value="500" calcext:value-type="float">
            <text:p>5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VANILLA</text:p>
          </table:table-cell>
          <table:table-cell office:value-type="string" calcext:value-type="string">
            <text:p>Vanilla Interior Scent</text:p>
          </table:table-cell>
          <table:table-cell office:value-type="string" calcext:value-type="string">
            <text:p>Interior Cleaning</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7.8000</text:p>
          </table:table-cell>
          <table:table-cell office:value-type="string" calcext:value-type="string">
            <text:p>Vanilla 3250 pump 250.jpg</text:p>
          </table:table-cell>
          <table:table-cell office:value-type="string" calcext:value-type="string">
            <text:p>&lt;div id=\"tigFIProductDescription\"&gt;&lt;span class=\"tigFIProductDescriptionTitle\"&gt;Vanilla Interior Scent&lt;/span&gt;&lt;span class=\"tigFIProductDescriptionBlock\"&gt;&lt;p&gt;Vanilla is the first auto fragrance from Final Inspection. It is an aerosol with a years worth of subtle&amp;#44 blissful Vanilla fragrance for your Interior.&lt;/p&gt;&lt;/span&gt;&lt;span class=\"tigFIProductDescriptionBlockHeader\"&gt;&lt;p&gt;Application&lt;/p&gt;&lt;/span&gt;&lt;span class=\"tigFIProductDescriptionBlock\"&gt;&lt;p&gt;There are 3250 metered pumps of Vanilla in each can. 2-5 pumps is enough to fill a cabin with the very smooth&amp;#44 sweet&amp;#44 musky Vanilla aroma. Simply spray 2-5 doses of Vanilla into your carpets&amp;#44 mats or fabric seats (depending on your desired level of intensity) from a distance of 15-30cm.&lt;/p&gt;&lt;/span&gt;&lt;span class=\"tigFIProductDescriptionBlockHeader\"&gt;&lt;p&gt;FI Tip&lt;/p&gt;&lt;/span&gt;&lt;span class=\"tigFIProductDescriptionBlock\"&gt;&lt;p&gt;Pump 1 metered spray of Vanilla into your fabrics every day to maintain a very sublte scent. Use it in your Boot to rid odours. Vanilla contains anti-bacterial agents that kill most bacteria on surfaces&amp;#44 so Vanilla will help to minimise odour causing bacteria and help to keep fabrics fresh.&lt;/p&gt;&lt;/span&gt;&lt;span class=\"tigFIProductDescriptionBlockHeader\"&gt;&lt;p&gt;Safety&lt;/p&gt;&lt;/span&gt;&lt;span class=\"tigFIProductDescriptionBlock\"&gt;&lt;p&gt;Do NOT concentrate and inhale contents&amp;#44 may be harmful or fatal.&lt;/p&gt;&lt;/span&gt;&lt;span class=\"tigFIProductDescriptionBlock\"&gt;&lt;p&gt;Do NOT spray onto or at any person or animal.&lt;/p&gt;&lt;/span&gt;&lt;span class=\"tigFIProductDescriptionBlock\"&gt;&lt;p&gt;If skin becomes irritated&amp;#44 wash with cold water &amp; mild soap.&lt;/p&gt;&lt;/span&gt;&lt;/div&gt;</text:p>
          </table:table-cell>
          <table:table-cell office:value-type="string" calcext:value-type="string">
            <text:p>Final Inspection</text:p>
          </table:table-cell>
          <table:table-cell table:formula="of:=[.J41]+10" office:value-type="float" office:value="510" calcext:value-type="float">
            <text:p>5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LEATHER</text:p>
          </table:table-cell>
          <table:table-cell office:value-type="string" calcext:value-type="string">
            <text:p>Leather Care Kit</text:p>
          </table:table-cell>
          <table:table-cell office:value-type="string" calcext:value-type="string">
            <text:p>Interior Cleaning</text:p>
          </table:table-cell>
          <table:table-cell table:number-columns-repeated="3" table:style-name="ce1" office:value-type="string" calcext:value-type="string">
            <text:p>70.0000</text:p>
          </table:table-cell>
          <table:table-cell office:value-type="string" calcext:value-type="string">
            <text:p>LeatherCareKit.jpg</text:p>
          </table:table-cell>
          <table:table-cell office:value-type="string" calcext:value-type="string">
            <text:p>&lt;div id=\"tigFIProductDescription\"&gt;&lt;span class=\"tigFIProductDescriptionTitle\"&gt;Leather Care Kit&lt;/span&gt;&lt;span class=\"tigFIProductDescriptionBlockHeader\"&gt;&lt;p&gt;Why do I need this kit?&lt;/p&gt;&lt;/span&gt;&lt;span class=\"tigFIProductDescriptionBlock\"&gt;&lt;p&gt;There is nothing like clean new leather in a car&amp;#44 it smells great&amp;#44 feels smooth and clean&amp;#44 and is very luxurious.&lt;/p&gt;&lt;/span&gt;&lt;span class=\"tigFIProductDescriptionBlock\"&gt;&lt;p&gt;Leather is a natural material&amp;#44 and if not looked after&amp;#44 it will wrinkle&amp;#44 crack&amp;#44 split and peel. It needs to be kept clean&amp;#44 and most importantly&amp;#44 it needs to be moisturised (or fed) to keep it soft and supple.&lt;/p&gt;&lt;/span&gt;&lt;span class=\"tigFIProductDescriptionBlock\"&gt;&lt;p&gt;One aspect of Leather Care that is often overlooked is the stitching! Dirt can build up in the stitching&amp;#44 and the sharp edges of the dirt will gradually cut through the sticthing over time as you move around on the seat.&lt;/p&gt;&lt;/span&gt;&lt;span class=\"tigFIProductDescriptionBlock\"&gt;&lt;p&gt;Before cleaning&amp;#44 use a gentle brush to brush the dirt from the stitching&amp;#44 and vaccuum as you go. Then&amp;#44 when applying Leather Feed&amp;#44 make sure that you get plenty into the stitching&amp;#44 it will lubricate it so that the dirt will not be able to cut into it&lt;/p&gt;&lt;/span&gt;&lt;span class=\"tigFIProductDescriptionBlockHeader\"&gt;&lt;p&gt;Leather Cleaning&lt;/p&gt;&lt;/span&gt;&lt;ul class=\"tigFIProductDescriptionUnorderedList\" &gt;&lt;li&gt;You should always thoroughly vaccuum Leather seats before cleaning&lt;/li&gt;&lt;li&gt;Keep a bucket of lukewarm water next to the car with you so that it is easy to reach.&lt;/li&gt;&lt;li&gt;Wet the Interior Nanofibre Cloth&amp;#44 and then wring it out so that it is only lightly damp&amp;#44 and not dripping&lt;/li&gt;&lt;li&gt;Fold the cloth into a usable size. If you fold it in half 3 times that should be about right.&lt;/li&gt;&lt;li&gt;Apply one squirt of Leather Clean Gel onto the cloth&amp;#44 and then use elbow-grease as required&amp;#44 cleaning one small section (say 50cm x 50cm) at a time.&lt;/li&gt;&lt;li&gt;After each section&amp;#44 thoroughly rinse the cloth in the bucket of water&amp;#44 then refold&amp;#44 apply Leather Clean Gel&amp;#44 and complete the next small section.&lt;/li&gt;&lt;li&gt;You might break a front seat into 3 or 4 sections&amp;#44 cleaning one at a time&amp;#44 and rinsing the cloth between each section.&lt;/li&gt;&lt;li&gt;After you have finished one seat&amp;#44 empty the bucket (it will be dirty!)&amp;#44 refill with fresh water&amp;#44 and then quickly wipe down the completed seat to remove any residue before moveing onto the next seat.&lt;/li&gt;&lt;li&gt;Allow Leather to dry&lt;/li&gt;&lt;/ul&gt;&lt;span class=\"tigFIProductDescriptionBlockHeader\"&gt;&lt;p&gt;Leather Feeding&lt;/p&gt;&lt;/span&gt;&lt;ul class=\"tigFIProductDescriptionUnorderedList\" &gt;&lt;li&gt;Apply one squirt of Leather Feed to the Hand Pocket Applicator (HPA)&lt;/li&gt;&lt;li&gt;Wipe product evenly over the surface&amp;#44 using more product as needed&lt;/li&gt;&lt;li&gt;It is important to get Leather Feed deep into the stitching&amp;#44 it lubricates it and prevents wear.&lt;/li&gt;&lt;li&gt;If the Leather is dry&amp;#44 it will soak up all of the Leather Feed. Reapply until you are left with a glossy&amp;#44 even surface&lt;/li&gt;&lt;li&gt;Re-apply Leather Feed every month or so&lt;/li&gt;&lt;/ul&gt;&lt;/div&gt;</text:p>
          </table:table-cell>
          <table:table-cell office:value-type="string" calcext:value-type="string">
            <text:p>Final Inspection</text:p>
          </table:table-cell>
          <table:table-cell table:formula="of:=[.J42]+10" office:value-type="float" office:value="520" calcext:value-type="float">
            <text:p>5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URE1L</text:p>
          </table:table-cell>
          <table:table-cell office:value-type="string" calcext:value-type="string">
            <text:p>Purity 1L</text:p>
          </table:table-cell>
          <table:table-cell office:value-type="string" calcext:value-type="string">
            <text:p>Interior Cleaning</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7.4400</text:p>
          </table:table-cell>
          <table:table-cell office:value-type="string" calcext:value-type="string">
            <text:p>purity-1l.jpg</text:p>
          </table:table-cell>
          <table:table-cell office:value-type="string" calcext:value-type="string">
            <text:p>&lt;div id=\"tigFIProductDescription\"&gt;&lt;span class=\"tigFIProductDescriptionTitle\"&gt;Purity (Anti-bacterical Interior Cleaner) 1 Litre&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table:formula="of:=[.J43]+10" office:value-type="float" office:value="530" calcext:value-type="float">
            <text:p>5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1L</text:p>
          </table:table-cell>
          <table:table-cell office:value-type="string" calcext:value-type="string">
            <text:p>Interior Cleanse 1L</text:p>
          </table:table-cell>
          <table:table-cell office:value-type="string" calcext:value-type="string">
            <text:p>Interior Cleaning</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9.1700</text:p>
          </table:table-cell>
          <table:table-cell office:value-type="string" calcext:value-type="string">
            <text:p>interior-cleanse1l.jpg</text:p>
          </table:table-cell>
          <table:table-cell office:value-type="string" calcext:value-type="string">
            <text:p>&lt;div id=\"tigFIProductDescription\"&gt;&lt;span class=\"tigFIProductDescriptionTitle\"&gt;Interior Cleanse 1 Litre&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table:formula="of:=[.J44]+10" office:value-type="float" office:value="540" calcext:value-type="float">
            <text:p>5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20L</text:p>
          </table:table-cell>
          <table:table-cell office:value-type="string" calcext:value-type="string">
            <text:p>Interior Cleanse 20L</text:p>
          </table:table-cell>
          <table:table-cell office:value-type="string" calcext:value-type="string">
            <text:p>Interior Cleaning</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103.8400</text:p>
          </table:table-cell>
          <table:table-cell office:value-type="string" calcext:value-type="string">
            <text:p>FI.jpg</text:p>
          </table:table-cell>
          <table:table-cell office:value-type="string" calcext:value-type="string">
            <text:p>&lt;div id=\"tigFIProductDescription\"&gt;&lt;span class=\"tigFIProductDescriptionTitle\"&gt;Interior Cleanse 20 Litres&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table:formula="of:=[.J45]+10" office:value-type="float" office:value="550" calcext:value-type="float">
            <text:p>5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URE20L</text:p>
          </table:table-cell>
          <table:table-cell office:value-type="string" calcext:value-type="string">
            <text:p>Purity 20L</text:p>
          </table:table-cell>
          <table:table-cell office:value-type="string" calcext:value-type="string">
            <text:p>Interior Cleaning</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112.7900</text:p>
          </table:table-cell>
          <table:table-cell office:value-type="string" calcext:value-type="string">
            <text:p>FI.jpg</text:p>
          </table:table-cell>
          <table:table-cell office:value-type="string" calcext:value-type="string">
            <text:p>&lt;div id=\"tigFIProductDescription\"&gt;&lt;span class=\"tigFIProductDescriptionTitle\"&gt;Purity (Anti-bacterical Interior Cleaner) 20 Litres&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table:formula="of:=[.J46]+10" office:value-type="float" office:value="560" calcext:value-type="float">
            <text:p>5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HPA-L</text:p>
          </table:table-cell>
          <table:table-cell office:value-type="string" calcext:value-type="string">
            <text:p>Hand Applicator (Leather)</text:p>
          </table:table-cell>
          <table:table-cell office:value-type="string" calcext:value-type="string">
            <text:p>Leather Ca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5.3800</text:p>
          </table:table-cell>
          <table:table-cell office:value-type="string" calcext:value-type="string">
            <text:p>leather-hp-applicator.jpg</text:p>
          </table:table-cell>
          <table:table-cell office:value-type="string" calcext:value-type="string">
            <text:p>&lt;div id=\"tigFIProductDescription\"&gt;&lt;span class=\"tigFIProductDescriptionTitle\"&gt;Hand Pocket Applicator - Leather / Interior&lt;/span&gt;&lt;span class=\"tigFIProductDescriptionBlock\"&gt;&lt;p&gt;The Leather Hand Pocket Applicator makes applying Leather Feed a breeze. The Low Pile Weave doesn't unnecessarily absorb product that eventually is wasted. The Low Pile also allows the Hand Pocket to glide across the rough Leather surface instead of gripping. It does however have enough pile to evenly distribute the Feeding product onto Leather surfaces. For use with all Leather Feeding/Conditioning/Moisturising products that are in paste or thicker liquid form.&lt;/p&gt;&lt;/span&gt;&lt;span class=\"tigFIProductDescriptionBlock\"&gt;&lt;p&gt;The very best interior 'hand pocket' applicator for cleaning or application of leather preservers such as 'feed'.&lt;/p&gt;&lt;/span&gt;&lt;img class=\"tigFIProductDescriptionInlinePhoto\" alt=\"Hand Pocket Applicator - Leather / Interior - Tigersoft Performance\" title=\"Hand Pocket Applicator - Leather / Interior - Tigersoft Performance\" src=\"images/Leather-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47]+10" office:value-type="float" office:value="570" calcext:value-type="float">
            <text:p>5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CG1L</text:p>
          </table:table-cell>
          <table:table-cell office:value-type="string" calcext:value-type="string">
            <text:p>Leather Clean Gel 1L</text:p>
          </table:table-cell>
          <table:table-cell office:value-type="string" calcext:value-type="string">
            <text:p>Leather Care</text:p>
          </table:table-cell>
          <table:table-cell table:style-name="ce1" office:value-type="string" calcext:value-type="string">
            <text:p>100.0000</text:p>
          </table:table-cell>
          <table:table-cell table:style-name="ce1" office:value-type="string" calcext:value-type="string">
            <text:p>89.0000</text:p>
          </table:table-cell>
          <table:table-cell table:style-name="ce1" office:value-type="string" calcext:value-type="string">
            <text:p>58.0600</text:p>
          </table:table-cell>
          <table:table-cell office:value-type="string" calcext:value-type="string">
            <text:p>FI.jpg</text:p>
          </table:table-cell>
          <table:table-cell office:value-type="string" calcext:value-type="string">
            <text:p>&lt;div id=\"tigFIProductDescription\"&gt;&lt;span class=\"tigFIProductDescriptionTitle\"&gt;Leather Clean Gel 1 Litre&lt;/span&gt;&lt;span class=\"tigFIProductDescriptionBlock\"&gt;&lt;p&gt;The world's best leather cleaner&amp;#44 Leather Clean Gel™ by Final Inspection is a vey high quality leather cleaner designed to deep clean leather without agressively removing hydration. Leather Clean Gel™ thoroughly but gently cleans all types of leather including stitching and results in the perfect finish for conditioners such as Leather Feed™ to hydrate.&lt;/p&gt;&lt;/span&gt;&lt;span class=\"tigFIProductDescriptionBlock\"&gt;&lt;p&gt;Leather Clean Gel™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clean my leather?&lt;/p&gt;&lt;/span&gt;&lt;span class=\"tigFIProductDescriptionBlock\"&gt;&lt;p&gt;You should clean leather when it is required. <text:s/>Unlike feeding which is recommended once per month regardless of use&amp;#44 there are no set time intervals for leather cleaning&amp;#44 instead&amp;#44 we recommend to maintain clean leather as it is necessary.&lt;/p&gt;&lt;/span&gt;&lt;/div&gt;</text:p>
          </table:table-cell>
          <table:table-cell office:value-type="string" calcext:value-type="string">
            <text:p>Final Inspection</text:p>
          </table:table-cell>
          <table:table-cell table:formula="of:=[.J48]+10" office:value-type="float" office:value="580" calcext:value-type="float">
            <text:p>5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NF-H</text:p>
          </table:table-cell>
          <table:table-cell office:value-type="string" calcext:value-type="string">
            <text:p>Interior Cloth</text:p>
          </table:table-cell>
          <table:table-cell office:value-type="string" calcext:value-type="string">
            <text:p>Leather Ca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5500</text:p>
          </table:table-cell>
          <table:table-cell office:value-type="string" calcext:value-type="string">
            <text:p>interior-nanofibre.jpg</text:p>
          </table:table-cell>
          <table:table-cell office:value-type="string" calcext:value-type="string">
            <text:p>&lt;div id=\"tigFIProductDescription\"&gt;&lt;span class=\"tigFIProductDescriptionTitle\"&gt;Interior NanoFibre Cloth&lt;/span&gt;&lt;span class=\"tigFIProductDescriptionBlock\"&gt;&lt;p&gt;A very high quality&amp;#44 300 gsm&amp;#44 40 x 40cm NanoFibre™ cloth recommended for use on all cabin surfaces such as leather&amp;#44 vinyl&amp;#44 fabric and plastics.&lt;/p&gt;&lt;/span&gt;&lt;span class=\"tigFIProductDescriptionBlock\"&gt;&lt;p&gt;Our Interior NanoFibre™ Cloth features hand sewn pure NanoFibre™ edging&amp;#44 not rayon or cotton and no edge-less heat stamping. <text:s/>Consisting of 80% nano polyester fibre for ultra efficient cleaning and absorption around a (20%) polyamide core&amp;#44 our Interior NanoFibre cloth has superlative agreesion for cleaning power with gentle characteristics.&lt;/p&gt;&lt;/span&gt;&lt;span class=\"tigFIProductDescriptionBlock\"&gt;&lt;p&gt;Recommended for use with Interior Cleanse to clean all fabrics&amp;#44 vinyls and plastics in the cabin. Paintwork NanoFibre recommended for glossy surfaces such as wood trim and screens as well as transparent plastics.&lt;/p&gt;&lt;/span&gt;&lt;img class=\"tigFIProductDescriptionInlinePhoto\" alt=\"Interior NanoFibre Cloth - Tigersoft Performance\" title=\"Interior NanoFibre Cloth - Tigersoft Performance\" src=\"images/images/stitch2.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49]+10" office:value-type="float" office:value="590" calcext:value-type="float">
            <text:p>5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EED1L</text:p>
          </table:table-cell>
          <table:table-cell office:value-type="string" calcext:value-type="string">
            <text:p>Leather Feed 1L</text:p>
          </table:table-cell>
          <table:table-cell office:value-type="string" calcext:value-type="string">
            <text:p>Leather Care</text:p>
          </table:table-cell>
          <table:table-cell table:style-name="ce1" office:value-type="string" calcext:value-type="string">
            <text:p>110.0000</text:p>
          </table:table-cell>
          <table:table-cell table:style-name="ce1" office:value-type="string" calcext:value-type="string">
            <text:p>99.0000</text:p>
          </table:table-cell>
          <table:table-cell table:style-name="ce1" office:value-type="string" calcext:value-type="string">
            <text:p>67.2100</text:p>
          </table:table-cell>
          <table:table-cell office:value-type="string" calcext:value-type="string">
            <text:p>FI.jpg</text:p>
          </table:table-cell>
          <table:table-cell office:value-type="string" calcext:value-type="string">
            <text:p>&lt;div id=\"tigFIProductDescription\"&gt;&lt;span class=\"tigFIProductDescriptionTitle\"&gt;Leather Feed 1 Litre&lt;/span&gt;&lt;span class=\"tigFIProductDescriptionBlock\"&gt;&lt;p&gt;The world's best leather moisturiser&amp;#44 Feed™ by Final Inspection is a vey high quality leather conditioner designed to hydrate all types of leather keeping them soft and supple. <text:s/>Packed with the same tanning oils used to initially condition leather in the manufacturing proces&amp;#44 Feed™ lends a fresh&amp;#44 genuine leather look&amp;#44 smell and feel.&lt;/p&gt;&lt;/span&gt;&lt;span class=\"tigFIProductDescriptionBlock\"&gt;&lt;p&gt;Leather Feed™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re-hydrate to my leather?&lt;/p&gt;&lt;/span&gt;&lt;span class=\"tigFIProductDescriptionBlock\"&gt;&lt;p&gt;You should replace lost moisutre every month regardless of how much or little use the vehicle has.&lt;/p&gt;&lt;/span&gt;&lt;/div&gt;</text:p>
          </table:table-cell>
          <table:table-cell office:value-type="string" calcext:value-type="string">
            <text:p>Final Inspection</text:p>
          </table:table-cell>
          <table:table-cell table:formula="of:=[.J50]+10" office:value-type="float" office:value="600" calcext:value-type="float">
            <text:p>6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LEATHER</text:p>
          </table:table-cell>
          <table:table-cell office:value-type="string" calcext:value-type="string">
            <text:p>Leather Care Kit</text:p>
          </table:table-cell>
          <table:table-cell office:value-type="string" calcext:value-type="string">
            <text:p>Leather Care</text:p>
          </table:table-cell>
          <table:table-cell table:number-columns-repeated="3" table:style-name="ce1" office:value-type="string" calcext:value-type="string">
            <text:p>70.0000</text:p>
          </table:table-cell>
          <table:table-cell office:value-type="string" calcext:value-type="string">
            <text:p>LeatherCareKit.jpg</text:p>
          </table:table-cell>
          <table:table-cell office:value-type="string" calcext:value-type="string">
            <text:p>&lt;div id=\"tigFIProductDescription\"&gt;&lt;span class=\"tigFIProductDescriptionTitle\"&gt;Leather Care Kit&lt;/span&gt;&lt;span class=\"tigFIProductDescriptionBlockHeader\"&gt;&lt;p&gt;Why do I need this kit?&lt;/p&gt;&lt;/span&gt;&lt;span class=\"tigFIProductDescriptionBlock\"&gt;&lt;p&gt;There is nothing like clean new leather in a car&amp;#44 it smells great&amp;#44 feels smooth and clean&amp;#44 and is very luxurious.&lt;/p&gt;&lt;/span&gt;&lt;span class=\"tigFIProductDescriptionBlock\"&gt;&lt;p&gt;Leather is a natural material&amp;#44 and if not looked after&amp;#44 it will wrinkle&amp;#44 crack&amp;#44 split and peel. It needs to be kept clean&amp;#44 and most importantly&amp;#44 it needs to be moisturised (or fed) to keep it soft and supple.&lt;/p&gt;&lt;/span&gt;&lt;span class=\"tigFIProductDescriptionBlock\"&gt;&lt;p&gt;One aspect of Leather Care that is often overlooked is the stitching! Dirt can build up in the stitching&amp;#44 and the sharp edges of the dirt will gradually cut through the sticthing over time as you move around on the seat.&lt;/p&gt;&lt;/span&gt;&lt;span class=\"tigFIProductDescriptionBlock\"&gt;&lt;p&gt;Before cleaning&amp;#44 use a gentle brush to brush the dirt from the stitching&amp;#44 and vaccuum as you go. Then&amp;#44 when applying Leather Feed&amp;#44 make sure that you get plenty into the stitching&amp;#44 it will lubricate it so that the dirt will not be able to cut into it&lt;/p&gt;&lt;/span&gt;&lt;span class=\"tigFIProductDescriptionBlockHeader\"&gt;&lt;p&gt;Leather Cleaning&lt;/p&gt;&lt;/span&gt;&lt;ul class=\"tigFIProductDescriptionUnorderedList\" &gt;&lt;li&gt;You should always thoroughly vaccuum Leather seats before cleaning&lt;/li&gt;&lt;li&gt;Keep a bucket of lukewarm water next to the car with you so that it is easy to reach.&lt;/li&gt;&lt;li&gt;Wet the Interior Nanofibre Cloth&amp;#44 and then wring it out so that it is only lightly damp&amp;#44 and not dripping&lt;/li&gt;&lt;li&gt;Fold the cloth into a usable size. If you fold it in half 3 times that should be about right.&lt;/li&gt;&lt;li&gt;Apply one squirt of Leather Clean Gel onto the cloth&amp;#44 and then use elbow-grease as required&amp;#44 cleaning one small section (say 50cm x 50cm) at a time.&lt;/li&gt;&lt;li&gt;After each section&amp;#44 thoroughly rinse the cloth in the bucket of water&amp;#44 then refold&amp;#44 apply Leather Clean Gel&amp;#44 and complete the next small section.&lt;/li&gt;&lt;li&gt;You might break a front seat into 3 or 4 sections&amp;#44 cleaning one at a time&amp;#44 and rinsing the cloth between each section.&lt;/li&gt;&lt;li&gt;After you have finished one seat&amp;#44 empty the bucket (it will be dirty!)&amp;#44 refill with fresh water&amp;#44 and then quickly wipe down the completed seat to remove any residue before moveing onto the next seat.&lt;/li&gt;&lt;li&gt;Allow Leather to dry&lt;/li&gt;&lt;/ul&gt;&lt;span class=\"tigFIProductDescriptionBlockHeader\"&gt;&lt;p&gt;Leather Feeding&lt;/p&gt;&lt;/span&gt;&lt;ul class=\"tigFIProductDescriptionUnorderedList\" &gt;&lt;li&gt;Apply one squirt of Leather Feed to the Hand Pocket Applicator (HPA)&lt;/li&gt;&lt;li&gt;Wipe product evenly over the surface&amp;#44 using more product as needed&lt;/li&gt;&lt;li&gt;It is important to get Leather Feed deep into the stitching&amp;#44 it lubricates it and prevents wear.&lt;/li&gt;&lt;li&gt;If the Leather is dry&amp;#44 it will soak up all of the Leather Feed. Reapply until you are left with a glossy&amp;#44 even surface&lt;/li&gt;&lt;li&gt;Re-apply Leather Feed every month or so&lt;/li&gt;&lt;/ul&gt;&lt;/div&gt;</text:p>
          </table:table-cell>
          <table:table-cell office:value-type="string" calcext:value-type="string">
            <text:p>Final Inspection</text:p>
          </table:table-cell>
          <table:table-cell table:formula="of:=[.J51]+10" office:value-type="float" office:value="610" calcext:value-type="float">
            <text:p>6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CG275</text:p>
          </table:table-cell>
          <table:table-cell office:value-type="string" calcext:value-type="string">
            <text:p>Leather Clean Gel 275ml</text:p>
          </table:table-cell>
          <table:table-cell office:value-type="string" calcext:value-type="string">
            <text:p>Leather Care</text:p>
          </table:table-cell>
          <table:table-cell table:style-name="ce1" office:value-type="string" calcext:value-type="string">
            <text:p>30.0000</text:p>
          </table:table-cell>
          <table:table-cell table:style-name="ce1" office:value-type="string" calcext:value-type="string">
            <text:p>25.9500</text:p>
          </table:table-cell>
          <table:table-cell table:style-name="ce1" office:value-type="string" calcext:value-type="string">
            <text:p>17.0500</text:p>
          </table:table-cell>
          <table:table-cell office:value-type="string" calcext:value-type="string">
            <text:p>leather-clean-gel.jpg</text:p>
          </table:table-cell>
          <table:table-cell office:value-type="string" calcext:value-type="string">
            <text:p>&lt;div id=\"tigFIProductDescription\"&gt;&lt;span class=\"tigFIProductDescriptionTitle\"&gt;Leather Clean Gel 275ml&lt;/span&gt;&lt;span class=\"tigFIProductDescriptionBlock\"&gt;&lt;p&gt;The world's best leather cleaner&amp;#44 Leather Clean Gel™ by Final Inspection is a vey high quality leather cleaner designed to deep clean leather without agressively removing hydration. Leather Clean Gel™ thoroughly but gently cleans all types of leather including stitching and results in the perfect finish for conditioners such as Leather Feed™ to hydrate.&lt;/p&gt;&lt;/span&gt;&lt;span class=\"tigFIProductDescriptionBlock\"&gt;&lt;p&gt;Leather Clean Gel™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clean my leather?&lt;/p&gt;&lt;/span&gt;&lt;span class=\"tigFIProductDescriptionBlock\"&gt;&lt;p&gt;You should clean leather when it is required. <text:s/>Unlike feeding which is recommended once per month regardless of use&amp;#44 there are no set time intervals for leather cleaning&amp;#44 instead&amp;#44 we recommend to maintain clean leather as it is necessary.&lt;/p&gt;&lt;/span&gt;&lt;/div&gt;</text:p>
          </table:table-cell>
          <table:table-cell office:value-type="string" calcext:value-type="string">
            <text:p>Final Inspection</text:p>
          </table:table-cell>
          <table:table-cell table:formula="of:=[.J52]+10" office:value-type="float" office:value="620" calcext:value-type="float">
            <text:p>6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EED275</text:p>
          </table:table-cell>
          <table:table-cell office:value-type="string" calcext:value-type="string">
            <text:p>Leather Feed 275ml</text:p>
          </table:table-cell>
          <table:table-cell office:value-type="string" calcext:value-type="string">
            <text:p>Leather Care</text:p>
          </table:table-cell>
          <table:table-cell table:style-name="ce1" office:value-type="string" calcext:value-type="string">
            <text:p>32.0000</text:p>
          </table:table-cell>
          <table:table-cell table:style-name="ce1" office:value-type="string" calcext:value-type="string">
            <text:p>27.9500</text:p>
          </table:table-cell>
          <table:table-cell table:style-name="ce1" office:value-type="string" calcext:value-type="string">
            <text:p>19.3400</text:p>
          </table:table-cell>
          <table:table-cell office:value-type="string" calcext:value-type="string">
            <text:p>leather-feed.jpg</text:p>
          </table:table-cell>
          <table:table-cell office:value-type="string" calcext:value-type="string">
            <text:p>&lt;div id=\"tigFIProductDescription\"&gt;&lt;span class=\"tigFIProductDescriptionTitle\"&gt;Leather Feed 275ml&lt;/span&gt;&lt;span class=\"tigFIProductDescriptionBlock\"&gt;&lt;p&gt;The world's best leather moisturiser&amp;#44 Feed™ by Final Inspection is a vey high quality leather conditioner designed to hydrate all types of leather keeping them soft and supple. <text:s/>Packed with the same tanning oils used to initially condition leather in the manufacturing proces&amp;#44 Feed™ lends a fresh&amp;#44 genuine leather look&amp;#44 smell and feel.&lt;/p&gt;&lt;/span&gt;&lt;span class=\"tigFIProductDescriptionBlock\"&gt;&lt;p&gt;Leather Feed™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re-hydrate to my leather?&lt;/p&gt;&lt;/span&gt;&lt;span class=\"tigFIProductDescriptionBlock\"&gt;&lt;p&gt;You should replace lost moisutre every month regardless of how much or little use the vehicle has.&lt;/p&gt;&lt;/span&gt;&lt;/div&gt;</text:p>
          </table:table-cell>
          <table:table-cell office:value-type="string" calcext:value-type="string">
            <text:p>Final Inspection</text:p>
          </table:table-cell>
          <table:table-cell table:formula="of:=[.J53]+10" office:value-type="float" office:value="630" calcext:value-type="float">
            <text:p>6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EP5L</text:p>
          </table:table-cell>
          <table:table-cell office:value-type="string" calcext:value-type="string">
            <text:p>Peppermint Microfibre Wash 5L</text:p>
          </table:table-cell>
          <table:table-cell office:value-type="string" calcext:value-type="string">
            <text:p>NanoFibre</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32.6600</text:p>
          </table:table-cell>
          <table:table-cell office:value-type="string" calcext:value-type="string">
            <text:p>peppermint-5l.jpg</text:p>
          </table:table-cell>
          <table:table-cell office:value-type="string" calcext:value-type="string">
            <text:p>&lt;div id=\"tigFIProductDescription\"&gt;&lt;span class=\"tigFIProductDescriptionTitle\"&gt;Peppermint NanoFibre Wash 5 Litres&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54]+10" office:value-type="float" office:value="640" calcext:value-type="float">
            <text:p>6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HPA-D</text:p>
          </table:table-cell>
          <table:table-cell office:value-type="string" calcext:value-type="string">
            <text:p>Hand Applicator (Dressing)</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5.3800</text:p>
          </table:table-cell>
          <table:table-cell office:value-type="string" calcext:value-type="string">
            <text:p>dressing-hp-applicator.jpg</text:p>
          </table:table-cell>
          <table:table-cell office:value-type="string" calcext:value-type="string">
            <text:p>&lt;div id=\"tigFIProductDescription\"&gt;&lt;span class=\"tigFIProductDescriptionTitle\"&gt;Hand Pocket Applicator - Dressing / Wheel&lt;/span&gt;&lt;span class=\"tigFIProductDescriptionBlock\"&gt;&lt;p&gt;Use the Blue Hand Pocket Applicator as a dedicated applicator for Dressing Interior Plastics with a Vinyl Dressing/Protectant or to apply other Dressings to plastic&amp;#44 Rubber &amp; Vinyl materials. <text:s/>Blue is also the wheel colour code and thus&amp;#44 this applicator is recommended to be used for application of protective sealants/waxes to wheels such as Full Metal Jacket Spray Wax.&lt;/p&gt;&lt;/span&gt;&lt;span class=\"tigFIProductDescriptionBlock\"&gt;&lt;p&gt;The Blue Colour makes it easy to stop cross contamination from product applicators which can occur -even after washing.&lt;/p&gt;&lt;/span&gt;&lt;span class=\"tigFIProductDescriptionBlock\"&gt;&lt;p&gt;The Hand Pocket Applicator solves the issue of applying Dressings&amp;#44 which are usually sticky in nature&amp;#44 from coming into contact with your hands. Using the Hand Pocket Applicator helps avoid the contact with the product that usually occurs when using a cloth and using a Hand Pocket Applicator also greatly reduces the risk of dropping the Applicator onto the ground and picking up contaminants.&lt;/p&gt;&lt;/span&gt;&lt;img class=\"tigFIProductDescriptionInlinePhoto\" alt=\"Hand Pocket Applicator - Dressing / Wheel - Tigersoft Performance\" title=\"Hand Pocket Applicator - Dressing / Wheel - Tigersoft Performance\" src=\"images/Dress-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Blu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55]+10" office:value-type="float" office:value="650" calcext:value-type="float">
            <text:p>6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HPA-L</text:p>
          </table:table-cell>
          <table:table-cell office:value-type="string" calcext:value-type="string">
            <text:p>Hand Applicator (Leather)</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5.3800</text:p>
          </table:table-cell>
          <table:table-cell office:value-type="string" calcext:value-type="string">
            <text:p>leather-hp-applicator.jpg</text:p>
          </table:table-cell>
          <table:table-cell office:value-type="string" calcext:value-type="string">
            <text:p>&lt;div id=\"tigFIProductDescription\"&gt;&lt;span class=\"tigFIProductDescriptionTitle\"&gt;Hand Pocket Applicator - Leather / Interior&lt;/span&gt;&lt;span class=\"tigFIProductDescriptionBlock\"&gt;&lt;p&gt;The Leather Hand Pocket Applicator makes applying Leather Feed a breeze. The Low Pile Weave doesn't unnecessarily absorb product that eventually is wasted. The Low Pile also allows the Hand Pocket to glide across the rough Leather surface instead of gripping. It does however have enough pile to evenly distribute the Feeding product onto Leather surfaces. For use with all Leather Feeding/Conditioning/Moisturising products that are in paste or thicker liquid form.&lt;/p&gt;&lt;/span&gt;&lt;span class=\"tigFIProductDescriptionBlock\"&gt;&lt;p&gt;The very best interior 'hand pocket' applicator for cleaning or application of leather preservers such as 'feed'.&lt;/p&gt;&lt;/span&gt;&lt;img class=\"tigFIProductDescriptionInlinePhoto\" alt=\"Hand Pocket Applicator - Leather / Interior - Tigersoft Performance\" title=\"Hand Pocket Applicator - Leather / Interior - Tigersoft Performance\" src=\"images/Leather-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56]+10" office:value-type="float" office:value="660" calcext:value-type="float">
            <text:p>6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HPA-W</text:p>
          </table:table-cell>
          <table:table-cell office:value-type="string" calcext:value-type="string">
            <text:p>Hand Applicator (Wax)</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5.3800</text:p>
          </table:table-cell>
          <table:table-cell office:value-type="string" calcext:value-type="string">
            <text:p>wax-hp-applicator.jpg</text:p>
          </table:table-cell>
          <table:table-cell office:value-type="string" calcext:value-type="string">
            <text:p>&lt;div id=\"tigFIProductDescription\"&gt;&lt;span class=\"tigFIProductDescriptionTitle\"&gt;Hand Pocket Applicator - Wax / Sealant&lt;/span&gt;&lt;span class=\"tigFIProductDescriptionBlock\"&gt;&lt;p&gt;The very best wax &amp; sealant 'Hand Pocket' Applicator. Use this safe and comfortable applicator to apply your favourite sealants and waxes.&lt;/p&gt;&lt;/span&gt;&lt;img class=\"tigFIProductDescriptionInlinePhoto\" alt=\"Hand Pocket Applicator - Wax / Sealant - Tigersoft Performance\" title=\"Hand Pocket Applicator - Wax / Sealant - Tigersoft Performance\" src=\"images/Wax-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Oran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57]+10" office:value-type="float" office:value="670" calcext:value-type="float">
            <text:p>6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AMNF-H</text:p>
          </table:table-cell>
          <table:table-cell office:value-type="string" calcext:value-type="string">
            <text:p>Jamb Cloth</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5000</text:p>
          </table:table-cell>
          <table:table-cell office:value-type="string" calcext:value-type="string">
            <text:p>jamb-nanofibre_2.jpg</text:p>
          </table:table-cell>
          <table:table-cell office:value-type="string" calcext:value-type="string">
            <text:p>&lt;div id=\"tigFIProductDescription\"&gt;&lt;span class=\"tigFIProductDescriptionTitle\"&gt;Jamb NanoFibre Cloth&lt;/span&gt;&lt;span class=\"tigFIProductDescriptionBlock\"&gt;&lt;p&gt;A revolutionary new way to easily and quickly clean jambs and crevices that may contaminate the cloth with powdered graphite&amp;#44 grease and other usually dirty&amp;#44 oil-based lubricants&amp;#44 avoiding cross contamination onto other areas.&lt;/p&gt;&lt;/span&gt;&lt;span class=\"tigFIProductDescriptionBlock\"&gt;&lt;p&gt;The NanoFibre™ Jamb Cloth is the best tool for jamb cleaning. <text:s/>It's tight looped hook weave and high gsm remove dirt and debris quickly reducing the mechanical action required on these usually painted sections of your vehicle that are difficult to polish.&lt;/p&gt;&lt;/span&gt;&lt;span class=\"tigFIProductDescriptionBlock\"&gt;&lt;p&gt;With it's generous size&amp;#44 this cloths will gently but effectively and efficiently remove weekly build-up of contaminants without hassle. <text:s/>Use your Jamb Cloth with Gloss Boost to lubricate the paintwork as you wipe away residual water from a wash as well as the trapped dirt that isn't completely removed during a wash leaving a glowing silky smooth finish that will assist in a quicker and easier clean on the following wash.&lt;/p&gt;&lt;/span&gt;&lt;span class=\"tigFIProductDescriptionBlock\"&gt;&lt;p&gt;Also recommended for use all components in engine bays.&lt;/p&gt;&lt;/span&gt;&lt;img class=\"tigFIProductDescriptionInlinePhoto\" alt=\"Jamb NanoFibre Cloth - Tigersoft Performance\" title=\"Jamb NanoFibre Cloth - Tigersoft Performance\" src=\"images/images/Jamb-NanoFibre-03.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Red&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58]+10" office:value-type="float" office:value="680" calcext:value-type="float">
            <text:p>6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HLNF-H</text:p>
          </table:table-cell>
          <table:table-cell office:value-type="string" calcext:value-type="string">
            <text:p>Wheel Cloth</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5000</text:p>
          </table:table-cell>
          <table:table-cell office:value-type="string" calcext:value-type="string">
            <text:p>wheel-nanofibre.jpg</text:p>
          </table:table-cell>
          <table:table-cell office:value-type="string" calcext:value-type="string">
            <text:p>&lt;div id=\"tigFIProductDescription\"&gt;&lt;span class=\"tigFIProductDescriptionTitle\"&gt;Wheel NanoFibre Cloth&lt;/span&gt;&lt;span class=\"tigFIProductDescriptionBlock\"&gt;&lt;p&gt;A revolutionary new way to easily and quickly clean wheels&amp;#44 brake calipers and tyres that may contaminate the cloth with silicone&amp;#44 grease&amp;#44 abrasive brake pad (dust)&amp;#44 tar and many other extremely dirty materials&amp;#44 avoiding cross contamination onto other areas.&lt;/p&gt;&lt;/span&gt;&lt;span class=\"tigFIProductDescriptionBlock\"&gt;&lt;p&gt;The NanoFibre™ Wheel Cloth is the best tool for wheel cleaning. <text:s/>It's tight looped hook weave and high gsm remove dirt and debris quickly reducing the mechanical action required on these sections of your vehicle that are difficult to polish.&lt;/p&gt;&lt;/span&gt;&lt;span class=\"tigFIProductDescriptionBlock\"&gt;&lt;p&gt;With its generous size&amp;#44 this cloth will gently but effectively and efficiently remove weekly build-up of contaminants without hassle. <text:s/>Use your Wheel Cloth with Gloss Boost to lubricate your painted&amp;#44 powdercoated or chrome wheels as you wipe away residual water from a wash as well as the trapped dirt that isn't completely removed during a wash leaving a glowing silky smooth finish that will assist in a quicker and easier clean on the following wash&lt;/p&gt;&lt;/span&gt;&lt;img class=\"tigFIProductDescriptionInlinePhoto\" alt=\"Wheel NanoFibre Cloth - Tigersoft Performance\" title=\"Wheel NanoFibre Cloth - Tigersoft Performance\" src=\"images/images/Wheel-NanoFibre.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Blu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59]+10" office:value-type="float" office:value="690" calcext:value-type="float">
            <text:p>6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NF-H</text:p>
          </table:table-cell>
          <table:table-cell office:value-type="string" calcext:value-type="string">
            <text:p>Interior Cloth</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5500</text:p>
          </table:table-cell>
          <table:table-cell office:value-type="string" calcext:value-type="string">
            <text:p>interior-nanofibre.jpg</text:p>
          </table:table-cell>
          <table:table-cell office:value-type="string" calcext:value-type="string">
            <text:p>&lt;div id=\"tigFIProductDescription\"&gt;&lt;span class=\"tigFIProductDescriptionTitle\"&gt;Interior NanoFibre Cloth&lt;/span&gt;&lt;span class=\"tigFIProductDescriptionBlock\"&gt;&lt;p&gt;A very high quality&amp;#44 300 gsm&amp;#44 40 x 40cm NanoFibre™ cloth recommended for use on all cabin surfaces such as leather&amp;#44 vinyl&amp;#44 fabric and plastics.&lt;/p&gt;&lt;/span&gt;&lt;span class=\"tigFIProductDescriptionBlock\"&gt;&lt;p&gt;Our Interior NanoFibre™ Cloth features hand sewn pure NanoFibre™ edging&amp;#44 not rayon or cotton and no edge-less heat stamping. <text:s/>Consisting of 80% nano polyester fibre for ultra efficient cleaning and absorption around a (20%) polyamide core&amp;#44 our Interior NanoFibre cloth has superlative agreesion for cleaning power with gentle characteristics.&lt;/p&gt;&lt;/span&gt;&lt;span class=\"tigFIProductDescriptionBlock\"&gt;&lt;p&gt;Recommended for use with Interior Cleanse to clean all fabrics&amp;#44 vinyls and plastics in the cabin. Paintwork NanoFibre recommended for glossy surfaces such as wood trim and screens as well as transparent plastics.&lt;/p&gt;&lt;/span&gt;&lt;img class=\"tigFIProductDescriptionInlinePhoto\" alt=\"Interior NanoFibre Cloth - Tigersoft Performance\" title=\"Interior NanoFibre Cloth - Tigersoft Performance\" src=\"images/images/stitch2.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0]+10" office:value-type="float" office:value="700" calcext:value-type="float">
            <text:p>7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S1-H</text:p>
          </table:table-cell>
          <table:table-cell office:value-type="string" calcext:value-type="string">
            <text:p>Glass System Step 1 Cloth</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9.5000</text:p>
          </table:table-cell>
          <table:table-cell table:style-name="ce1" office:value-type="string" calcext:value-type="string">
            <text:p>7.2200</text:p>
          </table:table-cell>
          <table:table-cell office:value-type="string" calcext:value-type="string">
            <text:p>FI.jpg</text:p>
          </table:table-cell>
          <table:table-cell office:value-type="string" calcext:value-type="string">
            <text:p>&lt;div id=\"tigFIProductDescription\"&gt;&lt;span class=\"tigFIProductDescriptionTitle\"&gt;Glass System NanoFibre STEP1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1 Cloth - Tigersoft Performance\" title=\"Glass System NanoFibre STEP1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1]+10" office:value-type="float" office:value="710" calcext:value-type="float">
            <text:p>7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AINTNF-H</text:p>
          </table:table-cell>
          <table:table-cell office:value-type="string" calcext:value-type="string">
            <text:p>Paintwork Cloth</text:p>
          </table:table-cell>
          <table:table-cell office:value-type="string" calcext:value-type="string">
            <text:p>NanoFibre</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7.8800</text:p>
          </table:table-cell>
          <table:table-cell office:value-type="string" calcext:value-type="string">
            <text:p>paint_nf_01.jpg</text:p>
          </table:table-cell>
          <table:table-cell office:value-type="string" calcext:value-type="string">
            <text:p>&lt;div id=\"tigFIProductDescription\"&gt;&lt;span class=\"tigFIProductDescriptionTitle\"&gt;Paintwork NanoFibre Cloth&lt;/span&gt;&lt;span class=\"tigFIProductDescriptionBlock\"&gt;&lt;p&gt;Introducing the world's best paintwork cloth&amp;#44 an exceptionally high quality&amp;#44 400 gsm&amp;#44 40 x 40cm NanoFibre cloth perfect for use with quick detailers/spritzers such as Gloss Boost&amp;#44 to remove polish residue&amp;#44 with decontamination products to remove lubricants and to buff excess waxes &amp; sealants during application.&lt;/p&gt;&lt;/span&gt;&lt;span class=\"tigFIProductDescriptionBlock\"&gt;&lt;p&gt;Our NanoFibre Paintwork Cloth features hand-sewn pure NanoFibre edging&amp;#44 not rayon or cotton and no edge-less heat sealing. Consisting of 80% nano polyester fibre for ultra efficient cleaning and absorption around a (20%) polyamide core&amp;#44 our Paintwork NanoFibre Cloth has superlative absorption performance with an efficient cleaning action and is very gentle on any soft high gloss suface.&lt;/p&gt;&lt;/span&gt;&lt;span class=\"tigFIProductDescriptionBlockHeader\"&gt;&lt;p&gt;Quality&lt;/p&gt;&lt;/span&gt;&lt;span class=\"tigFIProductDescriptionBlock\"&gt;&lt;p&gt;This NanoFibre Paintwork Cloth consists of a 100% NanoFibre cloth&amp;#44 hand-sewn with 100% NanoFibre over-locked edges and constructed with the superior build quality expected of any Final Inspection product.&lt;/p&gt;&lt;/span&gt;&lt;img class=\"tigFIProductDescriptionInlinePhoto\" alt=\"Paintwork NanoFibre Cloth - Tigersoft Performance\" title=\"Paintwork NanoFibre Cloth - Tigersoft Performance\" src=\"images/images/Paint_NF_07.jpg\"&gt;&lt;/img&gt;&lt;span class=\"tigFIProductDescriptionBlock\"&gt;&lt;p&gt;Specifications&lt;/p&gt;&lt;/span&gt;&lt;p&gt;&lt;strong&gt;Yarn Denier:&lt;/strong&gt; 0.01&lt;/p&gt;&lt;p&gt;&lt;strong&gt;Yarn Type:&lt;/strong&gt; Multi Split&lt;/p&gt;&lt;p&gt;&lt;strong&gt;GSM:&lt;/strong&gt; 400&lt;/p&gt;&lt;p&gt;&lt;strong&gt;Density:&lt;/strong&gt; ~150&amp;#44 000 f/mm&lt;/p&gt;&lt;p&gt;&lt;strong&gt;Weave:&lt;/strong&gt; Tight Hook &lt;/p&gt;&lt;p&gt;&lt;strong&gt;Size:&lt;/strong&gt; 400 x 400mm (~15.7 x 15.7in)&lt;/p&gt;&lt;p&gt;&lt;strong&gt;Edge:&lt;/strong&gt; External (Hand Sewn NanoFibre)&lt;/p&gt;&lt;p&gt;&lt;strong&gt;Colour:&lt;/strong&gt; Orange&lt;/p&gt;&lt;p&gt;&lt;strong&gt;Packaging:&lt;/strong&gt; Re-usable plastic box&lt;/p&gt;&lt;/div&gt;</text:p>
          </table:table-cell>
          <table:table-cell office:value-type="string" calcext:value-type="string">
            <text:p>Final Inspection</text:p>
          </table:table-cell>
          <table:table-cell table:formula="of:=[.J62]+10" office:value-type="float" office:value="720" calcext:value-type="float">
            <text:p>7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S2-H</text:p>
          </table:table-cell>
          <table:table-cell office:value-type="string" calcext:value-type="string">
            <text:p>Glass System Step 2 Cloth</text:p>
          </table:table-cell>
          <table:table-cell office:value-type="string" calcext:value-type="string">
            <text:p>NanoFibre</text:p>
          </table:table-cell>
          <table:table-cell table:style-name="ce1" office:value-type="string" calcext:value-type="string">
            <text:p>10.0000</text:p>
          </table:table-cell>
          <table:table-cell table:style-name="ce1" office:value-type="string" calcext:value-type="string">
            <text:p>9.5000</text:p>
          </table:table-cell>
          <table:table-cell table:style-name="ce1" office:value-type="string" calcext:value-type="string">
            <text:p>8.5800</text:p>
          </table:table-cell>
          <table:table-cell office:value-type="string" calcext:value-type="string">
            <text:p>Glass L Green Resise.jpg</text:p>
          </table:table-cell>
          <table:table-cell office:value-type="string" calcext:value-type="string">
            <text:p>&lt;div id=\"tigFIProductDescription\"&gt;&lt;span class=\"tigFIProductDescriptionTitle\"&gt;Glass System NanoFibre STEP2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2 Cloth - Tigersoft Performance\" title=\"Glass System NanoFibre STEP2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3]+10" office:value-type="float" office:value="730" calcext:value-type="float">
            <text:p>7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EP500</text:p>
          </table:table-cell>
          <table:table-cell office:value-type="string" calcext:value-type="string">
            <text:p>Peppermint Microfibre Wash 5ooml</text:p>
          </table:table-cell>
          <table:table-cell office:value-type="string" calcext:value-type="string">
            <text:p>NanoFibre</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8.6600</text:p>
          </table:table-cell>
          <table:table-cell office:value-type="string" calcext:value-type="string">
            <text:p>peppermint-500.jpg</text:p>
          </table:table-cell>
          <table:table-cell office:value-type="string" calcext:value-type="string">
            <text:p>&lt;div id=\"tigFIProductDescription\"&gt;&lt;span class=\"tigFIProductDescriptionTitle\"&gt;Peppermint NanoFibre Wash 500ml&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4]+10" office:value-type="float" office:value="740" calcext:value-type="float">
            <text:p>7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M-H-1</text:p>
          </table:table-cell>
          <table:table-cell office:value-type="string" calcext:value-type="string">
            <text:p>Wash Mitt (Moquet Weave)</text:p>
          </table:table-cell>
          <table:table-cell office:value-type="string" calcext:value-type="string">
            <text:p>NanoFibre</text:p>
          </table:table-cell>
          <table:table-cell table:style-name="ce1" office:value-type="string" calcext:value-type="string">
            <text:p>15.0000</text:p>
          </table:table-cell>
          <table:table-cell table:style-name="ce1" office:value-type="string" calcext:value-type="string">
            <text:p>12.9500</text:p>
          </table:table-cell>
          <table:table-cell table:style-name="ce1" office:value-type="string" calcext:value-type="string">
            <text:p>8.8900</text:p>
          </table:table-cell>
          <table:table-cell office:value-type="string" calcext:value-type="string">
            <text:p>wash-mitt-02.jpg</text:p>
          </table:table-cell>
          <table:table-cell office:value-type="string" calcext:value-type="string">
            <text:p>&lt;div id=\"tigFIProductDescription\"&gt;&lt;span class=\"tigFIProductDescriptionTitle\"&gt;NanoFibre Wash Mitt&lt;/span&gt;&lt;span class=\"tigFIProductDescriptionBlock\"&gt;&lt;p&gt;Part of the quickest&amp;#44 easiest and most comfortable washing experience.&lt;/p&gt;&lt;/span&gt;&lt;span class=\"tigFIProductDescriptionBlock\"&gt;&lt;p&gt;All new for 2013&amp;#44 the NanoFibre 'Curvy Lady' Wash Mitt is part of&amp;#44 arguably&amp;#44 the most important part of exterior maintaince.&lt;/p&gt;&lt;/span&gt;&lt;span class=\"tigFIProductDescriptionBlock\"&gt;&lt;p&gt;With it's generous and comfortable shape and size&amp;#44 this tailored moquet weave mitt will gently but effectively and efficiently remove weekly build-up of temporary contaminants from your vehicles surfaces.&lt;/p&gt;&lt;/span&gt;&lt;img class=\"tigFIProductDescriptionInlinePhoto\" alt=\"NanoFibre Wash Mitt - Tigersoft Performance\" title=\"NanoFibre Wash Mitt - Tigersoft Performance\" src=\"images/images/Wash-Mitt-04.jpg\"&gt;&lt;/img&gt;&lt;span class=\"tigFIProductDescriptionBlockHeader\"&gt;&lt;p&gt;Why NanoFibre?&lt;/p&gt;&lt;/span&gt;&lt;span class=\"tigFIProductDescriptionBlock\"&gt;&lt;p&gt;Unlike a sponge&amp;#44 a NanoFibre? Mitt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oruced to your surface with every wash&amp;#44 along with ever increasing marring as the sponge fills with swirl inducing particles. <text:s/>The plastic used to make foam is also agreessive and creates additional marring&amp;#44 so even from the very first wipe&amp;#44 a NanoFibre Mitt is protecting your surfaces.&lt;/p&gt;&lt;/span&gt;&lt;span class=\"tigFIProductDescriptionBlockHeader\"&gt;&lt;p&gt;Performance&lt;/p&gt;&lt;/span&gt;&lt;span class=\"tigFIProductDescriptionBlock\"&gt;&lt;p&gt;The Curvy Lady with its loose 'open end' NanoFibre? will efficiently release debris when washed. <text:s/>The mitt is constructed with the highest quality so you can regularly clean the mitt during washes with your high pressure water unit or mains pressure water without damaging your curvy lady.&lt;/p&gt;&lt;/span&gt;&lt;span class=\"tigFIProductDescriptionBlock\"&gt;&lt;p&gt;The Curvy Lady has an astonishing amount of the smallest multi-split nanofibre packed together to reach 600 gsm making it super absorbant and incredibly effecive at extracting and holding large amounts of fine debris and oils. <text:s/>Recommended for use on all exterior surfaces such as paint&amp;#44 glass and plastics and even fabric soft tops.&lt;/p&gt;&lt;/span&gt;&lt;span class=\"tigFIProductDescriptionBlock\"&gt;&lt;p&gt;The NanoFibre Wash Mitt features robust hand sewn polyester overlocking which is completely concealed inside the mitt.&lt;/p&gt;&lt;/span&gt;&lt;span class=\"tigFIProductDescriptionBlockHeader\"&gt;&lt;p&gt;Directions&lt;/p&gt;&lt;/span&gt;&lt;span class=\"tigFIProductDescriptionBlock\"&gt;&lt;p&gt;Use the moquet weave wash mitt with the wash method developed by our in-house detailers to easily achieve perfect results every time. <text:s/>The method and processes were developed as a solution for fussy owners to help dramatically reduce swirls (micro scratches) and spider-webbing caused by sometimes <text:s/>incorrect washing techniques and materials. &lt;/p&gt;&lt;/span&gt;&lt;span class=\"tigFIProductDescriptionBlockHeader\"&gt;&lt;p&gt;Specifications&lt;/p&gt;&lt;/span&gt;&lt;p&gt;&lt;strong&gt;Yarn Denier:&lt;/strong&gt; 0.01&lt;/p&gt;&lt;p&gt;&lt;strong&gt;Yarn Type:&lt;/strong&gt; Multi Split&lt;/p&gt;&lt;p&gt;&lt;strong&gt;GSM:&lt;/strong&gt; 600&lt;/p&gt;&lt;p&gt;&lt;strong&gt;Density:&lt;/strong&gt; ~150&amp;#44 000 f/mm&lt;/p&gt;&lt;p&gt;&lt;strong&gt;Weave:&lt;/strong&gt; Open End / Twisted Pile / Moquet Weave&lt;/p&gt;&lt;p&gt;&lt;strong&gt;Edge:&lt;/strong&gt; Internal / Hidden (Hand Sewn Polyester)&lt;/p&gt;&lt;p&gt;&lt;strong&gt;Colour:&lt;/strong&gt; Violet&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5]+10" office:value-type="float" office:value="750" calcext:value-type="float">
            <text:p>7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WDT-M</text:p>
          </table:table-cell>
          <table:table-cell office:value-type="string" calcext:value-type="string">
            <text:p>Waffle Weave Drying Towel MINI</text:p>
          </table:table-cell>
          <table:table-cell office:value-type="string" calcext:value-type="string">
            <text:p>NanoFibre</text:p>
          </table:table-cell>
          <table:table-cell table:style-name="ce1" office:value-type="string" calcext:value-type="string">
            <text:p>18.0000</text:p>
          </table:table-cell>
          <table:table-cell table:style-name="ce1" office:value-type="string" calcext:value-type="string">
            <text:p>16.5000</text:p>
          </table:table-cell>
          <table:table-cell table:style-name="ce1" office:value-type="string" calcext:value-type="string">
            <text:p>12.1600</text:p>
          </table:table-cell>
          <table:table-cell office:value-type="string" calcext:value-type="string">
            <text:p>wwdt_mini01.jpg</text:p>
          </table:table-cell>
          <table:table-cell office:value-type="string" calcext:value-type="string">
            <text:p>&lt;div id=\"tigFIProductDescription\"&gt;&lt;span class=\"tigFIProductDescriptionTitle\"&gt;NanoFibre Waffle Weave Drying Towel Mini&lt;/span&gt;&lt;span class=\"tigFIProductDescriptionBlock\"&gt;&lt;p&gt;At last&amp;#44 the easy to handle&amp;#44 'MINI' dehydrator. <text:s/>At 60cm x 40cm&amp;#44 this drying towel will remove water from a vehicle quickly and efficiently whilst being easier to handle than it's 60cm x 90cm big brother.&lt;/p&gt;&lt;/span&gt;&lt;img class=\"tigFIProductDescriptionInlinePhoto\" alt=\"NanoFibre Waffle Weave Drying Towel Mini - Tigersoft Performance\" title=\"NanoFibre Waffle Weave Drying Towel Mini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600 x 400mm (~23.5 x 15.8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6]+10" office:value-type="float" office:value="760" calcext:value-type="float">
            <text:p>7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S-H</text:p>
          </table:table-cell>
          <table:table-cell office:value-type="string" calcext:value-type="string">
            <text:p>Glass System</text:p>
          </table:table-cell>
          <table:table-cell office:value-type="string" calcext:value-type="string">
            <text:p>NanoFibre</text:p>
          </table:table-cell>
          <table:table-cell table:style-name="ce1" office:value-type="string" calcext:value-type="string">
            <text:p>18.0000</text:p>
          </table:table-cell>
          <table:table-cell table:style-name="ce1" office:value-type="string" calcext:value-type="string">
            <text:p>16.5000</text:p>
          </table:table-cell>
          <table:table-cell table:style-name="ce1" office:value-type="string" calcext:value-type="string">
            <text:p>14.1400</text:p>
          </table:table-cell>
          <table:table-cell office:value-type="string" calcext:value-type="string">
            <text:p>glass-2-nanofibre.jpg</text:p>
          </table:table-cell>
          <table:table-cell office:value-type="string" calcext:value-type="string">
            <text:p>&lt;div id=\"tigFIProductDescription\"&gt;&lt;span class=\"tigFIProductDescriptionTitle\"&gt;Glass System&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 Tigersoft Performance\" title=\"Glass System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7]+10" office:value-type="float" office:value="770" calcext:value-type="float">
            <text:p>7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EP1L</text:p>
          </table:table-cell>
          <table:table-cell office:value-type="string" calcext:value-type="string">
            <text:p>Peppermint Microfibre Wash 1L</text:p>
          </table:table-cell>
          <table:table-cell office:value-type="string" calcext:value-type="string">
            <text:p>NanoFibre</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9.7800</text:p>
          </table:table-cell>
          <table:table-cell office:value-type="string" calcext:value-type="string">
            <text:p>peppermint1l.jpg</text:p>
          </table:table-cell>
          <table:table-cell office:value-type="string" calcext:value-type="string">
            <text:p>&lt;div id=\"tigFIProductDescription\"&gt;&lt;span class=\"tigFIProductDescriptionTitle\"&gt;Peppermint NanoFibre Wash 1 Litre&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8]+10" office:value-type="float" office:value="780" calcext:value-type="float">
            <text:p>7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WDT-L</text:p>
          </table:table-cell>
          <table:table-cell office:value-type="string" calcext:value-type="string">
            <text:p>Waffle Weave Drying Towel</text:p>
          </table:table-cell>
          <table:table-cell office:value-type="string" calcext:value-type="string">
            <text:p>NanoFibre</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7.0300</text:p>
          </table:table-cell>
          <table:table-cell office:value-type="string" calcext:value-type="string">
            <text:p>wwdt01.jpg</text:p>
          </table:table-cell>
          <table:table-cell office:value-type="string" calcext:value-type="string">
            <text:p>&lt;div id=\"tigFIProductDescription\"&gt;&lt;span class=\"tigFIProductDescriptionTitle\"&gt;NanoFibre Waffle Weave Drying Towel&lt;/span&gt;&lt;span class=\"tigFIProductDescriptionBlock\"&gt;&lt;p&gt;The dehydrator. Weighing in at a humongous 9oo x 6oomm&amp;#44 this drying towel will remove water from a vehicle quickly and efficiently with less wringing intervals than it's mini verion and far safer&amp;#44 quicker and easier than any chamois.&lt;/p&gt;&lt;/span&gt;&lt;span class=\"tigFIProductDescriptionBlock\"&gt;&lt;p&gt;Unlike a Chamois&amp;#44 a Microfibre Drying Towel is properly machine washable&amp;#44 making it a much safer alternative. Unlike a Leather or PVC chamois&amp;#44 no debris is trapped in the fibres and microfibre will not harbour bacteria like those materials&amp;#44 especially because it can be washed with an anti-bacterial wash &amp; dried. <text:s/>Any trapped debris is easily removed so no reintroduction of that debris occurs the next time you use the towel to dry your painted surfaces.&lt;/p&gt;&lt;/span&gt;&lt;span class=\"tigFIProductDescriptionBlock\"&gt;&lt;p&gt;The NanoFibre drying towel features hand sewn pure NanoFibre™ edging&amp;#44 not rayon or cotton and no 'edge-less' heat sealing. <text:s/>Consisting of 80% nano polyester fibre for ultra efficient cleaning and absorption around a (20%) polyamide core&amp;#44 our Waffle Weave Drying Towel has superior quick water absorption characteristics.&lt;/p&gt;&lt;/span&gt;&lt;img class=\"tigFIProductDescriptionInlinePhoto\" alt=\"NanoFibre Waffle Weave Drying Towel - Tigersoft Performance\" title=\"NanoFibre Waffle Weave Drying Towel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900 x 600mm (~35.5 x ~23.5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69]+10" office:value-type="float" office:value="790" calcext:value-type="float">
            <text:p>7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M-H-2</text:p>
          </table:table-cell>
          <table:table-cell office:value-type="string" calcext:value-type="string">
            <text:p>Wash Mitt Twin Pack (Moquet Weave)</text:p>
          </table:table-cell>
          <table:table-cell office:value-type="string" calcext:value-type="string">
            <text:p>NanoFibre</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6.6400</text:p>
          </table:table-cell>
          <table:table-cell office:value-type="string" calcext:value-type="string">
            <text:p>wash-mitt-02.jpg</text:p>
          </table:table-cell>
          <table:table-cell office:value-type="string" calcext:value-type="string">
            <text:p>&lt;div id=\"tigFIProductDescription\"&gt;&lt;span class=\"tigFIProductDescriptionTitle\"&gt;NanoFibre Wash Mitt&lt;/span&gt;&lt;span class=\"tigFIProductDescriptionBlock\"&gt;&lt;p&gt;Part of the quickest&amp;#44 easiest and most comfortable washing experience.&lt;/p&gt;&lt;/span&gt;&lt;span class=\"tigFIProductDescriptionBlock\"&gt;&lt;p&gt;All new for 2013&amp;#44 the NanoFibre 'Curvy Lady' Wash Mitt is part of&amp;#44 arguably&amp;#44 the most important part of exterior maintaince.&lt;/p&gt;&lt;/span&gt;&lt;span class=\"tigFIProductDescriptionBlock\"&gt;&lt;p&gt;With it's generous and comfortable shape and size&amp;#44 this tailored moquet weave mitt will gently but effectively and efficiently remove weekly build-up of temporary contaminants from your vehicles surfaces.&lt;/p&gt;&lt;/span&gt;&lt;img class=\"tigFIProductDescriptionInlinePhoto\" alt=\"NanoFibre Wash Mitt - Tigersoft Performance\" title=\"NanoFibre Wash Mitt - Tigersoft Performance\" src=\"images/images/Wash-Mitt-04.jpg\"&gt;&lt;/img&gt;&lt;span class=\"tigFIProductDescriptionBlockHeader\"&gt;&lt;p&gt;Why NanoFibre?&lt;/p&gt;&lt;/span&gt;&lt;span class=\"tigFIProductDescriptionBlock\"&gt;&lt;p&gt;Unlike a sponge&amp;#44 a NanoFibre? Mitt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oruced to your surface with every wash&amp;#44 along with ever increasing marring as the sponge fills with swirl inducing particles. <text:s/>The plastic used to make foam is also agreessive and creates additional marring&amp;#44 so even from the very first wipe&amp;#44 a NanoFibre Mitt is protecting your surfaces.&lt;/p&gt;&lt;/span&gt;&lt;span class=\"tigFIProductDescriptionBlockHeader\"&gt;&lt;p&gt;Performance&lt;/p&gt;&lt;/span&gt;&lt;span class=\"tigFIProductDescriptionBlock\"&gt;&lt;p&gt;The Curvy Lady with its loose 'open end' NanoFibre? will efficiently release debris when washed. <text:s/>The mitt is constructed with the highest quality so you can regularly clean the mitt during washes with your high pressure water unit or mains pressure water without damaging your curvy lady.&lt;/p&gt;&lt;/span&gt;&lt;span class=\"tigFIProductDescriptionBlock\"&gt;&lt;p&gt;The Curvy Lady has an astonishing amount of the smallest multi-split nanofibre packed together to reach 600 gsm making it super absorbant and incredibly effecive at extracting and holding large amounts of fine debris and oils. <text:s/>Recommended for use on all exterior surfaces such as paint&amp;#44 glass and plastics and even fabric soft tops.&lt;/p&gt;&lt;/span&gt;&lt;span class=\"tigFIProductDescriptionBlock\"&gt;&lt;p&gt;The NanoFibre Wash Mitt features robust hand sewn polyester overlocking which is completely concealed inside the mitt.&lt;/p&gt;&lt;/span&gt;&lt;span class=\"tigFIProductDescriptionBlockHeader\"&gt;&lt;p&gt;Directions&lt;/p&gt;&lt;/span&gt;&lt;span class=\"tigFIProductDescriptionBlock\"&gt;&lt;p&gt;Use the moquet weave wash mitt with the wash method developed by our in-house detailers to easily achieve perfect results every time. <text:s/>The method and processes were developed as a solution for fussy owners to help dramatically reduce swirls (micro scratches) and spider-webbing caused by sometimes <text:s/>incorrect washing techniques and materials. &lt;/p&gt;&lt;/span&gt;&lt;span class=\"tigFIProductDescriptionBlockHeader\"&gt;&lt;p&gt;Specifications&lt;/p&gt;&lt;/span&gt;&lt;p&gt;&lt;strong&gt;Yarn Denier:&lt;/strong&gt; 0.01&lt;/p&gt;&lt;p&gt;&lt;strong&gt;Yarn Type:&lt;/strong&gt; Multi Split&lt;/p&gt;&lt;p&gt;&lt;strong&gt;GSM:&lt;/strong&gt; 600&lt;/p&gt;&lt;p&gt;&lt;strong&gt;Density:&lt;/strong&gt; ~150&amp;#44 000 f/mm&lt;/p&gt;&lt;p&gt;&lt;strong&gt;Weave:&lt;/strong&gt; Open End / Twisted Pile / Moquet Weave&lt;/p&gt;&lt;p&gt;&lt;strong&gt;Edge:&lt;/strong&gt; Internal / Hidden (Hand Sewn Polyester)&lt;/p&gt;&lt;p&gt;&lt;strong&gt;Colour:&lt;/strong&gt; Violet&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70]+10" office:value-type="float" office:value="800" calcext:value-type="float">
            <text:p>800</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PEP20L</text:p>
          </table:table-cell>
          <table:table-cell office:value-type="string" calcext:value-type="string">
            <text:p>Peppermint Microfibre Wash 20L</text:p>
          </table:table-cell>
          <table:table-cell office:value-type="string" calcext:value-type="string">
            <text:p>NanoFibre</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128.8300</text:p>
          </table:table-cell>
          <table:table-cell office:value-type="string" calcext:value-type="string">
            <text:p>FI.jpg</text:p>
          </table:table-cell>
          <table:table-cell office:value-type="string" calcext:value-type="string">
            <text:p>&lt;div id=\"tigFIProductDescription\"&gt;&lt;span class=\"tigFIProductDescriptionTitle\"&gt;Peppermint NanoFibre Wash 20 Litres&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71]+10" office:value-type="float" office:value="810" calcext:value-type="float">
            <text:p>8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NTCLN5L</text:p>
          </table:table-cell>
          <table:table-cell office:value-type="string" calcext:value-type="string">
            <text:p>Paint Cleanse 'Truth Serum' 5L</text:p>
          </table:table-cell>
          <table:table-cell office:value-type="string" calcext:value-type="string">
            <text:p>Paint Decontamination</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29.3500</text:p>
          </table:table-cell>
          <table:table-cell office:value-type="string" calcext:value-type="string">
            <text:p>paint-cleanse-5l.jpg</text:p>
          </table:table-cell>
          <table:table-cell office:value-type="string" calcext:value-type="string">
            <text:p>&lt;div id=\"tigFIProductDescription\"&gt;&lt;span class=\"tigFIProductDescriptionTitle\"&gt;Paint Cleanse 'Truth Serum' 5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72]+10" office:value-type="float" office:value="820" calcext:value-type="float">
            <text:p>8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UBE5L</text:p>
          </table:table-cell>
          <table:table-cell office:value-type="string" calcext:value-type="string">
            <text:p>Clay Lube 5L</text:p>
          </table:table-cell>
          <table:table-cell office:value-type="string" calcext:value-type="string">
            <text:p>Paint Decontamination</text:p>
          </table:table-cell>
          <table:table-cell table:style-name="ce1" office:value-type="string" calcext:value-type="string">
            <text:p>80.0000</text:p>
          </table:table-cell>
          <table:table-cell table:style-name="ce1" office:value-type="string" calcext:value-type="string">
            <text:p>65.0000</text:p>
          </table:table-cell>
          <table:table-cell table:style-name="ce1" office:value-type="string" calcext:value-type="string">
            <text:p>34.7100</text:p>
          </table:table-cell>
          <table:table-cell office:value-type="string" calcext:value-type="string">
            <text:p>FI.jpg</text:p>
          </table:table-cell>
          <table:table-cell office:value-type="string" calcext:value-type="string">
            <text:p>&lt;div id=\"tigFIProductDescription\"&gt;&lt;span class=\"tigFIProductDescriptionTitle\"&gt;Clay Lube 5 Litres&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table:formula="of:=[.J73]+10" office:value-type="float" office:value="830" calcext:value-type="float">
            <text:p>8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UBE500</text:p>
          </table:table-cell>
          <table:table-cell office:value-type="string" calcext:value-type="string">
            <text:p>Clay Lube 5ooml</text:p>
          </table:table-cell>
          <table:table-cell office:value-type="string" calcext:value-type="string">
            <text:p>Paint Decontamination</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7.5200</text:p>
          </table:table-cell>
          <table:table-cell office:value-type="string" calcext:value-type="string">
            <text:p>lube500_1.jpg</text:p>
          </table:table-cell>
          <table:table-cell office:value-type="string" calcext:value-type="string">
            <text:p>&lt;div id=\"tigFIProductDescription\"&gt;&lt;span class=\"tigFIProductDescriptionTitle\"&gt;Clay Lube 500ml&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table:formula="of:=[.J74]+10" office:value-type="float" office:value="840" calcext:value-type="float">
            <text:p>8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NTCLN500</text:p>
          </table:table-cell>
          <table:table-cell office:value-type="string" calcext:value-type="string">
            <text:p>Paint Cleanse 'Truth Serum' 5ooml</text:p>
          </table:table-cell>
          <table:table-cell office:value-type="string" calcext:value-type="string">
            <text:p>Paint Decontamination</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7.6800</text:p>
          </table:table-cell>
          <table:table-cell office:value-type="string" calcext:value-type="string">
            <text:p>paint-cleanse-500-01.jpg</text:p>
          </table:table-cell>
          <table:table-cell office:value-type="string" calcext:value-type="string">
            <text:p>&lt;div id=\"tigFIProductDescription\"&gt;&lt;span class=\"tigFIProductDescriptionTitle\"&gt;Paint Cleanse 'Truth Serum' 500ml&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75]+10" office:value-type="float" office:value="850" calcext:value-type="float">
            <text:p>8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LNSTRG500</text:p>
          </table:table-cell>
          <table:table-cell office:value-type="string" calcext:value-type="string">
            <text:p>Cleanse STRONG 500ml</text:p>
          </table:table-cell>
          <table:table-cell office:value-type="string" calcext:value-type="string">
            <text:p>Paint Decontamination</text:p>
          </table:table-cell>
          <table:table-cell table:style-name="ce1" office:value-type="string" calcext:value-type="string">
            <text:p>15.0000</text:p>
          </table:table-cell>
          <table:table-cell table:style-name="ce1" office:value-type="string" calcext:value-type="string">
            <text:p>12.9500</text:p>
          </table:table-cell>
          <table:table-cell table:style-name="ce1" office:value-type="string" calcext:value-type="string">
            <text:p>10.3100</text:p>
          </table:table-cell>
          <table:table-cell office:value-type="string" calcext:value-type="string">
            <text:p>cleanse-strong-500.jpg</text:p>
          </table:table-cell>
          <table:table-cell office:value-type="string" calcext:value-type="string">
            <text:p>&lt;div id=\"tigFIProductDescription\"&gt;&lt;span class=\"tigFIProductDescriptionTitle\"&gt;Cleanse Strong 500ml&lt;/span&gt;&lt;span class=\"tigFIProductDescriptionBlock\"&gt;&lt;p&gt;Dubbed 'The Tarminator'&amp;#44 Cleanse STRONG™ makes light work of tar and most sub-surface contaminants on paint&amp;#44 glass and chrome.&lt;/p&gt;&lt;/span&gt;&lt;span class=\"tigFIProductDescriptionBlock\"&gt;&lt;p&gt;Purify and clarify any painted or glass surfaces by removing tar&amp;#44 adhesives and light sub-surface contamination with this thorough chemical paint cleanser&amp;#44 best used directly after mechanical decontamination (claying).&lt;/p&gt;&lt;/span&gt;&lt;span class=\"tigFIProductDescriptionBlock\"&gt;&lt;p&gt;Designed primarily to quickly and efficiently remove oils &amp; tar from paintwork&amp;#44 Cleanse STRONG™ will safely remove the majority of surface and sub-surface contaminants from paint&amp;#44 glass&amp;#44 wheels and chrome.&lt;/p&gt;&lt;/span&gt;&lt;span class=\"tigFIProductDescriptionBlockHeader\"&gt;&lt;p&gt;Directions&lt;/p&gt;&lt;/span&gt;&lt;ol class=\"tigFIProductDescriptionOrderedList\" &gt;&lt;li&gt;Apply Cleanse STRONG™ only to a clean and dry vehicle with cool surfaces and never in direct sunlight. <text:s/>Always use Cleanse STRONG in a well-ventillated area.&lt;/li&gt;&lt;li&gt;Spray 3-5 doses onto a Clean Nanofibre Paintwork Cloth™ and a little onto the surface. <text:s/>Allow to dwell for 20seconds or longer&amp;#44 do not allow to dry.&lt;/li&gt;&lt;li&gt;Wipe paint&amp;#44 glass and chrome to remove tar and/or contaminants. <text:s/>Repeat if necessary.&lt;/li&gt;&lt;/ol&gt;&lt;span class=\"tigFIProductDescriptionBlock\"&gt;&lt;p&gt;Use a Nanofibre Wheel Cloth for Wheels to remove built-up and baked-on tar.&lt;/p&gt;&lt;/span&gt;&lt;span class=\"tigFIProductDescriptionBlock\"&gt;&lt;p&gt;IMPORTANT: re-apply waxes or sealants to any area where you have used Cleanse STRONG.&lt;/p&gt;&lt;/span&gt;&lt;/div&gt;</text:p>
          </table:table-cell>
          <table:table-cell office:value-type="string" calcext:value-type="string">
            <text:p>Final Inspection</text:p>
          </table:table-cell>
          <table:table-cell table:formula="of:=[.J76]+10" office:value-type="float" office:value="860" calcext:value-type="float">
            <text:p>8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UBE1L</text:p>
          </table:table-cell>
          <table:table-cell office:value-type="string" calcext:value-type="string">
            <text:p>Clay Lube 1L</text:p>
          </table:table-cell>
          <table:table-cell office:value-type="string" calcext:value-type="string">
            <text:p>Paint Decontamination</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10.9400</text:p>
          </table:table-cell>
          <table:table-cell office:value-type="string" calcext:value-type="string">
            <text:p>lube-1000_1.jpg</text:p>
          </table:table-cell>
          <table:table-cell office:value-type="string" calcext:value-type="string">
            <text:p>&lt;div id=\"tigFIProductDescription\"&gt;&lt;span class=\"tigFIProductDescriptionTitle\"&gt;Clay Lube 1L&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table:formula="of:=[.J77]+10" office:value-type="float" office:value="870" calcext:value-type="float">
            <text:p>8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NTCLN1L</text:p>
          </table:table-cell>
          <table:table-cell office:value-type="string" calcext:value-type="string">
            <text:p>Paint Cleanse 'Truth Serum' 1L</text:p>
          </table:table-cell>
          <table:table-cell office:value-type="string" calcext:value-type="string">
            <text:p>Paint Decontamination</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7.6300</text:p>
          </table:table-cell>
          <table:table-cell office:value-type="string" calcext:value-type="string">
            <text:p>paint-cleanse-1000ml.jpg</text:p>
          </table:table-cell>
          <table:table-cell office:value-type="string" calcext:value-type="string">
            <text:p>&lt;div id=\"tigFIProductDescription\"&gt;&lt;span class=\"tigFIProductDescriptionTitle\"&gt;Paint Cleanse 'Truth Serum' 1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78]+10" office:value-type="float" office:value="880" calcext:value-type="float">
            <text:p>8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ERS-125</text:p>
          </table:table-cell>
          <table:table-cell office:value-type="string" calcext:value-type="string">
            <text:p>The Eraser 125mm</text:p>
          </table:table-cell>
          <table:table-cell office:value-type="string" calcext:value-type="string">
            <text:p>Paint Decontamination</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7.4600</text:p>
          </table:table-cell>
          <table:table-cell office:value-type="string" calcext:value-type="string">
            <text:p>eraser125.jpg</text:p>
          </table:table-cell>
          <table:table-cell office:value-type="string" calcext:value-type="string">
            <text:p>&lt;div id=\"tigFIProductDescription\"&gt;&lt;span class=\"tigFIProductDescriptionTitle\"&gt;Eraser (Machine Clay-Bar) 125mm&lt;/span&gt;&lt;span class=\"tigFIProductDescriptionBlock\"&gt;&lt;p&gt;The Eraser™ clay/decontamination tool revolutionises the way detailers decontaminate surfaces and will soon mark the end of cumbersome and time consuming clay bar treatment.&lt;/p&gt;&lt;/span&gt;&lt;span class=\"tigFIProductDescriptionBlock\"&gt;&lt;p&gt;The Eraser™ uses polymers to pull away surface contaminants without aggressive mechanical action. The repetitious movement of claying a car severely reduces efficiency as it fatigues the detailer. The Eraser™ solves this issue by utilising a machine to carry out all the leg work.&lt;/p&gt;&lt;/span&gt;&lt;span class=\"tigFIProductDescriptionBlock\"&gt;&lt;p&gt;The Eraser™ also reduces marring significantly and provides a significantly higher rate of contamination removal.&lt;/p&gt;&lt;/span&gt;&lt;span class=\"tigFIProductDescriptionBlock\"&gt;&lt;p&gt;The Eraser™ is for random orbital machine use.&lt;/p&gt;&lt;/span&gt;&lt;span class=\"tigFIProductDescriptionBlock\"&gt;&lt;p&gt;Directions&lt;/p&gt;&lt;/span&gt;&lt;ol class=\"tigFIProductDescriptionOrderedList\" &gt;&lt;li&gt;Only use the Eraser™ on a clean&amp;#44 dry vehicle and only work one panel at a time.&lt;/li&gt;&lt;li&gt;Lubricate panel with Final Inspection Lube™&lt;/li&gt;&lt;li&gt;Work the Eraser™ at a speed of approximately 5ooo opm moving the machine slowly to ensure thorough cleaning.&lt;/li&gt;&lt;li&gt;Remove lubricant immediately after panel has been decontaminated.&lt;/li&gt;&lt;/ol&gt;&lt;span class=\"tigFIProductDescriptionBlock\"&gt;&lt;p&gt;Surface decontamination with The Eraser™ (mechanical decontamination) should always be followed by a sub-surface (chemical) decontamination. We highly recommended following The Eraser™ with a wipe down utilising Cleanse STRONG™ for thorough two-stage mechanical and chemical decontamination.&lt;/p&gt;&lt;/span&gt;&lt;/div&gt;</text:p>
          </table:table-cell>
          <table:table-cell office:value-type="string" calcext:value-type="string">
            <text:p>Final Inspection</text:p>
          </table:table-cell>
          <table:table-cell table:formula="of:=[.J79]+10" office:value-type="float" office:value="890" calcext:value-type="float">
            <text:p>8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NTCLN20L</text:p>
          </table:table-cell>
          <table:table-cell office:value-type="string" calcext:value-type="string">
            <text:p>Paint Cleanse 'Truth Serum' 20L</text:p>
          </table:table-cell>
          <table:table-cell office:value-type="string" calcext:value-type="string">
            <text:p>Paint Decontamination</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114.8400</text:p>
          </table:table-cell>
          <table:table-cell office:value-type="string" calcext:value-type="string">
            <text:p>FI.jpg</text:p>
          </table:table-cell>
          <table:table-cell office:value-type="string" calcext:value-type="string">
            <text:p>&lt;div id=\"tigFIProductDescription\"&gt;&lt;span class=\"tigFIProductDescriptionTitle\"&gt;Paint Cleanse 'Truth Serum' 20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80]+10" office:value-type="float" office:value="900" calcext:value-type="float">
            <text:p>9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UBE20L</text:p>
          </table:table-cell>
          <table:table-cell office:value-type="string" calcext:value-type="string">
            <text:p>Clay Lube 20L</text:p>
          </table:table-cell>
          <table:table-cell office:value-type="string" calcext:value-type="string">
            <text:p>Paint Decontamination</text:p>
          </table:table-cell>
          <table:table-cell table:style-name="ce1" office:value-type="string" calcext:value-type="string">
            <text:p>275.0000</text:p>
          </table:table-cell>
          <table:table-cell table:style-name="ce1" office:value-type="string" calcext:value-type="string">
            <text:p>225.0000</text:p>
          </table:table-cell>
          <table:table-cell table:style-name="ce1" office:value-type="string" calcext:value-type="string">
            <text:p>137.4800</text:p>
          </table:table-cell>
          <table:table-cell office:value-type="string" calcext:value-type="string">
            <text:p>FI.jpg</text:p>
          </table:table-cell>
          <table:table-cell office:value-type="string" calcext:value-type="string">
            <text:p>&lt;div id=\"tigFIProductDescription\"&gt;&lt;span class=\"tigFIProductDescriptionTitle\"&gt;Clay Lube 20 Litres&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table:formula="of:=[.J81]+10" office:value-type="float" office:value="910" calcext:value-type="float">
            <text:p>9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LAY-2-100</text:p>
          </table:table-cell>
          <table:table-cell office:value-type="string" calcext:value-type="string">
            <text:p>Decontamination Clay Bar</text:p>
          </table:table-cell>
          <table:table-cell office:value-type="string" calcext:value-type="string">
            <text:p>Paint Decontamination</text:p>
          </table:table-cell>
          <table:table-cell table:style-name="ce1" office:value-type="string" calcext:value-type="string">
            <text:p>28.0000</text:p>
          </table:table-cell>
          <table:table-cell table:style-name="ce1" office:value-type="string" calcext:value-type="string">
            <text:p>24.9500</text:p>
          </table:table-cell>
          <table:table-cell table:style-name="ce1" office:value-type="string" calcext:value-type="string">
            <text:p>16.2900</text:p>
          </table:table-cell>
          <table:table-cell office:value-type="string" calcext:value-type="string">
            <text:p>clay-twin-pack.jpg</text:p>
          </table:table-cell>
          <table:table-cell office:value-type="string" calcext:value-type="string">
            <text:p>&lt;div id=\"tigFIProductDescription\"&gt;&lt;span class=\"tigFIProductDescriptionTitle\"&gt;Decontamination Clay 2 pack&lt;/span&gt;&lt;span class=\"tigFIProductDescriptionBlock\"&gt;&lt;p&gt;One of the most important parts of detailing&amp;#44 and often overlooked&amp;#44 is the use of a Clay Bar.&lt;/p&gt;&lt;/span&gt;&lt;span class=\"tigFIProductDescriptionBlock\"&gt;&lt;p&gt;Every day&amp;#44 there are contaminants in the air that land on your car and bond hard&amp;#44 so that even washing won't remove them.&lt;/p&gt;&lt;/span&gt;&lt;span class=\"tigFIProductDescriptionBlock\"&gt;&lt;p&gt;Examples of this: Someone might be mixing cement 2 blocks away&amp;#44 and that dust gets picked up in the wind and dumped on yur car. Someone else might be spray-painting his back fence etc.&lt;/p&gt;&lt;/span&gt;&lt;span class=\"tigFIProductDescriptionBlock\"&gt;&lt;p&gt;Don't believe me? Next time you have finished washing your car&amp;#44 gently run the back of your finger across the surface of the paint. Chances are&amp;#44 it will feel quite rough. This is just those contaminants that have bonded to the paint&lt;/p&gt;&lt;/span&gt;&lt;span class=\"tigFIProductDescriptionBlock\"&gt;&lt;p&gt;Using a Clay Bar&amp;#44 along with Clay Lube&amp;#44 is a simple and very effective way of removing those surface contaminants to leave the paintwork smooth like glass.&lt;/p&gt;&lt;/span&gt;&lt;span class=\"tigFIProductDescriptionBlock\"&gt;&lt;p&gt;Please note: Using a clay bar can leave some very fine marring on the paint. For this reason&amp;#44 we only ever use a Clay Bar immediately before Polishing the car.&lt;/p&gt;&lt;/span&gt;&lt;/div&gt;</text:p>
          </table:table-cell>
          <table:table-cell office:value-type="string" calcext:value-type="string">
            <text:p>Final Inspection</text:p>
          </table:table-cell>
          <table:table-cell table:formula="of:=[.J82]+10" office:value-type="float" office:value="920" calcext:value-type="float">
            <text:p>9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ERS-150</text:p>
          </table:table-cell>
          <table:table-cell office:value-type="string" calcext:value-type="string">
            <text:p>The Eraser 150mm</text:p>
          </table:table-cell>
          <table:table-cell office:value-type="string" calcext:value-type="string">
            <text:p>Paint Decontamination</text:p>
          </table:table-cell>
          <table:table-cell table:style-name="ce1" office:value-type="string" calcext:value-type="string">
            <text:p>28.0000</text:p>
          </table:table-cell>
          <table:table-cell table:style-name="ce1" office:value-type="string" calcext:value-type="string">
            <text:p>24.9500</text:p>
          </table:table-cell>
          <table:table-cell table:style-name="ce1" office:value-type="string" calcext:value-type="string">
            <text:p>19.0300</text:p>
          </table:table-cell>
          <table:table-cell office:value-type="string" calcext:value-type="string">
            <text:p>eraser150.jpg</text:p>
          </table:table-cell>
          <table:table-cell office:value-type="string" calcext:value-type="string">
            <text:p>&lt;div id=\"tigFIProductDescription\"&gt;&lt;span class=\"tigFIProductDescriptionTitle\"&gt;Eraser (Machine Clay-Bar) 150mm&lt;/span&gt;&lt;span class=\"tigFIProductDescriptionBlock\"&gt;&lt;p&gt;The Eraser™ clay/decontamination tool revolutionises the way detailers decontaminate surfaces and will soon mark the end of cumbersome and time consuming clay bar treatment.&lt;/p&gt;&lt;/span&gt;&lt;span class=\"tigFIProductDescriptionBlock\"&gt;&lt;p&gt;The Eraser™ uses polymers to pull away surface contaminants without aggressive mechanical action. The repetitious movement of claying a car severely reduces efficiency as it fatigues the detailer. The Eraser™ solves this issue by utilising a machine to carry out all the leg work.&lt;/p&gt;&lt;/span&gt;&lt;span class=\"tigFIProductDescriptionBlock\"&gt;&lt;p&gt;The Eraser™ also reduces marring significantly and provides a significantly higher rate of contamination removal.&lt;/p&gt;&lt;/span&gt;&lt;span class=\"tigFIProductDescriptionBlock\"&gt;&lt;p&gt;The Eraser™ is for random orbital machine use.&lt;/p&gt;&lt;/span&gt;&lt;span class=\"tigFIProductDescriptionBlock\"&gt;&lt;p&gt;Directions&lt;/p&gt;&lt;/span&gt;&lt;ol class=\"tigFIProductDescriptionOrderedList\" &gt;&lt;li&gt;Only use the Eraser™ on a clean&amp;#44 dry vehicle and only work one panel at a time.&lt;/li&gt;&lt;li&gt;Lubricate panel with Final Inspection Lube™&lt;/li&gt;&lt;li&gt;Work the Eraser™ at a speed of approximately 5ooo opm moving the machine slowly to ensure thorough cleaning.&lt;/li&gt;&lt;li&gt;Remove lubricant immediately after panel has been decontaminated.&lt;/li&gt;&lt;/ol&gt;&lt;span class=\"tigFIProductDescriptionBlock\"&gt;&lt;p&gt;Surface decontamination with The Eraser™ (mechanical decontamination) should always be followed by a sub-surface (chemical) decontamination. We highly recommended following The Eraser™ with a wipe down utilising Cleanse STRONG™ for thorough two-stage mechanical and chemical decontamination.&lt;/p&gt;&lt;/span&gt;&lt;/div&gt;</text:p>
          </table:table-cell>
          <table:table-cell office:value-type="string" calcext:value-type="string">
            <text:p>Final Inspection</text:p>
          </table:table-cell>
          <table:table-cell table:formula="of:=[.J83]+10" office:value-type="float" office:value="930" calcext:value-type="float">
            <text:p>9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LNSTRG20L</text:p>
          </table:table-cell>
          <table:table-cell office:value-type="string" calcext:value-type="string">
            <text:p>Cleanse STRONG 20L</text:p>
          </table:table-cell>
          <table:table-cell office:value-type="string" calcext:value-type="string">
            <text:p>Paint Decontamination</text:p>
          </table:table-cell>
          <table:table-cell table:style-name="ce1" office:value-type="string" calcext:value-type="string">
            <text:p>350.0000</text:p>
          </table:table-cell>
          <table:table-cell table:style-name="ce1" office:value-type="string" calcext:value-type="string">
            <text:p>299.0000</text:p>
          </table:table-cell>
          <table:table-cell table:style-name="ce1" office:value-type="string" calcext:value-type="string">
            <text:p>173.3200</text:p>
          </table:table-cell>
          <table:table-cell office:value-type="string" calcext:value-type="string">
            <text:p>FI.jpg</text:p>
          </table:table-cell>
          <table:table-cell office:value-type="string" calcext:value-type="string">
            <text:p>&lt;div id=\"tigFIProductDescription\"&gt;&lt;span class=\"tigFIProductDescriptionTitle\"&gt;Cleanse Strong 20 Litres&lt;/span&gt;&lt;span class=\"tigFIProductDescriptionBlock\"&gt;&lt;p&gt;Dubbed 'The Tarminator'&amp;#44 Cleanse STRONG™ makes light work of tar and most sub-surface contaminants on paint&amp;#44 glass and chrome.&lt;/p&gt;&lt;/span&gt;&lt;span class=\"tigFIProductDescriptionBlock\"&gt;&lt;p&gt;Purify and clarify any painted or glass surfaces by removing tar&amp;#44 adhesives and light sub-surface contamination with this thorough chemical paint cleanser&amp;#44 best used directly after mechanical decontamination (claying).&lt;/p&gt;&lt;/span&gt;&lt;span class=\"tigFIProductDescriptionBlock\"&gt;&lt;p&gt;Designed primarily to quickly and efficiently remove oils &amp; tar from paintwork&amp;#44 Cleanse STRONG™ will safely remove the majority of surface and sub-surface contaminants from paint&amp;#44 glass&amp;#44 wheels and chrome.&lt;/p&gt;&lt;/span&gt;&lt;span class=\"tigFIProductDescriptionBlockHeader\"&gt;&lt;p&gt;Directions&lt;/p&gt;&lt;/span&gt;&lt;ol class=\"tigFIProductDescriptionOrderedList\" &gt;&lt;li&gt;Apply Cleanse STRONG™ only to a clean and dry vehicle with cool surfaces and never in direct sunlight. <text:s/>Always use Cleanse STRONG in a well-ventillated area.&lt;/li&gt;&lt;li&gt;Spray 3-5 doses onto a Clean Nanofibre Paintwork Cloth™ and a little onto the surface. <text:s/>Allow to dwell for 20seconds or longer&amp;#44 do not allow to dry.&lt;/li&gt;&lt;li&gt;Wipe paint&amp;#44 glass and chrome to remove tar and/or contaminants. <text:s/>Repeat if necessary.&lt;/li&gt;&lt;/ol&gt;&lt;span class=\"tigFIProductDescriptionBlock\"&gt;&lt;p&gt;Use a Nanofibre Wheel Cloth for Wheels to remove built-up and baked-on tar.&lt;/p&gt;&lt;/span&gt;&lt;span class=\"tigFIProductDescriptionBlock\"&gt;&lt;p&gt;IMPORTANT: re-apply waxes or sealants to any area where you have used Cleanse STRONG.&lt;/p&gt;&lt;/span&gt;&lt;/div&gt;</text:p>
          </table:table-cell>
          <table:table-cell office:value-type="string" calcext:value-type="string">
            <text:p>Final Inspection</text:p>
          </table:table-cell>
          <table:table-cell table:formula="of:=[.J84]+10" office:value-type="float" office:value="940" calcext:value-type="float">
            <text:p>9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H-1L</text:p>
          </table:table-cell>
          <table:table-cell office:value-type="string" calcext:value-type="string">
            <text:p>CAP Heavy 1L</text:p>
          </table:table-cell>
          <table:table-cell office:value-type="string" calcext:value-type="string">
            <text:p>Paint Polishes</text:p>
          </table:table-cell>
          <table:table-cell table:style-name="ce1" office:value-type="string" calcext:value-type="string">
            <text:p>75.0000</text:p>
          </table:table-cell>
          <table:table-cell table:style-name="ce1" office:value-type="string" calcext:value-type="string">
            <text:p>64.9500</text:p>
          </table:table-cell>
          <table:table-cell table:style-name="ce1" office:value-type="string" calcext:value-type="string">
            <text:p>55.4500</text:p>
          </table:table-cell>
          <table:table-cell office:value-type="string" calcext:value-type="string">
            <text:p>cap_heavy_1l.jpg</text:p>
          </table:table-cell>
          <table:table-cell office:value-type="string" calcext:value-type="string">
            <text:p>&lt;div id=\"tigFIProductDescription\"&gt;&lt;span class=\"tigFIProductDescriptionTitle\"&gt;CAP Heavy 1 Litre&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table:formula="of:=[.J85]+10" office:value-type="float" office:value="950" calcext:value-type="float">
            <text:p>9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M-1L</text:p>
          </table:table-cell>
          <table:table-cell office:value-type="string" calcext:value-type="string">
            <text:p>CAP Medium 1L</text:p>
          </table:table-cell>
          <table:table-cell office:value-type="string" calcext:value-type="string">
            <text:p>Paint Polishes</text:p>
          </table:table-cell>
          <table:table-cell table:style-name="ce1" office:value-type="string" calcext:value-type="string">
            <text:p>75.0000</text:p>
          </table:table-cell>
          <table:table-cell table:style-name="ce1" office:value-type="string" calcext:value-type="string">
            <text:p>64.9500</text:p>
          </table:table-cell>
          <table:table-cell table:style-name="ce1" office:value-type="string" calcext:value-type="string">
            <text:p>55.4500</text:p>
          </table:table-cell>
          <table:table-cell office:value-type="string" calcext:value-type="string">
            <text:p>cap-medium-1l.jpg</text:p>
          </table:table-cell>
          <table:table-cell office:value-type="string" calcext:value-type="string">
            <text:p>&lt;div id=\"tigFIProductDescription\"&gt;&lt;span class=\"tigFIProductDescriptionTitle\"&gt;CAP Medium 1 Litre&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table:formula="of:=[.J86]+10" office:value-type="float" office:value="960" calcext:value-type="float">
            <text:p>9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UF-1L</text:p>
          </table:table-cell>
          <table:table-cell office:value-type="string" calcext:value-type="string">
            <text:p>CAP Ultra Fine 'Jewellers Rouge' 1L</text:p>
          </table:table-cell>
          <table:table-cell office:value-type="string" calcext:value-type="string">
            <text:p>Paint Polishes</text:p>
          </table:table-cell>
          <table:table-cell table:style-name="ce1" office:value-type="string" calcext:value-type="string">
            <text:p>75.0000</text:p>
          </table:table-cell>
          <table:table-cell table:style-name="ce1" office:value-type="string" calcext:value-type="string">
            <text:p>64.9500</text:p>
          </table:table-cell>
          <table:table-cell table:style-name="ce1" office:value-type="string" calcext:value-type="string">
            <text:p>55.4500</text:p>
          </table:table-cell>
          <table:table-cell office:value-type="string" calcext:value-type="string">
            <text:p>cap-ultra-fine-1l_1.jpg</text:p>
          </table:table-cell>
          <table:table-cell office:value-type="string" calcext:value-type="string">
            <text:p>&lt;div id=\"tigFIProductDescription\"&gt;&lt;span class=\"tigFIProductDescriptionTitle\"&gt;CAP Ultra Fine 1 Litre&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table:formula="of:=[.J87]+10" office:value-type="float" office:value="970" calcext:value-type="float">
            <text:p>9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H-275</text:p>
          </table:table-cell>
          <table:table-cell office:value-type="string" calcext:value-type="string">
            <text:p>CAP Heavy 275ml</text:p>
          </table:table-cell>
          <table:table-cell office:value-type="string" calcext:value-type="string">
            <text:p>Paint Polishes</text:p>
          </table:table-cell>
          <table:table-cell table:style-name="ce1" office:value-type="string" calcext:value-type="string">
            <text:p>22.0000</text:p>
          </table:table-cell>
          <table:table-cell table:style-name="ce1" office:value-type="string" calcext:value-type="string">
            <text:p>19.9500</text:p>
          </table:table-cell>
          <table:table-cell table:style-name="ce1" office:value-type="string" calcext:value-type="string">
            <text:p>16.7300</text:p>
          </table:table-cell>
          <table:table-cell office:value-type="string" calcext:value-type="string">
            <text:p>cap-heavy-275ml.jpg</text:p>
          </table:table-cell>
          <table:table-cell office:value-type="string" calcext:value-type="string">
            <text:p>&lt;div id=\"tigFIProductDescription\"&gt;&lt;span class=\"tigFIProductDescriptionTitle\"&gt;CAP Heavy 275ml&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table:formula="of:=[.J88]+10" office:value-type="float" office:value="980" calcext:value-type="float">
            <text:p>9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M-275</text:p>
          </table:table-cell>
          <table:table-cell office:value-type="string" calcext:value-type="string">
            <text:p>CAP Medium 275ml</text:p>
          </table:table-cell>
          <table:table-cell office:value-type="string" calcext:value-type="string">
            <text:p>Paint Polishes</text:p>
          </table:table-cell>
          <table:table-cell table:style-name="ce1" office:value-type="string" calcext:value-type="string">
            <text:p>22.0000</text:p>
          </table:table-cell>
          <table:table-cell table:style-name="ce1" office:value-type="string" calcext:value-type="string">
            <text:p>19.9500</text:p>
          </table:table-cell>
          <table:table-cell table:style-name="ce1" office:value-type="string" calcext:value-type="string">
            <text:p>16.7300</text:p>
          </table:table-cell>
          <table:table-cell office:value-type="string" calcext:value-type="string">
            <text:p>cap-medium-275ml.jpg</text:p>
          </table:table-cell>
          <table:table-cell office:value-type="string" calcext:value-type="string">
            <text:p>&lt;div id=\"tigFIProductDescription\"&gt;&lt;span class=\"tigFIProductDescriptionTitle\"&gt;CAP Medium 275ml&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table:formula="of:=[.J89]+10" office:value-type="float" office:value="990" calcext:value-type="float">
            <text:p>9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UF-275</text:p>
          </table:table-cell>
          <table:table-cell office:value-type="string" calcext:value-type="string">
            <text:p>CAP Ultra Fine 'Jewellers Rouge' 275ml</text:p>
          </table:table-cell>
          <table:table-cell office:value-type="string" calcext:value-type="string">
            <text:p>Paint Polishes</text:p>
          </table:table-cell>
          <table:table-cell table:style-name="ce1" office:value-type="string" calcext:value-type="string">
            <text:p>22.0000</text:p>
          </table:table-cell>
          <table:table-cell table:style-name="ce1" office:value-type="string" calcext:value-type="string">
            <text:p>19.9500</text:p>
          </table:table-cell>
          <table:table-cell table:style-name="ce1" office:value-type="string" calcext:value-type="string">
            <text:p>16.7300</text:p>
          </table:table-cell>
          <table:table-cell office:value-type="string" calcext:value-type="string">
            <text:p>cap-ultra-fine-jewellers-rouge-275ml.jpg</text:p>
          </table:table-cell>
          <table:table-cell office:value-type="string" calcext:value-type="string">
            <text:p>&lt;div id=\"tigFIProductDescription\"&gt;&lt;span class=\"tigFIProductDescriptionTitle\"&gt;CAP Ultra Fine 275ml&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table:formula="of:=[.J90]+10" office:value-type="float" office:value="1000" calcext:value-type="float">
            <text:p>10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H-5L</text:p>
          </table:table-cell>
          <table:table-cell office:value-type="string" calcext:value-type="string">
            <text:p>CAP Heavy 5L</text:p>
          </table:table-cell>
          <table:table-cell office:value-type="string" calcext:value-type="string">
            <text:p>Paint Polishes</text:p>
          </table:table-cell>
          <table:table-cell table:style-name="ce1" office:value-type="string" calcext:value-type="string">
            <text:p>345.0000</text:p>
          </table:table-cell>
          <table:table-cell table:style-name="ce1" office:value-type="string" calcext:value-type="string">
            <text:p>299.0000</text:p>
          </table:table-cell>
          <table:table-cell table:style-name="ce1" office:value-type="string" calcext:value-type="string">
            <text:p>267.2600</text:p>
          </table:table-cell>
          <table:table-cell office:value-type="string" calcext:value-type="string">
            <text:p>FI.jpg</text:p>
          </table:table-cell>
          <table:table-cell office:value-type="string" calcext:value-type="string">
            <text:p>&lt;div id=\"tigFIProductDescription\"&gt;&lt;span class=\"tigFIProductDescriptionTitle\"&gt;CAP Heavy 5 Litres&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table:formula="of:=[.J91]+10" office:value-type="float" office:value="1010" calcext:value-type="float">
            <text:p>10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M-5L</text:p>
          </table:table-cell>
          <table:table-cell office:value-type="string" calcext:value-type="string">
            <text:p>CAP Medium 5L</text:p>
          </table:table-cell>
          <table:table-cell office:value-type="string" calcext:value-type="string">
            <text:p>Paint Polishes</text:p>
          </table:table-cell>
          <table:table-cell table:style-name="ce1" office:value-type="string" calcext:value-type="string">
            <text:p>345.0000</text:p>
          </table:table-cell>
          <table:table-cell table:style-name="ce1" office:value-type="string" calcext:value-type="string">
            <text:p>299.0000</text:p>
          </table:table-cell>
          <table:table-cell table:style-name="ce1" office:value-type="string" calcext:value-type="string">
            <text:p>267.2600</text:p>
          </table:table-cell>
          <table:table-cell office:value-type="string" calcext:value-type="string">
            <text:p>FI.jpg</text:p>
          </table:table-cell>
          <table:table-cell office:value-type="string" calcext:value-type="string">
            <text:p>&lt;div id=\"tigFIProductDescription\"&gt;&lt;span class=\"tigFIProductDescriptionTitle\"&gt;CAP Medium 5 Litres&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table:formula="of:=[.J92]+10" office:value-type="float" office:value="1020" calcext:value-type="float">
            <text:p>10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UF-5L</text:p>
          </table:table-cell>
          <table:table-cell office:value-type="string" calcext:value-type="string">
            <text:p>CAP Ultra Fine 'Jewellers Rouge' 5L</text:p>
          </table:table-cell>
          <table:table-cell office:value-type="string" calcext:value-type="string">
            <text:p>Paint Polishes</text:p>
          </table:table-cell>
          <table:table-cell table:style-name="ce1" office:value-type="string" calcext:value-type="string">
            <text:p>345.0000</text:p>
          </table:table-cell>
          <table:table-cell table:style-name="ce1" office:value-type="string" calcext:value-type="string">
            <text:p>299.0000</text:p>
          </table:table-cell>
          <table:table-cell table:style-name="ce1" office:value-type="string" calcext:value-type="string">
            <text:p>267.2600</text:p>
          </table:table-cell>
          <table:table-cell office:value-type="string" calcext:value-type="string">
            <text:p>FI.jpg</text:p>
          </table:table-cell>
          <table:table-cell office:value-type="string" calcext:value-type="string">
            <text:p>&lt;div id=\"tigFIProductDescription\"&gt;&lt;span class=\"tigFIProductDescriptionTitle\"&gt;CAP Ultra Fine 5 Litres&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table:formula="of:=[.J93]+10" office:value-type="float" office:value="1030" calcext:value-type="float">
            <text:p>10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H-355</text:p>
          </table:table-cell>
          <table:table-cell office:value-type="string" calcext:value-type="string">
            <text:p>CAP Heavy 355ml</text:p>
          </table:table-cell>
          <table:table-cell office:value-type="string" calcext:value-type="string">
            <text:p>Paint Polishes</text:p>
          </table:table-cell>
          <table:table-cell table:style-name="ce1" office:value-type="string" calcext:value-type="string">
            <text:p>45.0000</text:p>
          </table:table-cell>
          <table:table-cell table:style-name="ce1" office:value-type="string" calcext:value-type="string">
            <text:p>37.9500</text:p>
          </table:table-cell>
          <table:table-cell table:style-name="ce1" office:value-type="string" calcext:value-type="string">
            <text:p>25.3200</text:p>
          </table:table-cell>
          <table:table-cell office:value-type="string" calcext:value-type="string">
            <text:p>cap-heavy-355.jpg</text:p>
          </table:table-cell>
          <table:table-cell office:value-type="string" calcext:value-type="string">
            <text:p>&lt;div id=\"tigFIProductDescription\"&gt;&lt;span class=\"tigFIProductDescriptionTitle\"&gt;CAP Heavy 355ml&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table:formula="of:=[.J94]+10" office:value-type="float" office:value="1040" calcext:value-type="float">
            <text:p>10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M-355</text:p>
          </table:table-cell>
          <table:table-cell office:value-type="string" calcext:value-type="string">
            <text:p>CAP Medium 355ml</text:p>
          </table:table-cell>
          <table:table-cell office:value-type="string" calcext:value-type="string">
            <text:p>Paint Polishes</text:p>
          </table:table-cell>
          <table:table-cell table:style-name="ce1" office:value-type="string" calcext:value-type="string">
            <text:p>45.0000</text:p>
          </table:table-cell>
          <table:table-cell table:style-name="ce1" office:value-type="string" calcext:value-type="string">
            <text:p>37.9500</text:p>
          </table:table-cell>
          <table:table-cell table:style-name="ce1" office:value-type="string" calcext:value-type="string">
            <text:p>25.3200</text:p>
          </table:table-cell>
          <table:table-cell office:value-type="string" calcext:value-type="string">
            <text:p>cap-medium-355.jpg</text:p>
          </table:table-cell>
          <table:table-cell office:value-type="string" calcext:value-type="string">
            <text:p>&lt;div id=\"tigFIProductDescription\"&gt;&lt;span class=\"tigFIProductDescriptionTitle\"&gt;CAP Medium 355ml&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table:formula="of:=[.J95]+10" office:value-type="float" office:value="1050" calcext:value-type="float">
            <text:p>10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UF-355</text:p>
          </table:table-cell>
          <table:table-cell office:value-type="string" calcext:value-type="string">
            <text:p>CAP Ultra Fine 'Jewellers Rouge' 355ml</text:p>
          </table:table-cell>
          <table:table-cell office:value-type="string" calcext:value-type="string">
            <text:p>Paint Polishes</text:p>
          </table:table-cell>
          <table:table-cell table:style-name="ce1" office:value-type="string" calcext:value-type="string">
            <text:p>45.0000</text:p>
          </table:table-cell>
          <table:table-cell table:style-name="ce1" office:value-type="string" calcext:value-type="string">
            <text:p>37.9500</text:p>
          </table:table-cell>
          <table:table-cell table:style-name="ce1" office:value-type="string" calcext:value-type="string">
            <text:p>25.3200</text:p>
          </table:table-cell>
          <table:table-cell office:value-type="string" calcext:value-type="string">
            <text:p>cap-ultra-fine-355.jpg</text:p>
          </table:table-cell>
          <table:table-cell office:value-type="string" calcext:value-type="string">
            <text:p>&lt;div id=\"tigFIProductDescription\"&gt;&lt;span class=\"tigFIProductDescriptionTitle\"&gt;CAP Ultra Fine 355ml&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table:formula="of:=[.J96]+10" office:value-type="float" office:value="1060" calcext:value-type="float">
            <text:p>10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P-A-125</text:p>
          </table:table-cell>
          <table:table-cell office:value-type="string" calcext:value-type="string">
            <text:p>125mm ACTIVE Backing Plate</text:p>
          </table:table-cell>
          <table:table-cell office:value-type="string" calcext:value-type="string">
            <text:p>Paint Polishing Accessories</text:p>
          </table:table-cell>
          <table:table-cell table:style-name="ce1" office:value-type="string" calcext:value-type="string">
            <text:p>50.0000</text:p>
          </table:table-cell>
          <table:table-cell table:style-name="ce1" office:value-type="string" calcext:value-type="string">
            <text:p>44.9500</text:p>
          </table:table-cell>
          <table:table-cell table:style-name="ce1" office:value-type="string" calcext:value-type="string">
            <text:p>26.0100</text:p>
          </table:table-cell>
          <table:table-cell office:value-type="string" calcext:value-type="string">
            <text:p>125mm-active-bp-01_1.jpg</text:p>
          </table:table-cell>
          <table:table-cell office:value-type="string" calcext:value-type="string">
            <text:p>&lt;div id=\"tigFIProductDescription\"&gt;&lt;span class=\"tigFIProductDescriptionTitle\"&gt;125mm Active Backing Plate <text:s/>&lt;/span&gt;&lt;span class=\"tigFIProductDescriptionBlock\"&gt;&lt;p&gt;125mm Ø ACTIVE Backing Plate - to suit 135mm and 15omm Ø velcro-backed pads&lt;/p&gt;&lt;/span&gt;&lt;span class=\"tigFIProductDescriptionBlock\"&gt;&lt;p&gt;To suit any female velcro backed 135 - 15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gt;&lt;p&gt;Provides adequate (25mm) recess when mated to a 15omm Ø pad and consistent and firm pressure all the way to the edge of a 135mm Ø pad with enough recess for edge protection.&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97]+10" office:value-type="float" office:value="1070" calcext:value-type="float">
            <text:p>10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P-A-175</text:p>
          </table:table-cell>
          <table:table-cell office:value-type="string" calcext:value-type="string">
            <text:p>175mm ACTIVE Backing Plate</text:p>
          </table:table-cell>
          <table:table-cell office:value-type="string" calcext:value-type="string">
            <text:p>Paint Polishing Accessories</text:p>
          </table:table-cell>
          <table:table-cell table:style-name="ce1" office:value-type="string" calcext:value-type="string">
            <text:p>65.0000</text:p>
          </table:table-cell>
          <table:table-cell table:style-name="ce1" office:value-type="string" calcext:value-type="string">
            <text:p>54.9500</text:p>
          </table:table-cell>
          <table:table-cell table:style-name="ce1" office:value-type="string" calcext:value-type="string">
            <text:p>43.4500</text:p>
          </table:table-cell>
          <table:table-cell office:value-type="string" calcext:value-type="string">
            <text:p>175mm-01png.jpg</text:p>
          </table:table-cell>
          <table:table-cell office:value-type="string" calcext:value-type="string">
            <text:p>&lt;div id=\"tigFIProductDescription\"&gt;&lt;span class=\"tigFIProductDescriptionTitle\"&gt;175mm Active Backing Plate <text:s/>&lt;/span&gt;&lt;span class=\"tigFIProductDescriptionBlock\"&gt;&lt;p&gt;175mm Ø ACTIVE Backing Plate - to suit 190mm and 200mm Ø velcro-backed pads&lt;/p&gt;&lt;/span&gt;&lt;span class=\"tigFIProductDescriptionBlock\"&gt;&lt;p&gt;To suit any female velcro backed 190 - 22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98]+10" office:value-type="float" office:value="1080" calcext:value-type="float">
            <text:p>10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P-R-P-125</text:p>
          </table:table-cell>
          <table:table-cell office:value-type="string" calcext:value-type="string">
            <text:p>125mm RIGID PROFESSIONAL Backing Plate</text:p>
          </table:table-cell>
          <table:table-cell office:value-type="string" calcext:value-type="string">
            <text:p>Paint Polishing Accessories</text:p>
          </table:table-cell>
          <table:table-cell table:style-name="ce1" office:value-type="string" calcext:value-type="string">
            <text:p>75.0000</text:p>
          </table:table-cell>
          <table:table-cell table:style-name="ce1" office:value-type="string" calcext:value-type="string">
            <text:p>64.9500</text:p>
          </table:table-cell>
          <table:table-cell table:style-name="ce1" office:value-type="string" calcext:value-type="string">
            <text:p>48.3500</text:p>
          </table:table-cell>
          <table:table-cell office:value-type="string" calcext:value-type="string">
            <text:p>FI.jpg</text:p>
          </table:table-cell>
          <table:table-cell office:value-type="string" calcext:value-type="string">
            <text:p>&lt;div id=\"tigFIProductDescription\"&gt;&lt;span class=\"tigFIProductDescriptionTitle\"&gt;125mm Rigid PROFESSIONAL Backing Plate&lt;/span&gt;&lt;span class=\"tigFIProductDescriptionBlock\"&gt;&lt;p&gt;125mm Ø RIGID PROFESSIONAL Backing Plate - to suit 135mm and 15omm Ø velcro-backed pads&lt;/p&gt;&lt;/span&gt;&lt;span class=\"tigFIProductDescriptionBlock\"&gt;&lt;p&gt;To suit any female velcro backed 135 - 15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Rigid Backing Plate is very well priced&amp;#44 strong&amp;#44 simple and non-active so your movements&amp;#44 however subtle&amp;#44 are directly translated to action on the paint surface. Final Inspection recommend the Active version of this for non-professionals or those new to polishing with a rotary machine.&lt;/p&gt;&lt;/span&gt;&lt;span class=\"tigFIProductDescriptionBlock\"&gt;&lt;p&gt;Provides adequate (25mm) recess when mated to a 15omm (6inch) Ø pad and consistent and firm pressure all the way to the edge of a 135mm (5.3inch) Ø pad with enough recess for edge protection&lt;/p&gt;&lt;/span&gt;&lt;img class=\"tigFIProductDescriptionInlinePhoto\" alt=\"125mm Rigid Backing Plate - Tigersoft Performance\" title=\"125mm Rigid Backing Plate - Tigersoft Performance\" src=\"images/Rigid-Backing-Plate-09.jpg\"&gt;&lt;/img&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99]+10" office:value-type="float" office:value="1090" calcext:value-type="float">
            <text:p>1090</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BP-A-50</text:p>
          </table:table-cell>
          <table:table-cell office:value-type="string" calcext:value-type="string">
            <text:p>50mm ACTIVE Backing Plate</text:p>
          </table:table-cell>
          <table:table-cell office:value-type="string" calcext:value-type="string">
            <text:p>Paint Polishing Accessories</text:p>
          </table:table-cell>
          <table:table-cell table:style-name="ce1" office:value-type="string" calcext:value-type="string">
            <text:p>22.5000</text:p>
          </table:table-cell>
          <table:table-cell table:style-name="ce1" office:value-type="string" calcext:value-type="string">
            <text:p>19.9500</text:p>
          </table:table-cell>
          <table:table-cell table:style-name="ce1" office:value-type="string" calcext:value-type="string">
            <text:p>15.3300</text:p>
          </table:table-cell>
          <table:table-cell office:value-type="string" calcext:value-type="string">
            <text:p>FI.jpg</text:p>
          </table:table-cell>
          <table:table-cell office:value-type="string" calcext:value-type="string">
            <text:p>&lt;div id=\"tigFIProductDescription\"&gt;&lt;span class=\"tigFIProductDescriptionTitle\"&gt;50mm Active Backing Plate <text:s/>&lt;/span&gt;&lt;span class=\"tigFIProductDescriptionBlock\"&gt;&lt;p&gt;50mm Ø ACTIVE Backing Plate pads&lt;/p&gt;&lt;/span&gt;&lt;span class=\"tigFIProductDescriptionBlock\"&gt;&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100]+10" office:value-type="float" office:value="1100" calcext:value-type="float">
            <text:p>1100</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BP-R-125</text:p>
          </table:table-cell>
          <table:table-cell office:value-type="string" calcext:value-type="string">
            <text:p>125mm RIGID Backing Plate</text:p>
          </table:table-cell>
          <table:table-cell office:value-type="string" calcext:value-type="string">
            <text:p>Paint Polishing Accessories</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2.6600</text:p>
          </table:table-cell>
          <table:table-cell office:value-type="string" calcext:value-type="string">
            <text:p>rigid-backing-plate-02.jpg</text:p>
          </table:table-cell>
          <table:table-cell office:value-type="string" calcext:value-type="string">
            <text:p>&lt;div id=\"tigFIProductDescription\"&gt;&lt;span class=\"tigFIProductDescriptionTitle\"&gt;125mm Rigid Backing Plate&lt;/span&gt;&lt;span class=\"tigFIProductDescriptionBlock\"&gt;&lt;p&gt;125mm Ø RIGID Backing Plate - to suit 135mm and 15omm Ø velcro-backed pads&lt;/p&gt;&lt;/span&gt;&lt;span class=\"tigFIProductDescriptionBlock\"&gt;&lt;p&gt;To suit any female velcro backed 135 - 15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Rigid Backing Plate is very well priced&amp;#44 strong&amp;#44 simple and non-active so your movements&amp;#44 however subtle&amp;#44 are directly translated to action on the paint surface. Final Inspection recommend the Active version of this for non-professionals or those new to polishing with a rotary machine.&lt;/p&gt;&lt;/span&gt;&lt;span class=\"tigFIProductDescriptionBlock\"&gt;&lt;p&gt;Provides adequate (25mm) recess when mated to a 15omm (6inch) Ø pad and consistent and firm pressure all the way to the edge of a 135mm (5.3inch) Ø pad with enough recess for edge protection&lt;/p&gt;&lt;/span&gt;&lt;img class=\"tigFIProductDescriptionInlinePhoto\" alt=\"125mm Rigid Backing Plate - Tigersoft Performance\" title=\"125mm Rigid Backing Plate - Tigersoft Performance\" src=\"images/Rigid-Backing-Plate-09.jpg\"&gt;&lt;/img&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101]+10" office:value-type="float" office:value="1110" calcext:value-type="float">
            <text:p>11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ONV-75-8</text:p>
          </table:table-cell>
          <table:table-cell office:value-type="string" calcext:value-type="string">
            <text:p>Pad Converter</text:p>
          </table:table-cell>
          <table:table-cell office:value-type="string" calcext:value-type="string">
            <text:p>Paint Polishing Accessories</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7.6100</text:p>
          </table:table-cell>
          <table:table-cell office:value-type="string" calcext:value-type="string">
            <text:p>pad-converter04.jpg</text:p>
          </table:table-cell>
          <table:table-cell office:value-type="string" calcext:value-type="string">
            <text:p>&lt;div id=\"tigFIProductDescription\"&gt;&lt;span class=\"tigFIProductDescriptionTitle\"&gt;Pad Converter Female 75mm - Male 8mm&lt;/span&gt;&lt;img class=\"tigFIProductDescriptionInlinePhoto\" alt=\"Pad Converter Female 75mm - Male 8mm - Tigersoft Performance\" title=\"Pad Converter Female 75mm - Male 8mm - Tigersoft Performance\" src=\"images/pad-converter01_1.jpg\"&gt;&lt;/img&gt;&lt;span class=\"tigFIProductDescriptionBlock\"&gt;&lt;p&gt;Convert your 90mm pad and 75mm backign plate into an 8mm spindle for your drill. For those awkward areas or for a different position.&lt;/p&gt;&lt;/span&gt;&lt;/div&gt;</text:p>
          </table:table-cell>
          <table:table-cell office:value-type="string" calcext:value-type="string">
            <text:p>Final Inspection</text:p>
          </table:table-cell>
          <table:table-cell table:formula="of:=[.J102]+10" office:value-type="float" office:value="1120" calcext:value-type="float">
            <text:p>11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EXX-14-70</text:p>
          </table:table-cell>
          <table:table-cell office:value-type="string" calcext:value-type="string">
            <text:p>Exxtender (14mm - 70mm)</text:p>
          </table:table-cell>
          <table:table-cell office:value-type="string" calcext:value-type="string">
            <text:p>Paint Polishing Accessories</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8.1400</text:p>
          </table:table-cell>
          <table:table-cell office:value-type="string" calcext:value-type="string">
            <text:p>exxtender01.jpg</text:p>
          </table:table-cell>
          <table:table-cell office:value-type="string" calcext:value-type="string">
            <text:p>&lt;div id=\"tigFIProductDescription\"&gt;&lt;span class=\"tigFIProductDescriptionTitle\"&gt;EXXtender&lt;/span&gt;&lt;span class=\"tigFIProductDescriptionBlock\"&gt;&lt;p&gt;The Pad Exxtender&amp;#44 the Final Inspection invention that revolutionised the detailing in detailing.&lt;/p&gt;&lt;/span&gt;&lt;img class=\"tigFIProductDescriptionInlinePhoto\" alt=\"EXXtender - Tigersoft Performance\" title=\"EXXtender - Tigersoft Performance\" src=\"images/exxtender02.jpg\"&gt;&lt;/img&gt;&lt;span class=\"tigFIProductDescriptionBlock\"&gt;&lt;p&gt;Extend your pad 70mm by adding the Exxtender between your backing plate and polishing machine.&lt;/p&gt;&lt;/span&gt;&lt;span class=\"tigFIProductDescriptionBlock\"&gt;&lt;p&gt;Suits 14mm threads only..&lt;/p&gt;&lt;/span&gt;&lt;/div&gt;</text:p>
          </table:table-cell>
          <table:table-cell office:value-type="string" calcext:value-type="string">
            <text:p>Final Inspection</text:p>
          </table:table-cell>
          <table:table-cell table:formula="of:=[.J103]+10" office:value-type="float" office:value="1130" calcext:value-type="float">
            <text:p>11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P-A-75</text:p>
          </table:table-cell>
          <table:table-cell office:value-type="string" calcext:value-type="string">
            <text:p>75mm ACTIVE Backing Plate</text:p>
          </table:table-cell>
          <table:table-cell office:value-type="string" calcext:value-type="string">
            <text:p>Paint Polishing Accessories</text:p>
          </table:table-cell>
          <table:table-cell table:style-name="ce1" office:value-type="string" calcext:value-type="string">
            <text:p>30.0000</text:p>
          </table:table-cell>
          <table:table-cell table:style-name="ce1" office:value-type="string" calcext:value-type="string">
            <text:p>25.9500</text:p>
          </table:table-cell>
          <table:table-cell table:style-name="ce1" office:value-type="string" calcext:value-type="string">
            <text:p>23.2200</text:p>
          </table:table-cell>
          <table:table-cell office:value-type="string" calcext:value-type="string">
            <text:p>90mm-active-backing-plate-03.jpg</text:p>
          </table:table-cell>
          <table:table-cell office:value-type="string" calcext:value-type="string">
            <text:p>&lt;div id=\"tigFIProductDescription\"&gt;&lt;span class=\"tigFIProductDescriptionTitle\"&gt;75mm Active Backing Plate <text:s/>&lt;/span&gt;&lt;span class=\"tigFIProductDescriptionBlock\"&gt;&lt;p&gt;75mm Ø ACTIVE Backing Plate - to suit 9omm velcro-backed pads&lt;/p&gt;&lt;/span&gt;&lt;span class=\"tigFIProductDescriptionBlock\"&gt;&lt;p&gt;To suit any female velcro backed 9o - 125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gt;&lt;p&gt;Provides adequate (15mm) recess when mated to a 9omm Ø pad.&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table:formula="of:=[.J104]+10" office:value-type="float" office:value="1140" calcext:value-type="float">
            <text:p>11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ADCON-4B</text:p>
          </table:table-cell>
          <table:table-cell office:value-type="string" calcext:value-type="string">
            <text:p>Pad Spur (Soft)</text:p>
          </table:table-cell>
          <table:table-cell office:value-type="string" calcext:value-type="string">
            <text:p>Paint Polishing Accessories</text:p>
          </table:table-cell>
          <table:table-cell table:style-name="ce1" office:value-type="string" calcext:value-type="string">
            <text:p>35.0000</text:p>
          </table:table-cell>
          <table:table-cell table:style-name="ce1" office:value-type="string" calcext:value-type="string">
            <text:p>29.9500</text:p>
          </table:table-cell>
          <table:table-cell table:style-name="ce1" office:value-type="string" calcext:value-type="string">
            <text:p>24.3800</text:p>
          </table:table-cell>
          <table:table-cell office:value-type="string" calcext:value-type="string">
            <text:p>pad-spur-soft.jpg</text:p>
          </table:table-cell>
          <table:table-cell office:value-type="string" calcext:value-type="string">
            <text:p>&lt;div id=\"tigFIProductDescription\"&gt;&lt;span class=\"tigFIProductDescriptionTitle\"&gt;Pad Spur - Soft&lt;/span&gt;&lt;span class=\"tigFIProductDescriptionBlock\"&gt;&lt;p&gt;Pad conditioning brush (Pad Spur) with soft bristles&lt;/p&gt;&lt;/span&gt;&lt;/div&gt;</text:p>
          </table:table-cell>
          <table:table-cell office:value-type="string" calcext:value-type="string">
            <text:p>Final Inspection</text:p>
          </table:table-cell>
          <table:table-cell table:formula="of:=[.J105]+10" office:value-type="float" office:value="1150" calcext:value-type="float">
            <text:p>11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ADCON-4W</text:p>
          </table:table-cell>
          <table:table-cell office:value-type="string" calcext:value-type="string">
            <text:p>Pad Spur (Hard)</text:p>
          </table:table-cell>
          <table:table-cell office:value-type="string" calcext:value-type="string">
            <text:p>Paint Polishing Accessories</text:p>
          </table:table-cell>
          <table:table-cell table:style-name="ce1" office:value-type="string" calcext:value-type="string">
            <text:p>35.0000</text:p>
          </table:table-cell>
          <table:table-cell table:style-name="ce1" office:value-type="string" calcext:value-type="string">
            <text:p>29.9500</text:p>
          </table:table-cell>
          <table:table-cell table:style-name="ce1" office:value-type="string" calcext:value-type="string">
            <text:p>24.3800</text:p>
          </table:table-cell>
          <table:table-cell office:value-type="string" calcext:value-type="string">
            <text:p>pad-spur-hard.jpg</text:p>
          </table:table-cell>
          <table:table-cell office:value-type="string" calcext:value-type="string">
            <text:p>&lt;div id=\"tigFIProductDescription\"&gt;&lt;span class=\"tigFIProductDescriptionTitle\"&gt;Pad Spur - Hard&lt;/span&gt;&lt;span class=\"tigFIProductDescriptionBlock\"&gt;&lt;p&gt;Pad conditioning brush (Pad Spur) with hard bristles&lt;/p&gt;&lt;/span&gt;&lt;/div&gt;</text:p>
          </table:table-cell>
          <table:table-cell office:value-type="string" calcext:value-type="string">
            <text:p>Final Inspection</text:p>
          </table:table-cell>
          <table:table-cell table:formula="of:=[.J106]+10" office:value-type="float" office:value="1160" calcext:value-type="float">
            <text:p>11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ONV-14-8</text:p>
          </table:table-cell>
          <table:table-cell office:value-type="string" calcext:value-type="string">
            <text:p>Thread Converter 14mm-8mm</text:p>
          </table:table-cell>
          <table:table-cell office:value-type="string" calcext:value-type="string">
            <text:p>Paint Polishing Accessories</text:p>
          </table:table-cell>
          <table:table-cell table:style-name="ce1" office:value-type="string" calcext:value-type="string">
            <text:p>5.0000</text:p>
          </table:table-cell>
          <table:table-cell table:style-name="ce1" office:value-type="string" calcext:value-type="string">
            <text:p>4.5000</text:p>
          </table:table-cell>
          <table:table-cell table:style-name="ce1" office:value-type="string" calcext:value-type="string">
            <text:p>3.2400</text:p>
          </table:table-cell>
          <table:table-cell office:value-type="string" calcext:value-type="string">
            <text:p>thread-converter01.jpg</text:p>
          </table:table-cell>
          <table:table-cell office:value-type="string" calcext:value-type="string">
            <text:p>&lt;div id=\"tigFIProductDescription\"&gt;&lt;span class=\"tigFIProductDescriptionTitle\"&gt;Thread Converter Male 14mm - Male 8mm&lt;/span&gt;&lt;span class=\"tigFIProductDescriptionBlock\"&gt;&lt;p&gt;Convert your 14mm thread for rotary tools to an 8mm spindle for your drill for a different way to polish&lt;/p&gt;&lt;/span&gt;&lt;img class=\"tigFIProductDescriptionInlinePhoto\" alt=\"Thread Converter Male 14mm - Male 8mm - Tigersoft Performance\" title=\"Thread Converter Male 14mm - Male 8mm - Tigersoft Performance\" src=\"images/thread-converter02.jpg\"&gt;&lt;/img&gt;&lt;span class=\"tigFIProductDescriptionBlock\"&gt;&lt;p&gt;Convert your backing plates for rotary polishers to be spun by a conventional drill.&lt;/p&gt;&lt;/span&gt;&lt;/div&gt;</text:p>
          </table:table-cell>
          <table:table-cell office:value-type="string" calcext:value-type="string">
            <text:p>Final Inspection</text:p>
          </table:table-cell>
          <table:table-cell table:formula="of:=[.J107]+10" office:value-type="float" office:value="1170" calcext:value-type="float">
            <text:p>11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P-75</text:p>
          </table:table-cell>
          <table:table-cell office:value-type="string" calcext:value-type="string">
            <text:p>75mm Glass System Correction Pad</text:p>
          </table:table-cell>
          <table:table-cell office:value-type="string" calcext:value-type="string">
            <text:p>Paint Polishing Pads</text:p>
          </table:table-cell>
          <table:table-cell table:number-columns-repeated="3" table:style-name="ce1" office:value-type="string" calcext:value-type="string">
            <text:p>0.00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table:formula="of:=[.J108]+10" office:value-type="float" office:value="1180" calcext:value-type="float">
            <text:p>1180</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GP-50</text:p>
          </table:table-cell>
          <table:table-cell office:value-type="string" calcext:value-type="string">
            <text:p>50mm Glass System Correction Pad</text:p>
          </table:table-cell>
          <table:table-cell office:value-type="string" calcext:value-type="string">
            <text:p>Paint Polishing Pads</text:p>
          </table:table-cell>
          <table:table-cell table:style-name="ce1" office:value-type="string" calcext:value-type="string">
            <text:p>6.5000</text:p>
          </table:table-cell>
          <table:table-cell table:style-name="ce1" office:value-type="string" calcext:value-type="string">
            <text:p>5.9500</text:p>
          </table:table-cell>
          <table:table-cell table:style-name="ce1" office:value-type="string" calcext:value-type="string">
            <text:p>4.49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table:formula="of:=[.J109]+10" office:value-type="float" office:value="1190" calcext:value-type="float">
            <text:p>1190</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GP-90</text:p>
          </table:table-cell>
          <table:table-cell office:value-type="string" calcext:value-type="string">
            <text:p>90mm Glass System Correction Pad</text:p>
          </table:table-cell>
          <table:table-cell office:value-type="string" calcext:value-type="string">
            <text:p>Paint Polishing Pads</text:p>
          </table:table-cell>
          <table:table-cell table:style-name="ce1" office:value-type="string" calcext:value-type="string">
            <text:p>7.5000</text:p>
          </table:table-cell>
          <table:table-cell table:style-name="ce1" office:value-type="string" calcext:value-type="string">
            <text:p>6.9500</text:p>
          </table:table-cell>
          <table:table-cell table:style-name="ce1" office:value-type="string" calcext:value-type="string">
            <text:p>4.73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table:formula="of:=[.J110]+10" office:value-type="float" office:value="1200" calcext:value-type="float">
            <text:p>1200</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NFP-90</text:p>
          </table:table-cell>
          <table:table-cell office:value-type="string" calcext:value-type="string">
            <text:p>90mm Nanofibre Polishing Pad</text:p>
          </table:table-cell>
          <table:table-cell office:value-type="string" calcext:value-type="string">
            <text:p>Paint Polishing Pads</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2200</text:p>
          </table:table-cell>
          <table:table-cell office:value-type="string" calcext:value-type="string">
            <text:p>FI.jpg</text:p>
          </table:table-cell>
          <table:table-cell office:value-type="string" calcext:value-type="string">
            <text:p>&lt;div id=\"tigFIProductDescription\"&gt;&lt;span class=\"tigFIProductDescriptionTitle\"&gt;90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table:formula="of:=[.J111]+10" office:value-type="float" office:value="1210" calcext:value-type="float">
            <text:p>12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P-135</text:p>
          </table:table-cell>
          <table:table-cell office:value-type="string" calcext:value-type="string">
            <text:p>135mm Glass System Correction Pad</text:p>
          </table:table-cell>
          <table:table-cell office:value-type="string" calcext:value-type="string">
            <text:p>Paint Polishing Pads</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43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table:formula="of:=[.J112]+10" office:value-type="float" office:value="1220" calcext:value-type="float">
            <text:p>1220</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ORANGEHD-90</text:p>
          </table:table-cell>
          <table:table-cell office:value-type="string" calcext:value-type="string">
            <text:p>90mm HD Medium Cutting Pad</text:p>
          </table:table-cell>
          <table:table-cell office:value-type="string" calcext:value-type="string">
            <text:p>Paint Polishing Pads</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7.1600</text:p>
          </table:table-cell>
          <table:table-cell office:value-type="string" calcext:value-type="string">
            <text:p>90mm-hd-01.jpg</text:p>
          </table:table-cell>
          <table:table-cell office:value-type="string" calcext:value-type="string">
            <text:p>&lt;div id=\"tigFIProductDescription\"&gt;&lt;span class=\"tigFIProductDescriptionTitle\"&gt;90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90mm Medium Cut Foam Pad (HD) - Tigersoft Performance\" title=\"90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table:formula="of:=[.J113]+10" office:value-type="float" office:value="1230" calcext:value-type="float">
            <text:p>12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HITESHD-90</text:p>
          </table:table-cell>
          <table:table-cell office:value-type="string" calcext:value-type="string">
            <text:p>90mm SHD Heavy Cutting Pad</text:p>
          </table:table-cell>
          <table:table-cell office:value-type="string" calcext:value-type="string">
            <text:p>Paint Polishing Pads</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8.1000</text:p>
          </table:table-cell>
          <table:table-cell office:value-type="string" calcext:value-type="string">
            <text:p>90mm-white-shd.jpg</text:p>
          </table:table-cell>
          <table:table-cell office:value-type="string" calcext:value-type="string">
            <text:p>&lt;div id=\"tigFIProductDescription\"&gt;&lt;span class=\"tigFIProductDescriptionTitle\"&gt;90mm Heavy SHD Pad&lt;/span&gt;&lt;span class=\"tigFIProductDescriptionBlock\"&gt;&lt;p&gt;White SHD Super High Density A VERY Fast cutting&amp;#44 VERY High Cutting Pad with Medium Gloss Finishing characteristics.&lt;/p&gt;&lt;/span&gt;&lt;img class=\"tigFIProductDescriptionInlinePhoto\" alt=\"90mm Heavy SHD Pad - Tigersoft Performance\" title=\"90mm Heavy SHD Pad - Tigersoft Performance\" src=\"images/90mm-shd-white.jpg\"&gt;&lt;/img&gt;&lt;span class=\"tigFIProductDescriptionBlock\"&gt;&lt;p&gt;Particularly important when using very aggressive compounds&amp;#44 aiding smooth action on sticky paint surfaces resulting in less side effects such as marring&amp;#44 hologramming and blemishing.&lt;/p&gt;&lt;/span&gt;&lt;span class=\"tigFIProductDescriptionBlock\"&gt;&lt;p&gt;Recommended for use on all finishes with all polishes&amp;#44 smoother action on stickier paint surfaces helping blemish free finishes when used in conjunction with fine abrasive polishes.&lt;/p&gt;&lt;/span&gt;&lt;span class=\"tigFIProductDescriptionBlock\"&gt;&lt;p&gt;We recommend the 90mm size for spot polishing of small&amp;#44 tight areas and isolated imperfections. Denibbing with the small 90mm pad is also recommended.&lt;/p&gt;&lt;/span&gt;&lt;span class=\"tigFIProductDescriptionBlock\"&gt;&lt;p&gt;Achieve super short working times with this pad on paint or plastics.&lt;/p&gt;&lt;/span&gt;&lt;/div&gt;</text:p>
          </table:table-cell>
          <table:table-cell office:value-type="string" calcext:value-type="string">
            <text:p>Final Inspection</text:p>
          </table:table-cell>
          <table:table-cell table:formula="of:=[.J114]+10" office:value-type="float" office:value="1240" calcext:value-type="float">
            <text:p>12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LACKLD-90</text:p>
          </table:table-cell>
          <table:table-cell office:value-type="string" calcext:value-type="string">
            <text:p>90mm Polishing Pad</text:p>
          </table:table-cell>
          <table:table-cell office:value-type="string" calcext:value-type="string">
            <text:p>Paint Polishing Pads</text:p>
          </table:table-cell>
          <table:table-cell table:style-name="ce1" office:value-type="string" calcext:value-type="string">
            <text:p>12.0000</text:p>
          </table:table-cell>
          <table:table-cell table:style-name="ce1" office:value-type="string" calcext:value-type="string">
            <text:p>10.5000</text:p>
          </table:table-cell>
          <table:table-cell table:style-name="ce1" office:value-type="string" calcext:value-type="string">
            <text:p>9.0700</text:p>
          </table:table-cell>
          <table:table-cell office:value-type="string" calcext:value-type="string">
            <text:p>90mm-black-ld-01.jpg</text:p>
          </table:table-cell>
          <table:table-cell office:value-type="string" calcext:value-type="string">
            <text:p>&lt;div id=\"tigFIProductDescription\"&gt;&lt;span class=\"tigFIProductDescriptionTitle\"&gt;9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table:formula="of:=[.J115]+10" office:value-type="float" office:value="1250" calcext:value-type="float">
            <text:p>12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VOPR-9</text:p>
          </table:table-cell>
          <table:table-cell office:value-type="string" calcext:value-type="string">
            <text:p>Velvet OPR Pad</text:p>
          </table:table-cell>
          <table:table-cell office:value-type="string" calcext:value-type="string">
            <text:p>Paint Polishing Pads</text:p>
          </table:table-cell>
          <table:table-cell table:style-name="ce1" office:value-type="string" calcext:value-type="string">
            <text:p>15.0000</text:p>
          </table:table-cell>
          <table:table-cell table:style-name="ce1" office:value-type="string" calcext:value-type="string">
            <text:p>12.9500</text:p>
          </table:table-cell>
          <table:table-cell table:style-name="ce1" office:value-type="string" calcext:value-type="string">
            <text:p>10.3700</text:p>
          </table:table-cell>
          <table:table-cell office:value-type="string" calcext:value-type="string">
            <text:p>FI.jpg</text:p>
          </table:table-cell>
          <table:table-cell office:value-type="string" calcext:value-type="string">
            <text:p>&lt;div id=\"tigFIProductDescription\"&gt;&lt;span class=\"tigFIProductDescriptionTitle\"&gt;Velvet&lt;/span&gt;&lt;span class=\"tigFIProductDescriptionBlock\"&gt;&lt;p&gt;Velvet OPR pads reduce orange peel texture of the paint surface by removing film build from the tops of the 'hills' that are the make-up of the 'hill and valley' orange peel texture.&lt;/p&gt;&lt;/span&gt;&lt;span class=\"tigFIProductDescriptionBlock\"&gt;&lt;p&gt;Velvet pads are the equivalent to 3ooo grit abrasive sanding discs and whilst use of these pads doesn't result in the marred surface you expect from a 3ooo grit sanding disc&amp;#44 the film build removal is as aggressive.&lt;/p&gt;&lt;/span&gt;&lt;img class=\"tigFIProductDescriptionInlinePhoto\" alt=\"Velvet - Tigersoft Performance\" title=\"Velvet - Tigersoft Performance\" src=\"images/velvet02_no_hole.jpg\"&gt;&lt;/img&gt;&lt;span class=\"tigFIProductDescriptionBlock\"&gt;&lt;p&gt;Unlike sanding paper or discs&amp;#44 OPR pads allow for gradual texture correction in a far more prgressive manner&amp;#44 blending texture with OPR pads is a much more forgiving experience.&lt;/p&gt;&lt;/span&gt;&lt;span class=\"tigFIProductDescriptionBlock\"&gt;&lt;p&gt;Velvet OPR pads are for skilled and experienced professionals or advanced amateurs only as they are deceivingly aggressive and do remove a substantial amount of film build&amp;#44 very quickly.&lt;/p&gt;&lt;/span&gt;&lt;span class=\"tigFIProductDescriptionBlockHeader\"&gt;&lt;p&gt;Directions&lt;/p&gt;&lt;/span&gt;&lt;ol class=\"tigFIProductDescriptionOrderedList\" &gt;&lt;li&gt;Make sure panels to be texture corrected are clean&amp;#44 dry and free of surface contaminants&amp;#44 decontamination is essential for efficient OPR. It is highly recommended to diagnose surfaces for sufficient film build with an accurate and properly calibrated PTT.&lt;/li&gt;&lt;li&gt;Centre your OPR pad to your backing plate and use a slow speed with a small amount of polish to correct surface as you would if you were to polish with a foam or NanoFibre pad. Final Inspection recommend CAP Heavy with OPR pads but you will be able to utilise any C.A.P polish.&lt;/li&gt;&lt;li&gt;Remove polish with a NanoFibre Paintwork Cloth and Paint Cleanse and check surface for texture correction.&lt;/li&gt;&lt;/ol&gt;&lt;span class=\"tigFIProductDescriptionBlockHeader\"&gt;&lt;p&gt;Please Note:&lt;/p&gt;&lt;/span&gt;&lt;ul class=\"tigFIProductDescriptionUnorderedList\" &gt;&lt;li&gt;If correction levels are yet to be reached&amp;#44 repeat step 2 and 3.&lt;/li&gt;&lt;li&gt;If correction levels are not ample with Velvet pads&amp;#44 we recommend a Denim OPR pad.&lt;/li&gt;&lt;li&gt;It is recommended to check film build levels with a PTT after texture correction for documentation.&lt;/li&gt;&lt;li&gt;An interface pad may be used (between OPR pad and backing plate) for varied correction characteristics.&lt;/li&gt;&lt;/ul&gt;&lt;/div&gt;</text:p>
          </table:table-cell>
          <table:table-cell office:value-type="string" calcext:value-type="string">
            <text:p>Final Inspection</text:p>
          </table:table-cell>
          <table:table-cell table:formula="of:=[.J116]+10" office:value-type="float" office:value="1260" calcext:value-type="float">
            <text:p>12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NFP-135</text:p>
          </table:table-cell>
          <table:table-cell office:value-type="string" calcext:value-type="string">
            <text:p>135mm Nanofibre Polishing Pad</text:p>
          </table:table-cell>
          <table:table-cell office:value-type="string" calcext:value-type="string">
            <text:p>Paint Polishing Pads</text:p>
          </table:table-cell>
          <table:table-cell table:style-name="ce1" office:value-type="string" calcext:value-type="string">
            <text:p>15.0000</text:p>
          </table:table-cell>
          <table:table-cell table:style-name="ce1" office:value-type="string" calcext:value-type="string">
            <text:p>12.9500</text:p>
          </table:table-cell>
          <table:table-cell table:style-name="ce1" office:value-type="string" calcext:value-type="string">
            <text:p>8.2800</text:p>
          </table:table-cell>
          <table:table-cell office:value-type="string" calcext:value-type="string">
            <text:p>FI.jpg</text:p>
          </table:table-cell>
          <table:table-cell office:value-type="string" calcext:value-type="string">
            <text:p>&lt;div id=\"tigFIProductDescription\"&gt;&lt;span class=\"tigFIProductDescriptionTitle\"&gt;135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table:formula="of:=[.J117]+10" office:value-type="float" office:value="1270" calcext:value-type="float">
            <text:p>12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DOPR-9</text:p>
          </table:table-cell>
          <table:table-cell office:value-type="string" calcext:value-type="string">
            <text:p>Denim OPR Pad</text:p>
          </table:table-cell>
          <table:table-cell office:value-type="string" calcext:value-type="string">
            <text:p>Paint Polishing Pads</text:p>
          </table:table-cell>
          <table:table-cell table:style-name="ce1" office:value-type="string" calcext:value-type="string">
            <text:p>15.0000</text:p>
          </table:table-cell>
          <table:table-cell table:style-name="ce1" office:value-type="string" calcext:value-type="string">
            <text:p>12.9500</text:p>
          </table:table-cell>
          <table:table-cell table:style-name="ce1" office:value-type="string" calcext:value-type="string">
            <text:p>8.9200</text:p>
          </table:table-cell>
          <table:table-cell office:value-type="string" calcext:value-type="string">
            <text:p>denim01_no_hole.jpg</text:p>
          </table:table-cell>
          <table:table-cell office:value-type="string" calcext:value-type="string">
            <text:p>&lt;div id=\"tigFIProductDescription\"&gt;&lt;span class=\"tigFIProductDescriptionTitle\"&gt;Denim&lt;/span&gt;&lt;span class=\"tigFIProductDescriptionBlock\"&gt;&lt;p&gt;Denim OPR pads reduce orange peel texture of the paint surface by removing film build from the tops of the 'hills' that are the make-up of the 'hill and valley' orange peel texture.&lt;/p&gt;&lt;/span&gt;&lt;span class=\"tigFIProductDescriptionBlock\"&gt;&lt;p&gt;Denim pads are the equivalent to 2ooo grit abrasive sanding discs and whilst use of these pads doesn't result in the marred surface you expect from a 2ooo grit sanding disc&amp;#44 the film build removal is as aggressive.&lt;/p&gt;&lt;/span&gt;&lt;img class=\"tigFIProductDescriptionInlinePhoto\" alt=\"Denim - Tigersoft Performance\" title=\"Denim - Tigersoft Performance\" src=\"images/denim02_no_hole.jpg\"&gt;&lt;/img&gt;&lt;span class=\"tigFIProductDescriptionBlock\"&gt;&lt;p&gt;Unlike sanding paper or discs&amp;#44 OPR pads allow for gradual texture correction in a far more prgressive manner&amp;#44 blending texture with OPR pads is a much more forgiving experience.&lt;/p&gt;&lt;/span&gt;&lt;span class=\"tigFIProductDescriptionBlock\"&gt;&lt;p&gt;Velvet OPR pads are for skilled and experienced professionals or advanced amateurs only as they are deceivingly aggressive and do remove a substantial amount of film build&amp;#44 very quickly.&lt;/p&gt;&lt;/span&gt;&lt;span class=\"tigFIProductDescriptionBlockHeader\"&gt;&lt;p&gt;Directions&lt;/p&gt;&lt;/span&gt;&lt;ol class=\"tigFIProductDescriptionOrderedList\" &gt;&lt;li&gt;Make sure panels to be texture corrected are clean&amp;#44 dry and free of surface contaminants&amp;#44 decontamination is essential for efficient OPR. It is highly recommended to diagnose surfaces for sufficient film build with an accurate and properly calibrated PTT.&lt;/li&gt;&lt;li&gt;Centre your OPR pad to your backing plate and use a slow speed with a small amount of polish to correct surface as you would if you were to polish with a foam or NanoFibre pad. Final Inspection recommend CAP Heavy with OPR pads but you will be able to utilise any C.A.P polish.&lt;/li&gt;&lt;li&gt;Remove polish with a NanoFibre Paintwork Cloth and Paint Cleanse and check surface for texture correction.&lt;/li&gt;&lt;/ol&gt;&lt;span class=\"tigFIProductDescriptionBlockHeader\"&gt;&lt;p&gt;Please Note:&lt;/p&gt;&lt;/span&gt;&lt;ul class=\"tigFIProductDescriptionUnorderedList\" &gt;&lt;li&gt;If correction levels are yet to be reached&amp;#44 repeat step 2 and 3.&lt;/li&gt;&lt;li&gt;If correction levels are not ample with Velvet pads&amp;#44 we recommend a Denim OPR pad.&lt;/li&gt;&lt;li&gt;It is recommended to check film build levels with a PTT after texture correction for documentation.&lt;/li&gt;&lt;li&gt;An interface pad may be used (between OPR pad and backing plate) for varied correction characteristics.&lt;/li&gt;&lt;/ul&gt;&lt;/div&gt;</text:p>
          </table:table-cell>
          <table:table-cell office:value-type="string" calcext:value-type="string">
            <text:p>Final Inspection</text:p>
          </table:table-cell>
          <table:table-cell table:formula="of:=[.J118]+10" office:value-type="float" office:value="1280" calcext:value-type="float">
            <text:p>12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B-SML</text:p>
          </table:table-cell>
          <table:table-cell office:value-type="string" calcext:value-type="string">
            <text:p>Polishing Ball (small)</text:p>
          </table:table-cell>
          <table:table-cell office:value-type="string" calcext:value-type="string">
            <text:p>Paint Polishing Pads</text:p>
          </table:table-cell>
          <table:table-cell table:style-name="ce1" office:value-type="string" calcext:value-type="string">
            <text:p>15.0000</text:p>
          </table:table-cell>
          <table:table-cell table:style-name="ce1" office:value-type="string" calcext:value-type="string">
            <text:p>12.9500</text:p>
          </table:table-cell>
          <table:table-cell table:style-name="ce1" office:value-type="string" calcext:value-type="string">
            <text:p>12.1000</text:p>
          </table:table-cell>
          <table:table-cell office:value-type="string" calcext:value-type="string">
            <text:p>small-polishing-ball.jpg</text:p>
          </table:table-cell>
          <table:table-cell office:value-type="string" calcext:value-type="string">
            <text:p>&lt;div id=\"tigFIProductDescription\"&gt;&lt;span class=\"tigFIProductDescriptionTitle\"&gt;Polishing Ball (Small)&lt;/span&gt;&lt;span class=\"tigFIProductDescriptionBlock\"&gt;&lt;p&gt;A very handy crevice-polishing tool that fits into your drill&lt;/p&gt;&lt;/span&gt;&lt;span class=\"tigFIProductDescriptionBlock\"&gt;&lt;p&gt;Great for getting in behind mirrors or door handles etc.&lt;/p&gt;&lt;/span&gt;&lt;span class=\"tigFIProductDescriptionBlock\"&gt;&lt;p&gt;Available in Small or Large sizes&lt;/p&gt;&lt;/span&gt;&lt;/div&gt;</text:p>
          </table:table-cell>
          <table:table-cell office:value-type="string" calcext:value-type="string">
            <text:p>Final Inspection</text:p>
          </table:table-cell>
          <table:table-cell table:formula="of:=[.J119]+10" office:value-type="float" office:value="1290" calcext:value-type="float">
            <text:p>12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B-LRG</text:p>
          </table:table-cell>
          <table:table-cell office:value-type="string" calcext:value-type="string">
            <text:p>Polishing Ball (large)</text:p>
          </table:table-cell>
          <table:table-cell office:value-type="string" calcext:value-type="string">
            <text:p>Paint Polishing Pads</text:p>
          </table:table-cell>
          <table:table-cell table:style-name="ce1" office:value-type="string" calcext:value-type="string">
            <text:p>18.0000</text:p>
          </table:table-cell>
          <table:table-cell table:style-name="ce1" office:value-type="string" calcext:value-type="string">
            <text:p>16.5000</text:p>
          </table:table-cell>
          <table:table-cell table:style-name="ce1" office:value-type="string" calcext:value-type="string">
            <text:p>12.6700</text:p>
          </table:table-cell>
          <table:table-cell office:value-type="string" calcext:value-type="string">
            <text:p>large-polishing-ball.jpg</text:p>
          </table:table-cell>
          <table:table-cell office:value-type="string" calcext:value-type="string">
            <text:p>&lt;div id=\"tigFIProductDescription\"&gt;&lt;span class=\"tigFIProductDescriptionTitle\"&gt;Polishing Ball (Large)&lt;/span&gt;&lt;span class=\"tigFIProductDescriptionBlock\"&gt;&lt;p&gt;A very handy crevice-polishing tool that fits into your drill&lt;/p&gt;&lt;/span&gt;&lt;span class=\"tigFIProductDescriptionBlock\"&gt;&lt;p&gt;Great for getting in behind mirrors or door handles etc.&lt;/p&gt;&lt;/span&gt;&lt;span class=\"tigFIProductDescriptionBlock\"&gt;&lt;p&gt;Available in Small or Large sizes&lt;/p&gt;&lt;/span&gt;&lt;/div&gt;</text:p>
          </table:table-cell>
          <table:table-cell office:value-type="string" calcext:value-type="string">
            <text:p>Final Inspection</text:p>
          </table:table-cell>
          <table:table-cell table:formula="of:=[.J120]+10" office:value-type="float" office:value="1300" calcext:value-type="float">
            <text:p>13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NFP-150</text:p>
          </table:table-cell>
          <table:table-cell office:value-type="string" calcext:value-type="string">
            <text:p>150mm Nanofibre Polishing Pad</text:p>
          </table:table-cell>
          <table:table-cell office:value-type="string" calcext:value-type="string">
            <text:p>Paint Polishing Pads</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11.7400</text:p>
          </table:table-cell>
          <table:table-cell office:value-type="string" calcext:value-type="string">
            <text:p>FI.jpg</text:p>
          </table:table-cell>
          <table:table-cell office:value-type="string" calcext:value-type="string">
            <text:p>&lt;div id=\"tigFIProductDescription\"&gt;&lt;span class=\"tigFIProductDescriptionTitle\"&gt;150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table:formula="of:=[.J121]+10" office:value-type="float" office:value="1310" calcext:value-type="float">
            <text:p>13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RANGEHD-135</text:p>
          </table:table-cell>
          <table:table-cell office:value-type="string" calcext:value-type="string">
            <text:p>135mm HD Medium Cutting Pad</text:p>
          </table:table-cell>
          <table:table-cell office:value-type="string" calcext:value-type="string">
            <text:p>Paint Polishing Pads</text:p>
          </table:table-cell>
          <table:table-cell table:style-name="ce1" office:value-type="string" calcext:value-type="string">
            <text:p>20.0000</text:p>
          </table:table-cell>
          <table:table-cell table:style-name="ce1" office:value-type="string" calcext:value-type="string">
            <text:p>17.5000</text:p>
          </table:table-cell>
          <table:table-cell table:style-name="ce1" office:value-type="string" calcext:value-type="string">
            <text:p>8.1000</text:p>
          </table:table-cell>
          <table:table-cell office:value-type="string" calcext:value-type="string">
            <text:p>135mm-orange-hd-01.jpg</text:p>
          </table:table-cell>
          <table:table-cell office:value-type="string" calcext:value-type="string">
            <text:p>&lt;div id=\"tigFIProductDescription\"&gt;&lt;span class=\"tigFIProductDescriptionTitle\"&gt;135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135mm Medium Cut Foam Pad (HD) - Tigersoft Performance\" title=\"135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table:formula="of:=[.J122]+10" office:value-type="float" office:value="1320" calcext:value-type="float">
            <text:p>13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WL-SLD-135</text:p>
          </table:table-cell>
          <table:table-cell office:value-type="string" calcext:value-type="string">
            <text:p>135mm Jewelling Pad</text:p>
          </table:table-cell>
          <table:table-cell office:value-type="string" calcext:value-type="string">
            <text:p>Paint Polishing Pads</text:p>
          </table:table-cell>
          <table:table-cell table:style-name="ce1" office:value-type="string" calcext:value-type="string">
            <text:p>22.5000</text:p>
          </table:table-cell>
          <table:table-cell table:style-name="ce1" office:value-type="string" calcext:value-type="string">
            <text:p>19.9500</text:p>
          </table:table-cell>
          <table:table-cell table:style-name="ce1" office:value-type="string" calcext:value-type="string">
            <text:p>10.0400</text:p>
          </table:table-cell>
          <table:table-cell office:value-type="string" calcext:value-type="string">
            <text:p>150mm-jewell-sld-02_1.jpg</text:p>
          </table:table-cell>
          <table:table-cell office:value-type="string" calcext:value-type="string">
            <text:p>&lt;div id=\"tigFIProductDescription\"&gt;&lt;span class=\"tigFIProductDescriptionTitle\"&gt;135mm Jewellers Pad&lt;/span&gt;&lt;span class=\"tigFIProductDescriptionBlock\"&gt;&lt;p&gt;A super low density (SLD)&amp;#44 120ppi (pore per inch)&amp;#44 ultra fine polishing pad for exquisitely high gloss levels.&lt;/p&gt;&lt;/span&gt;&lt;img class=\"tigFIProductDescriptionInlinePhoto\" alt=\"150mm Jewellers Pad - Tigersoft Performance\" title=\"150mm Jewellers Pad - Tigersoft Performance\" src=\"images/150mm-jewell.jpg\"&gt;&lt;/img&gt;&lt;span class=\"tigFIProductDescriptionBlock\"&gt;&lt;p&gt;Best used in conjunction with CAP Ultra Fine 'Jewellers Rouge' Gloss levels of up to 96gu achievable.&lt;/p&gt;&lt;/span&gt;&lt;span class=\"tigFIProductDescriptionBlock\"&gt;&lt;p&gt;Version 2 recessed (embedded) backing&lt;/p&gt;&lt;/span&gt;&lt;/div&gt;</text:p>
          </table:table-cell>
          <table:table-cell office:value-type="string" calcext:value-type="string">
            <text:p>Final Inspection</text:p>
          </table:table-cell>
          <table:table-cell table:formula="of:=[.J123]+10" office:value-type="float" office:value="1330" calcext:value-type="float">
            <text:p>13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WL-SLD-150</text:p>
          </table:table-cell>
          <table:table-cell office:value-type="string" calcext:value-type="string">
            <text:p>150mm Jewelling Pad</text:p>
          </table:table-cell>
          <table:table-cell office:value-type="string" calcext:value-type="string">
            <text:p>Paint Polishing Pads</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0.8900</text:p>
          </table:table-cell>
          <table:table-cell office:value-type="string" calcext:value-type="string">
            <text:p>150mm-jewell-sld-02_1.jpg</text:p>
          </table:table-cell>
          <table:table-cell office:value-type="string" calcext:value-type="string">
            <text:p>&lt;div id=\"tigFIProductDescription\"&gt;&lt;span class=\"tigFIProductDescriptionTitle\"&gt;150mm Jewellers Pad&lt;/span&gt;&lt;span class=\"tigFIProductDescriptionBlock\"&gt;&lt;p&gt;A super low density (SLD)&amp;#44 120ppi (pore per inch)&amp;#44 ultra fine polishing pad for exquisitely high gloss levels.&lt;/p&gt;&lt;/span&gt;&lt;img class=\"tigFIProductDescriptionInlinePhoto\" alt=\"150mm Jewellers Pad - Tigersoft Performance\" title=\"150mm Jewellers Pad - Tigersoft Performance\" src=\"images/150mm-jewell.jpg\"&gt;&lt;/img&gt;&lt;span class=\"tigFIProductDescriptionBlock\"&gt;&lt;p&gt;Best used in conjunction with CAP Ultra Fine 'Jewellers Rouge' Gloss levels of up to 96gu achievable.&lt;/p&gt;&lt;/span&gt;&lt;span class=\"tigFIProductDescriptionBlock\"&gt;&lt;p&gt;Version 2 recessed (embedded) backing&lt;/p&gt;&lt;/span&gt;&lt;/div&gt;</text:p>
          </table:table-cell>
          <table:table-cell office:value-type="string" calcext:value-type="string">
            <text:p>Final Inspection</text:p>
          </table:table-cell>
          <table:table-cell table:formula="of:=[.J124]+10" office:value-type="float" office:value="1340" calcext:value-type="float">
            <text:p>13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HITESHD-150</text:p>
          </table:table-cell>
          <table:table-cell office:value-type="string" calcext:value-type="string">
            <text:p>150mm SHD Heavy Cutting Pad</text:p>
          </table:table-cell>
          <table:table-cell office:value-type="string" calcext:value-type="string">
            <text:p>Paint Polishing Pads</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3.1400</text:p>
          </table:table-cell>
          <table:table-cell office:value-type="string" calcext:value-type="string">
            <text:p>150mm_shd_white.jpg</text:p>
          </table:table-cell>
          <table:table-cell office:value-type="string" calcext:value-type="string">
            <text:p>&lt;div id=\"tigFIProductDescription\"&gt;&lt;span class=\"tigFIProductDescriptionTitle\"&gt;150mm Heavy SHD Pad&lt;/span&gt;&lt;span class=\"tigFIProductDescriptionBlock\"&gt;&lt;p&gt;A very heavy cutting foam pad designed to remove heavy scratches&amp;#44 2000 &amp; 3000 grit sanding/de-nibbing marks and very heavy swirling&amp;#44 quickly and easily.&lt;/p&gt;&lt;/span&gt;&lt;/div&gt;</text:p>
          </table:table-cell>
          <table:table-cell office:value-type="string" calcext:value-type="string">
            <text:p>Final Inspection</text:p>
          </table:table-cell>
          <table:table-cell table:formula="of:=[.J125]+10" office:value-type="float" office:value="1350" calcext:value-type="float">
            <text:p>13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RANGEHD-150</text:p>
          </table:table-cell>
          <table:table-cell office:value-type="string" calcext:value-type="string">
            <text:p>150mm HD Medium Cutting Pad</text:p>
          </table:table-cell>
          <table:table-cell office:value-type="string" calcext:value-type="string">
            <text:p>Paint Polishing Pads</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4.4900</text:p>
          </table:table-cell>
          <table:table-cell office:value-type="string" calcext:value-type="string">
            <text:p>150mm-hd-08.jpg</text:p>
          </table:table-cell>
          <table:table-cell office:value-type="string" calcext:value-type="string">
            <text:p>&lt;div id=\"tigFIProductDescription\"&gt;&lt;span class=\"tigFIProductDescriptionTitle\"&gt;150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150mm Medium Cut Foam Pad (HD) - Tigersoft Performance\" title=\"150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table:formula="of:=[.J126]+10" office:value-type="float" office:value="1360" calcext:value-type="float">
            <text:p>13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LACKLD-150</text:p>
          </table:table-cell>
          <table:table-cell office:value-type="string" calcext:value-type="string">
            <text:p>150mm Polishing Pad</text:p>
          </table:table-cell>
          <table:table-cell office:value-type="string" calcext:value-type="string">
            <text:p>Paint Polishing Pads</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4.5300</text:p>
          </table:table-cell>
          <table:table-cell office:value-type="string" calcext:value-type="string">
            <text:p>150mm-black-ld-03.jpg</text:p>
          </table:table-cell>
          <table:table-cell office:value-type="string" calcext:value-type="string">
            <text:p>&lt;div id=\"tigFIProductDescription\"&gt;&lt;span class=\"tigFIProductDescriptionTitle\"&gt;15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table:formula="of:=[.J127]+10" office:value-type="float" office:value="1370" calcext:value-type="float">
            <text:p>13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LACKLD-190</text:p>
          </table:table-cell>
          <table:table-cell office:value-type="string" calcext:value-type="string">
            <text:p>190mm Polishing Pad</text:p>
          </table:table-cell>
          <table:table-cell office:value-type="string" calcext:value-type="string">
            <text:p>Paint Polishing Pads</text:p>
          </table:table-cell>
          <table:table-cell table:style-name="ce1" office:value-type="string" calcext:value-type="string">
            <text:p>40.0000</text:p>
          </table:table-cell>
          <table:table-cell table:style-name="ce1" office:value-type="string" calcext:value-type="string">
            <text:p>35.9500</text:p>
          </table:table-cell>
          <table:table-cell table:style-name="ce1" office:value-type="string" calcext:value-type="string">
            <text:p>28.8400</text:p>
          </table:table-cell>
          <table:table-cell office:value-type="string" calcext:value-type="string">
            <text:p>FI.jpg</text:p>
          </table:table-cell>
          <table:table-cell office:value-type="string" calcext:value-type="string">
            <text:p>&lt;div id=\"tigFIProductDescription\"&gt;&lt;span class=\"tigFIProductDescriptionTitle\"&gt;19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table:formula="of:=[.J128]+10" office:value-type="float" office:value="1380" calcext:value-type="float">
            <text:p>13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RANGEHD-200</text:p>
          </table:table-cell>
          <table:table-cell office:value-type="string" calcext:value-type="string">
            <text:p>200mm HD Medium Cutting Pad</text:p>
          </table:table-cell>
          <table:table-cell office:value-type="string" calcext:value-type="string">
            <text:p>Paint Polishing Pads</text:p>
          </table:table-cell>
          <table:table-cell table:style-name="ce1" office:value-type="string" calcext:value-type="string">
            <text:p>40.0000</text:p>
          </table:table-cell>
          <table:table-cell table:style-name="ce1" office:value-type="string" calcext:value-type="string">
            <text:p>35.9500</text:p>
          </table:table-cell>
          <table:table-cell table:style-name="ce1" office:value-type="string" calcext:value-type="string">
            <text:p>29.7700</text:p>
          </table:table-cell>
          <table:table-cell office:value-type="string" calcext:value-type="string">
            <text:p>200mm-hd-08.jpg</text:p>
          </table:table-cell>
          <table:table-cell office:value-type="string" calcext:value-type="string">
            <text:p>&lt;div id=\"tigFIProductDescription\"&gt;&lt;span class=\"tigFIProductDescriptionTitle\"&gt;200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200mm Medium Cut Foam Pad (HD) - Tigersoft Performance\" title=\"200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table:formula="of:=[.J129]+10" office:value-type="float" office:value="1390" calcext:value-type="float">
            <text:p>13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MJSW275</text:p>
          </table:table-cell>
          <table:table-cell office:value-type="string" calcext:value-type="string">
            <text:p>Full Metal Jacket Spray Wax 275ml</text:p>
          </table:table-cell>
          <table:table-cell office:value-type="string" calcext:value-type="string">
            <text:p>Paint Protection</text:p>
          </table:table-cell>
          <table:table-cell table:style-name="ce1" office:value-type="string" calcext:value-type="string">
            <text:p>65.0000</text:p>
          </table:table-cell>
          <table:table-cell table:style-name="ce1" office:value-type="string" calcext:value-type="string">
            <text:p>54.9500</text:p>
          </table:table-cell>
          <table:table-cell table:style-name="ce1" office:value-type="string" calcext:value-type="string">
            <text:p>20.2700</text:p>
          </table:table-cell>
          <table:table-cell office:value-type="string" calcext:value-type="string">
            <text:p>fmj-spray-wax-01.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table:formula="of:=[.J130]+10" office:value-type="float" office:value="1400" calcext:value-type="float">
            <text:p>140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B20L</text:p>
          </table:table-cell>
          <table:table-cell office:value-type="string" calcext:value-type="string">
            <text:p>Gloss Boost 20L</text:p>
          </table:table-cell>
          <table:table-cell office:value-type="string" calcext:value-type="string">
            <text:p>Paint Protection</text:p>
          </table:table-cell>
          <table:table-cell table:style-name="ce1" office:value-type="string" calcext:value-type="string">
            <text:p>500.0000</text:p>
          </table:table-cell>
          <table:table-cell table:style-name="ce1" office:value-type="string" calcext:value-type="string">
            <text:p>429</text:p>
          </table:table-cell>
          <table:table-cell table:style-name="ce1" office:value-type="string" calcext:value-type="string">
            <text:p>277.2300</text:p>
          </table:table-cell>
          <table:table-cell office:value-type="string" calcext:value-type="string">
            <text:p>FI.jpg</text:p>
          </table:table-cell>
          <table:table-cell office:value-type="string" calcext:value-type="string">
            <text:p>&lt;div id=\"tigFIProductDescription\"&gt;&lt;span class=\"tigFIProductDescriptionTitle\"&gt;Gloss Boost 20 Litres&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table:formula="of:=[.J131]+10" office:value-type="float" office:value="1410" calcext:value-type="float">
            <text:p>1410</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FMJSW500</text:p>
          </table:table-cell>
          <table:table-cell office:value-type="string" calcext:value-type="string">
            <text:p>Full Metal Jacket Spray Wax 5ooml</text:p>
          </table:table-cell>
          <table:table-cell office:value-type="string" calcext:value-type="string">
            <text:p>Paint Protection</text:p>
          </table:table-cell>
          <table:table-cell table:style-name="ce1" office:value-type="string" calcext:value-type="string">
            <text:p>110.0000</text:p>
          </table:table-cell>
          <table:table-cell table:style-name="ce1" office:value-type="string" calcext:value-type="string">
            <text:p>89.0000</text:p>
          </table:table-cell>
          <table:table-cell table:style-name="ce1" office:value-type="string" calcext:value-type="string">
            <text:p>38.8700</text:p>
          </table:table-cell>
          <table:table-cell office:value-type="string" calcext:value-type="string">
            <text:p>fmjsw-5oo.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table:formula="of:=[.J132]+10" office:value-type="float" office:value="1420" calcext:value-type="float">
            <text:p>14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MJSW5L</text:p>
          </table:table-cell>
          <table:table-cell office:value-type="string" calcext:value-type="string">
            <text:p>Full Metal Jacket Spray Wax 5L</text:p>
          </table:table-cell>
          <table:table-cell office:value-type="string" calcext:value-type="string">
            <text:p>Paint Protection</text:p>
          </table:table-cell>
          <table:table-cell table:number-columns-repeated="2" table:style-name="ce1" office:value-type="string" calcext:value-type="string">
            <text:p>950.0000</text:p>
          </table:table-cell>
          <table:table-cell table:style-name="ce1" office:value-type="string" calcext:value-type="string">
            <text:p>502.1300</text:p>
          </table:table-cell>
          <table:table-cell office:value-type="string" calcext:value-type="string">
            <text:p>FI.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table:formula="of:=[.J133]+10" office:value-type="float" office:value="1430" calcext:value-type="float">
            <text:p>1430</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GB125</text:p>
          </table:table-cell>
          <table:table-cell office:value-type="string" calcext:value-type="string">
            <text:p>Gloss Boost 125ml</text:p>
          </table:table-cell>
          <table:table-cell office:value-type="string" calcext:value-type="string">
            <text:p>Paint Protection</text:p>
          </table:table-cell>
          <table:table-cell table:style-name="ce1" office:value-type="string" calcext:value-type="string">
            <text:p>12.5000</text:p>
          </table:table-cell>
          <table:table-cell table:style-name="ce1" office:value-type="string" calcext:value-type="string">
            <text:p>10.5000</text:p>
          </table:table-cell>
          <table:table-cell table:style-name="ce1" office:value-type="string" calcext:value-type="string">
            <text:p>6.1100</text:p>
          </table:table-cell>
          <table:table-cell office:value-type="string" calcext:value-type="string">
            <text:p>Boost 125ml 250.jpg</text:p>
          </table:table-cell>
          <table:table-cell office:value-type="string" calcext:value-type="string">
            <text:p>&lt;div id=\"tigFIProductDescription\"&gt;&lt;span class=\"tigFIProductDescriptionTitle\"&gt;Gloss Boost 125ml&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table:formula="of:=[.J134]+10" office:value-type="float" office:value="1440" calcext:value-type="float">
            <text:p>14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B5L</text:p>
          </table:table-cell>
          <table:table-cell office:value-type="string" calcext:value-type="string">
            <text:p>Gloss Boost 5L</text:p>
          </table:table-cell>
          <table:table-cell office:value-type="string" calcext:value-type="string">
            <text:p>Paint Protection</text:p>
          </table:table-cell>
          <table:table-cell table:style-name="ce1" office:value-type="string" calcext:value-type="string">
            <text:p>180.0000</text:p>
          </table:table-cell>
          <table:table-cell table:style-name="ce1" office:value-type="string" calcext:value-type="string">
            <text:p>159</text:p>
          </table:table-cell>
          <table:table-cell table:style-name="ce1" office:value-type="string" calcext:value-type="string">
            <text:p>69.9800</text:p>
          </table:table-cell>
          <table:table-cell office:value-type="string" calcext:value-type="string">
            <text:p>boost-5l.jpg</text:p>
          </table:table-cell>
          <table:table-cell office:value-type="string" calcext:value-type="string">
            <text:p>&lt;div id=\"tigFIProductDescription\"&gt;&lt;span class=\"tigFIProductDescriptionTitle\"&gt;Gloss Boost 5 Litres&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table:formula="of:=[.J135]+10" office:value-type="float" office:value="1450" calcext:value-type="float">
            <text:p>14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B500</text:p>
          </table:table-cell>
          <table:table-cell office:value-type="string" calcext:value-type="string">
            <text:p>Gloss Boost 5ooml</text:p>
          </table:table-cell>
          <table:table-cell office:value-type="string" calcext:value-type="string">
            <text:p>Paint Protection</text:p>
          </table:table-cell>
          <table:table-cell table:style-name="ce1" office:value-type="string" calcext:value-type="string">
            <text:p>25.0000</text:p>
          </table:table-cell>
          <table:table-cell table:style-name="ce1" office:value-type="string" calcext:value-type="string">
            <text:p>21.9500</text:p>
          </table:table-cell>
          <table:table-cell table:style-name="ce1" office:value-type="string" calcext:value-type="string">
            <text:p>13.7300</text:p>
          </table:table-cell>
          <table:table-cell office:value-type="string" calcext:value-type="string">
            <text:p>gloss-boost-5oo_3.jpg</text:p>
          </table:table-cell>
          <table:table-cell office:value-type="string" calcext:value-type="string">
            <text:p>&lt;div id=\"tigFIProductDescription\"&gt;&lt;span class=\"tigFIProductDescriptionTitle\"&gt;Gloss Boost 500ml&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table:formula="of:=[.J136]+10" office:value-type="float" office:value="1460" calcext:value-type="float">
            <text:p>14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MJPP30</text:p>
          </table:table-cell>
          <table:table-cell office:value-type="string" calcext:value-type="string">
            <text:p>Full Metal Jacket Paint Protection</text:p>
          </table:table-cell>
          <table:table-cell office:value-type="string" calcext:value-type="string">
            <text:p>Paint Protection</text:p>
          </table:table-cell>
          <table:table-cell table:style-name="ce1" office:value-type="string" calcext:value-type="string">
            <text:p>275.0000</text:p>
          </table:table-cell>
          <table:table-cell table:style-name="ce1" office:value-type="string" calcext:value-type="string">
            <text:p>239.9500</text:p>
          </table:table-cell>
          <table:table-cell table:style-name="ce1" office:value-type="string" calcext:value-type="string">
            <text:p>176.8000</text:p>
          </table:table-cell>
          <table:table-cell office:value-type="string" calcext:value-type="string">
            <text:p>fmjpp30ml.jpg</text:p>
          </table:table-cell>
          <table:table-cell office:value-type="string" calcext:value-type="string">
            <text:p>&lt;div id=\"tigFIProductDescription\"&gt;&lt;span class=\"tigFIProductDescriptionTitle\"&gt;Full Metal Jacket Paint Protection&lt;/span&gt;&lt;span class=\"tigFIProductDescriptionBlock\"&gt;&lt;p&gt;The world's most durable paint protection with the highest performance and highest longevity.&lt;/p&gt;&lt;/span&gt;&lt;/div&gt;</text:p>
          </table:table-cell>
          <table:table-cell office:value-type="string" calcext:value-type="string">
            <text:p>Final Inspection</text:p>
          </table:table-cell>
          <table:table-cell table:formula="of:=[.J137]+10" office:value-type="float" office:value="1470" calcext:value-type="float">
            <text:p>14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DM250</text:p>
          </table:table-cell>
          <table:table-cell office:value-type="string" calcext:value-type="string">
            <text:p>Dark Matter 250ml</text:p>
          </table:table-cell>
          <table:table-cell office:value-type="string" calcext:value-type="string">
            <text:p>Paint Protection</text:p>
          </table:table-cell>
          <table:table-cell table:style-name="ce1" office:value-type="string" calcext:value-type="string">
            <text:p>28.0000</text:p>
          </table:table-cell>
          <table:table-cell table:style-name="ce1" office:value-type="string" calcext:value-type="string">
            <text:p>24.9500</text:p>
          </table:table-cell>
          <table:table-cell table:style-name="ce1" office:value-type="string" calcext:value-type="string">
            <text:p>17.9400</text:p>
          </table:table-cell>
          <table:table-cell office:value-type="string" calcext:value-type="string">
            <text:p>dark-matter.jpg</text:p>
          </table:table-cell>
          <table:table-cell office:value-type="string" calcext:value-type="string">
            <text:p>&lt;div id=\"tigFIProductDescription\"&gt;&lt;span class=\"tigFIProductDescriptionTitle\"&gt;Dark Matter Wax 250ml&lt;/span&gt;&lt;span class=\"tigFIProductDescriptionBlock\"&gt;&lt;p&gt;Dark Matter is a Hybrid Paint Protection system&amp;#44 offering the warm depth of a carnauba wax&amp;#44 combined with the longevity of a synthetic sealant.&lt;/p&gt;&lt;/span&gt;&lt;img class=\"tigFIProductDescriptionInlinePhoto\" alt=\"Dark Matter Wax 250ml - Tigersoft Performance\" title=\"Dark Matter Wax 250ml - Tigersoft Performance\" src=\"images/dark-matter01.jpg\"&gt;&lt;/img&gt;&lt;span class=\"tigFIProductDescriptionBlock\"&gt;&lt;p&gt;Dark Matter is a premium&amp;#44 high glazing wax&amp;#44 designed primarily for cosmetic appeal&amp;#44 Dark Matter enhances Depth of Colour and increases Gloss substantialy. &lt;/p&gt;&lt;/span&gt;&lt;span class=\"tigFIProductDescriptionBlock\"&gt;&lt;p&gt;Use in conjunction with Dark Energy booster&lt;/p&gt;&lt;/span&gt;&lt;/div&gt;</text:p>
          </table:table-cell>
          <table:table-cell office:value-type="string" calcext:value-type="string">
            <text:p>Final Inspection</text:p>
          </table:table-cell>
          <table:table-cell table:formula="of:=[.J138]+10" office:value-type="float" office:value="1480" calcext:value-type="float">
            <text:p>14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DE250</text:p>
          </table:table-cell>
          <table:table-cell office:value-type="string" calcext:value-type="string">
            <text:p>Dark Energy 250ml</text:p>
          </table:table-cell>
          <table:table-cell office:value-type="string" calcext:value-type="string">
            <text:p>Paint Protection</text:p>
          </table:table-cell>
          <table:table-cell table:style-name="ce1" office:value-type="string" calcext:value-type="string">
            <text:p>32.0000</text:p>
          </table:table-cell>
          <table:table-cell table:style-name="ce1" office:value-type="string" calcext:value-type="string">
            <text:p>27.9500</text:p>
          </table:table-cell>
          <table:table-cell table:style-name="ce1" office:value-type="string" calcext:value-type="string">
            <text:p>20.4800</text:p>
          </table:table-cell>
          <table:table-cell office:value-type="string" calcext:value-type="string">
            <text:p>dark-energy.jpg</text:p>
          </table:table-cell>
          <table:table-cell office:value-type="string" calcext:value-type="string">
            <text:p>&lt;div id=\"tigFIProductDescription\"&gt;&lt;span class=\"tigFIProductDescriptionTitle\"&gt;Dark Energy Booster 250ml&lt;/span&gt;&lt;span class=\"tigFIProductDescriptionBlock\"&gt;&lt;p&gt;Dark Energy pure carnauba quick detailer is designed to boost your 'Dark Matter' wax layer but can also be used as a stand alone concours wax and to top any wax or sealant for that deep&amp;#44 rich and wet look.&lt;/p&gt;&lt;/span&gt;&lt;img class=\"tigFIProductDescriptionInlinePhoto\" alt=\"Dark Energy Booster 250ml - Tigersoft Performance\" title=\"Dark Energy Booster 250ml - Tigersoft Performance\" src=\"images/dark-matter-twins_1.jpg\"&gt;&lt;/img&gt;&lt;/div&gt;</text:p>
          </table:table-cell>
          <table:table-cell office:value-type="string" calcext:value-type="string">
            <text:p>Final Inspection</text:p>
          </table:table-cell>
          <table:table-cell table:formula="of:=[.J139]+10" office:value-type="float" office:value="1490" calcext:value-type="float">
            <text:p>149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MJSW20L</text:p>
          </table:table-cell>
          <table:table-cell office:value-type="string" calcext:value-type="string">
            <text:p>Full Metal Jacket Spray Wax 20L</text:p>
          </table:table-cell>
          <table:table-cell office:value-type="string" calcext:value-type="string">
            <text:p>Paint Protection</text:p>
          </table:table-cell>
          <table:table-cell table:number-columns-repeated="2" table:style-name="ce1" office:value-type="string" calcext:value-type="string">
            <text:p>3250.0000</text:p>
          </table:table-cell>
          <table:table-cell table:style-name="ce1" office:value-type="string" calcext:value-type="string">
            <text:p>2005.7700</text:p>
          </table:table-cell>
          <table:table-cell office:value-type="string" calcext:value-type="string">
            <text:p>FI.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table:formula="of:=[.J140]+10" office:value-type="float" office:value="1500" calcext:value-type="float">
            <text:p>1500</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FMJSW125</text:p>
          </table:table-cell>
          <table:table-cell office:value-type="string" calcext:value-type="string">
            <text:p>Full Metal Jacket Spray Wax 125ml</text:p>
          </table:table-cell>
          <table:table-cell office:value-type="string" calcext:value-type="string">
            <text:p>Paint Protection</text:p>
          </table:table-cell>
          <table:table-cell table:style-name="ce1" office:value-type="string" calcext:value-type="string">
            <text:p>35.0000</text:p>
          </table:table-cell>
          <table:table-cell table:style-name="ce1" office:value-type="string" calcext:value-type="string">
            <text:p>29.9500</text:p>
          </table:table-cell>
          <table:table-cell table:style-name="ce1" office:value-type="string" calcext:value-type="string">
            <text:p>15.0600</text:p>
          </table:table-cell>
          <table:table-cell office:value-type="string" calcext:value-type="string">
            <text:p>fmj-spray-wax-01.jpg</text:p>
          </table:table-cell>
          <table:table-cell office:value-type="string" calcext:value-type="string">
            <text:p>&lt;div id=\"tigFIProductDescription\"&gt;&lt;span class=\"tigFIProductDescriptionTitle\"&gt;Full Metal Jacket Spray Wax 125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125ml - Tigersoft Performance\" title=\"Full Metal Jacket Spray Wax 125ml - Tigersoft Performance\" src=\"images/FMJ01.jpg\"&gt;&lt;/img&gt;&lt;/div&gt;</text:p>
          </table:table-cell>
          <table:table-cell office:value-type="string" calcext:value-type="string">
            <text:p>Final Inspection</text:p>
          </table:table-cell>
          <table:table-cell table:formula="of:=[.J141]+10" office:value-type="float" office:value="1510" calcext:value-type="float">
            <text:p>151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B1L</text:p>
          </table:table-cell>
          <table:table-cell office:value-type="string" calcext:value-type="string">
            <text:p>Gloss Boost 1L</text:p>
          </table:table-cell>
          <table:table-cell office:value-type="string" calcext:value-type="string">
            <text:p>Paint Protection</text:p>
          </table:table-cell>
          <table:table-cell table:style-name="ce1" office:value-type="string" calcext:value-type="string">
            <text:p>45.0000</text:p>
          </table:table-cell>
          <table:table-cell table:style-name="ce1" office:value-type="string" calcext:value-type="string">
            <text:p>37.9500</text:p>
          </table:table-cell>
          <table:table-cell table:style-name="ce1" office:value-type="string" calcext:value-type="string">
            <text:p>18.0400</text:p>
          </table:table-cell>
          <table:table-cell office:value-type="string" calcext:value-type="string">
            <text:p>Boost 1L Refill Store.jpg</text:p>
          </table:table-cell>
          <table:table-cell office:value-type="string" calcext:value-type="string">
            <text:p>&lt;div id=\"tigFIProductDescription\"&gt;&lt;span class=\"tigFIProductDescriptionTitle\"&gt;Gloss Boost 1 Litre&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table:formula="of:=[.J142]+10" office:value-type="float" office:value="1520" calcext:value-type="float">
            <text:p>152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WC5L</text:p>
          </table:table-cell>
          <table:table-cell office:value-type="string" calcext:value-type="string">
            <text:p>(Power) Wheel Clean 5L</text:p>
          </table:table-cell>
          <table:table-cell office:value-type="string" calcext:value-type="string">
            <text:p>Wheel Care</text:p>
          </table:table-cell>
          <table:table-cell table:style-name="ce1" office:value-type="string" calcext:value-type="string">
            <text:p>120.0000</text:p>
          </table:table-cell>
          <table:table-cell table:style-name="ce1" office:value-type="string" calcext:value-type="string">
            <text:p>99.9500</text:p>
          </table:table-cell>
          <table:table-cell table:style-name="ce1" office:value-type="string" calcext:value-type="string">
            <text:p>48.0400</text:p>
          </table:table-cell>
          <table:table-cell office:value-type="string" calcext:value-type="string">
            <text:p>pwc-5l04.jpg</text:p>
          </table:table-cell>
          <table:table-cell office:value-type="string" calcext:value-type="string">
            <text:p>&lt;div id=\"tigFIProductDescription\"&gt;&lt;span class=\"tigFIProductDescriptionTitle\"&gt;Power Wheel Cleaner 5 Litres&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143]+10" office:value-type="float" office:value="1530" calcext:value-type="float">
            <text:p>153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HLNF-H</text:p>
          </table:table-cell>
          <table:table-cell office:value-type="string" calcext:value-type="string">
            <text:p>Wheel Cloth</text:p>
          </table:table-cell>
          <table:table-cell office:value-type="string" calcext:value-type="string">
            <text:p>Wheel Care</text:p>
          </table:table-cell>
          <table:table-cell table:style-name="ce1" office:value-type="string" calcext:value-type="string">
            <text:p>10.0000</text:p>
          </table:table-cell>
          <table:table-cell table:style-name="ce1" office:value-type="string" calcext:value-type="string">
            <text:p>8.9500</text:p>
          </table:table-cell>
          <table:table-cell table:style-name="ce1" office:value-type="string" calcext:value-type="string">
            <text:p>6.5000</text:p>
          </table:table-cell>
          <table:table-cell office:value-type="string" calcext:value-type="string">
            <text:p>wheel-nanofibre.jpg</text:p>
          </table:table-cell>
          <table:table-cell office:value-type="string" calcext:value-type="string">
            <text:p>&lt;div id=\"tigFIProductDescription\"&gt;&lt;span class=\"tigFIProductDescriptionTitle\"&gt;Wheel NanoFibre Cloth&lt;/span&gt;&lt;span class=\"tigFIProductDescriptionBlock\"&gt;&lt;p&gt;A revolutionary new way to easily and quickly clean wheels&amp;#44 brake calipers and tyres that may contaminate the cloth with silicone&amp;#44 grease&amp;#44 abrasive brake pad (dust)&amp;#44 tar and many other extremely dirty materials&amp;#44 avoiding cross contamination onto other areas.&lt;/p&gt;&lt;/span&gt;&lt;span class=\"tigFIProductDescriptionBlock\"&gt;&lt;p&gt;The NanoFibre™ Wheel Cloth is the best tool for wheel cleaning. <text:s/>It's tight looped hook weave and high gsm remove dirt and debris quickly reducing the mechanical action required on these sections of your vehicle that are difficult to polish.&lt;/p&gt;&lt;/span&gt;&lt;span class=\"tigFIProductDescriptionBlock\"&gt;&lt;p&gt;With its generous size&amp;#44 this cloth will gently but effectively and efficiently remove weekly build-up of contaminants without hassle. <text:s/>Use your Wheel Cloth with Gloss Boost to lubricate your painted&amp;#44 powdercoated or chrome wheels as you wipe away residual water from a wash as well as the trapped dirt that isn't completely removed during a wash leaving a glowing silky smooth finish that will assist in a quicker and easier clean on the following wash&lt;/p&gt;&lt;/span&gt;&lt;img class=\"tigFIProductDescriptionInlinePhoto\" alt=\"Wheel NanoFibre Cloth - Tigersoft Performance\" title=\"Wheel NanoFibre Cloth - Tigersoft Performance\" src=\"images/images/Wheel-NanoFibre.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Blu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table:formula="of:=[.J144]+10" office:value-type="float" office:value="1540" calcext:value-type="float">
            <text:p>154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WC500</text:p>
          </table:table-cell>
          <table:table-cell office:value-type="string" calcext:value-type="string">
            <text:p>(Power) Wheel Clean 5ooml</text:p>
          </table:table-cell>
          <table:table-cell office:value-type="string" calcext:value-type="string">
            <text:p>Wheel Care</text:p>
          </table:table-cell>
          <table:table-cell table:style-name="ce1" office:value-type="string" calcext:value-type="string">
            <text:p>18.0000</text:p>
          </table:table-cell>
          <table:table-cell table:style-name="ce1" office:value-type="string" calcext:value-type="string">
            <text:p>15.9500</text:p>
          </table:table-cell>
          <table:table-cell table:style-name="ce1" office:value-type="string" calcext:value-type="string">
            <text:p>10.2000</text:p>
          </table:table-cell>
          <table:table-cell office:value-type="string" calcext:value-type="string">
            <text:p>pwc-5oo.jpg</text:p>
          </table:table-cell>
          <table:table-cell office:value-type="string" calcext:value-type="string">
            <text:p>&lt;div id=\"tigFIProductDescription\"&gt;&lt;span class=\"tigFIProductDescriptionTitle\"&gt;Power Wheel Cleaner 500ml&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145]+10" office:value-type="float" office:value="1550" calcext:value-type="float">
            <text:p>155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WC1L</text:p>
          </table:table-cell>
          <table:table-cell office:value-type="string" calcext:value-type="string">
            <text:p>(Power) Wheel Clean 1L</text:p>
          </table:table-cell>
          <table:table-cell office:value-type="string" calcext:value-type="string">
            <text:p>Wheel Care</text:p>
          </table:table-cell>
          <table:table-cell table:style-name="ce1" office:value-type="string" calcext:value-type="string">
            <text:p>30.0000</text:p>
          </table:table-cell>
          <table:table-cell table:style-name="ce1" office:value-type="string" calcext:value-type="string">
            <text:p>25.9500</text:p>
          </table:table-cell>
          <table:table-cell table:style-name="ce1" office:value-type="string" calcext:value-type="string">
            <text:p>12.8600</text:p>
          </table:table-cell>
          <table:table-cell office:value-type="string" calcext:value-type="string">
            <text:p>pwc1l.jpg</text:p>
          </table:table-cell>
          <table:table-cell office:value-type="string" calcext:value-type="string">
            <text:p>&lt;div id=\"tigFIProductDescription\"&gt;&lt;span class=\"tigFIProductDescriptionTitle\"&gt;Power Wheel Cleaner 1 Litre&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146]+10" office:value-type="float" office:value="1560" calcext:value-type="float">
            <text:p>156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WC20L</text:p>
          </table:table-cell>
          <table:table-cell office:value-type="string" calcext:value-type="string">
            <text:p>(Power) Wheel Clean 20L</text:p>
          </table:table-cell>
          <table:table-cell office:value-type="string" calcext:value-type="string">
            <text:p>Wheel Care</text:p>
          </table:table-cell>
          <table:table-cell table:style-name="ce1" office:value-type="string" calcext:value-type="string">
            <text:p>325.0000</text:p>
          </table:table-cell>
          <table:table-cell table:style-name="ce1" office:value-type="string" calcext:value-type="string">
            <text:p>269.0000</text:p>
          </table:table-cell>
          <table:table-cell table:style-name="ce1" office:value-type="string" calcext:value-type="string">
            <text:p>190.3200</text:p>
          </table:table-cell>
          <table:table-cell office:value-type="string" calcext:value-type="string">
            <text:p>FI.jpg</text:p>
          </table:table-cell>
          <table:table-cell office:value-type="string" calcext:value-type="string">
            <text:p>&lt;div id=\"tigFIProductDescription\"&gt;&lt;span class=\"tigFIProductDescriptionTitle\"&gt;Power Wheel Cleaner 20 Litres&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table:formula="of:=[.J147]+10" office:value-type="float" office:value="1570" calcext:value-type="float">
            <text:p>157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HL-BRUSH</text:p>
          </table:table-cell>
          <table:table-cell office:value-type="string" calcext:value-type="string">
            <text:p>Wheel Brush</text:p>
          </table:table-cell>
          <table:table-cell office:value-type="string" calcext:value-type="string">
            <text:p>Wheel Care</text:p>
          </table:table-cell>
          <table:table-cell table:style-name="ce1" office:value-type="string" calcext:value-type="string">
            <text:p>45.0000</text:p>
          </table:table-cell>
          <table:table-cell table:style-name="ce1" office:value-type="string" calcext:value-type="string">
            <text:p>37.9500</text:p>
          </table:table-cell>
          <table:table-cell table:style-name="ce1" office:value-type="string" calcext:value-type="string">
            <text:p>43.8600</text:p>
          </table:table-cell>
          <table:table-cell office:value-type="string" calcext:value-type="string">
            <text:p>EZBlueBrush07.jpg</text:p>
          </table:table-cell>
          <table:table-cell office:value-type="string" calcext:value-type="string">
            <text:p>&lt;div id=\"tigFIProductDescription\"&gt;&lt;span class=\"tigFIProductDescriptionTitle\"&gt;&lt;/span&gt;&lt;span class=\"tigFIProductDescriptionBlock\"&gt;&lt;p&gt;Very high quality Premium Wheel Cleaning brush&amp;#44 with soft nylon bristles for safe genle cleaning of your wheels&lt;/p&gt;&lt;/span&gt;&lt;/div&gt;</text:p>
          </table:table-cell>
          <table:table-cell office:value-type="string" calcext:value-type="string">
            <text:p>Final Inspection</text:p>
          </table:table-cell>
          <table:table-cell table:formula="of:=[.J148]+10" office:value-type="float" office:value="1580" calcext:value-type="float">
            <text:p>1580</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number-rows-repeated="1048426">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AMJ1048576" table:contains-header="false">
          <table:sort>
            <table:sort-by table:field-number="2" table:data-type="automatic"/>
            <table:sort-by table:field-number="9" table:data-type="automatic"/>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8">00/00/0000</text:date>, <text:time style:data-style-name="N2" text:time-value="14:47:43.1229261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date>2014-07-28T15:33:05.223946250</dc:date>
    <meta:editing-duration>PT25M59S</meta:editing-duration>
    <meta:editing-cycles>10</meta:editing-cycles>
    <meta:document-statistic meta:table-count="1" meta:cell-count="1788" meta:object-count="0"/>
  </office:meta>
</office:document-meta>
</file>